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86pt"/>
    </style:style>
    <style:style style:name="co2" style:family="table-column">
      <style:table-column-properties fo:break-before="auto" style:column-width="34.64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51.1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est Ratio 0.1" table:style-name="ta1">
        <table:shapes>
          <draw:frame draw:z-index="0" draw:style-name="gr1" draw:text-style-name="P1" svg:width="453.51pt" svg:height="255.09pt" svg:x="449.94pt" svg:y="52.98pt">
            <loext:p draw:notify-on-update-of-ranges="'Test Ratio 0.1'.C2:'Test Ratio 0.1'.G2 'Test Ratio 0.1'.B3:'Test Ratio 0.1'.B3 'Test Ratio 0.1'.C3:'Test Ratio 0.1'.G3 'Test Ratio 0.1'.B4:'Test Ratio 0.1'.B4 'Test Ratio 0.1'.C4:'Test Ratio 0.1'.G4 'Test Ratio 0.1'.B5:'Test Ratio 0.1'.B5 'Test Ratio 0.1'.C5:'Test Ratio 0.1'.G5 'Test Ratio 0.1'.B6:'Test Ratio 0.1'.B6 'Test Ratio 0.1'.C6:'Test Ratio 0.1'.G6 'Test Ratio 0.1'.B7:'Test Ratio 0.1'.B7 'Test Ratio 0.1'.C7:'Test Ratio 0.1'.G7 'Test Ratio 0.1'.B8:'Test Ratio 0.1'.B8 'Test Ratio 0.1'.C8:'Test Ratio 0.1'.G8 'Test Ratio 0.1'.B9:'Test Ratio 0.1'.B9 'Test Ratio 0.1'.C9:'Test Ratio 0.1'.G9 'Test Ratio 0.1'.B10:'Test Ratio 0.1'.B10 'Test Ratio 0.1'.C10:'Test Ratio 0.1'.G10 'Test Ratio 0.1'.B11:'Test Ratio 0.1'.B11 'Test Ratio 0.1'.C11:'Test Ratio 0.1'.G11 'Test Ratio 0.1'.B12:'Test Ratio 0.1'.B12 'Test Ratio 0.1'.C12:'Test Ratio 0.1'.G12 'Test Ratio 0.1'.B13:'Test Ratio 0.1'.B13 'Test Ratio 0.1'.C13:'Test Ratio 0.1'.G13 'Test Ratio 0.1'.B14:'Test Ratio 0.1'.B14 'Test Ratio 0.1'.C14:'Test Ratio 0.1'.G14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row table:style-name="ro1">
          <table:table-cell table:number-columns-repeated="2"/>
          <table:table-cell office:value-type="string" calcext:value-type="string" table:number-columns-spanned="5" table:number-rows-spanned="1">
            <text:p>feature length / prediction period (in seconds)</text:p>
          </table:table-cell>
          <table:covered-table-cell table:number-columns-repeated="4"/>
        </table:table-row>
        <table:table-row table:style-name="ro1">
          <table:table-cell table:number-columns-repeated="2"/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office:value-type="float" office:value="900" calcext:value-type="float">
            <text:p>900</text:p>
          </table:table-cell>
          <table:table-cell office:value-type="float" office:value="1800" calcext:value-type="float">
            <text:p>1800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12">
            <text:p>sampling rate </text:p>
            <text:p>(in seconds)</text:p>
          </table:table-cell>
          <table:table-cell office:value-type="float" office:value="1" calcext:value-type="float">
            <text:p>1</text:p>
          </table:table-cell>
          <table:table-cell office:value-type="float" office:value="0.545219511571" calcext:value-type="float">
            <text:p>0.545219511571</text:p>
          </table:table-cell>
          <table:table-cell office:value-type="float" office:value="0.594909773749" calcext:value-type="float">
            <text:p>0.594909773749</text:p>
          </table:table-cell>
          <table:table-cell office:value-type="float" office:value="0.519746050733" calcext:value-type="float">
            <text:p>0.519746050733</text:p>
          </table:table-cell>
          <table:table-cell office:value-type="float" office:value="0.777234065698" calcext:value-type="float">
            <text:p>0.777234065698</text:p>
          </table:table-cell>
          <table:table-cell office:value-type="float" office:value="0.672571068078" calcext:value-type="float">
            <text:p>0.672571068078</text:p>
          </table:table-cell>
        </table:table-row>
        <table:table-row table:style-name="ro1">
          <table:covered-table-cell table:style-name="ce1"/>
          <table:table-cell office:value-type="float" office:value="2" calcext:value-type="float">
            <text:p>2</text:p>
          </table:table-cell>
          <table:table-cell office:value-type="float" office:value="0.558499546034" calcext:value-type="float">
            <text:p>0.558499546034</text:p>
          </table:table-cell>
          <table:table-cell office:value-type="float" office:value="0.616459764221" calcext:value-type="float">
            <text:p>0.616459764221</text:p>
          </table:table-cell>
          <table:table-cell office:value-type="float" office:value="0.511897985056" calcext:value-type="float">
            <text:p>0.511897985056</text:p>
          </table:table-cell>
          <table:table-cell office:value-type="float" office:value="0.74900942672" calcext:value-type="float">
            <text:p>0.74900942672</text:p>
          </table:table-cell>
          <table:table-cell office:value-type="float" office:value="0.585976102941" calcext:value-type="float">
            <text:p>0.585976102941</text:p>
          </table:table-cell>
        </table:table-row>
        <table:table-row table:style-name="ro1">
          <table:covered-table-cell table:style-name="ce1"/>
          <table:table-cell office:value-type="float" office:value="3" calcext:value-type="float">
            <text:p>3</text:p>
          </table:table-cell>
          <table:table-cell office:value-type="float" office:value="0.586246871384" calcext:value-type="float">
            <text:p>0.586246871384</text:p>
          </table:table-cell>
          <table:table-cell office:value-type="float" office:value="0.608311246717" calcext:value-type="float">
            <text:p>0.608311246717</text:p>
          </table:table-cell>
          <table:table-cell office:value-type="float" office:value="0.497773308563" calcext:value-type="float">
            <text:p>0.497773308563</text:p>
          </table:table-cell>
          <table:table-cell office:value-type="float" office:value="0.718746729006" calcext:value-type="float">
            <text:p>0.718746729006</text:p>
          </table:table-cell>
          <table:table-cell office:value-type="float" office:value="0.576834200212" calcext:value-type="float">
            <text:p>0.576834200212</text:p>
          </table:table-cell>
        </table:table-row>
        <table:table-row table:style-name="ro1">
          <table:covered-table-cell table:style-name="ce1"/>
          <table:table-cell office:value-type="float" office:value="4" calcext:value-type="float">
            <text:p>4</text:p>
          </table:table-cell>
          <table:table-cell office:value-type="float" office:value="0.460892273244" calcext:value-type="float">
            <text:p>0.460892273244</text:p>
          </table:table-cell>
          <table:table-cell office:value-type="float" office:value="0.529188023234" calcext:value-type="float">
            <text:p>0.529188023234</text:p>
          </table:table-cell>
          <table:table-cell office:value-type="float" office:value="0.520689653913" calcext:value-type="float">
            <text:p>0.520689653913</text:p>
          </table:table-cell>
          <table:table-cell office:value-type="float" office:value="0.652059028954" calcext:value-type="float">
            <text:p>0.652059028954</text:p>
          </table:table-cell>
          <table:table-cell office:value-type="float" office:value="0.597176772725" calcext:value-type="float">
            <text:p>0.597176772725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0.556028099484" calcext:value-type="float">
            <text:p>0.556028099484</text:p>
          </table:table-cell>
          <table:table-cell office:value-type="float" office:value="0.591372909426" calcext:value-type="float">
            <text:p>0.591372909426</text:p>
          </table:table-cell>
          <table:table-cell office:value-type="float" office:value="0.535396306909" calcext:value-type="float">
            <text:p>0.535396306909</text:p>
          </table:table-cell>
          <table:table-cell office:value-type="float" office:value="0.632545107675" calcext:value-type="float">
            <text:p>0.632545107675</text:p>
          </table:table-cell>
          <table:table-cell office:value-type="float" office:value="0.590734760436" calcext:value-type="float">
            <text:p>0.590734760436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0.544225937584" calcext:value-type="float">
            <text:p>0.544225937584</text:p>
          </table:table-cell>
          <table:table-cell office:value-type="float" office:value="0.548641452502" calcext:value-type="float">
            <text:p>0.548641452502</text:p>
          </table:table-cell>
          <table:table-cell office:value-type="float" office:value="0.488376112192" calcext:value-type="float">
            <text:p>0.488376112192</text:p>
          </table:table-cell>
          <table:table-cell office:value-type="float" office:value="0.626434407017" calcext:value-type="float">
            <text:p>0.626434407017</text:p>
          </table:table-cell>
          <table:table-cell office:value-type="float" office:value="0.59247247165" calcext:value-type="float">
            <text:p>0.59247247165</text:p>
          </table:table-cell>
        </table:table-row>
        <table:table-row table:style-name="ro1">
          <table:covered-table-cell/>
          <table:table-cell office:value-type="float" office:value="30" calcext:value-type="float">
            <text:p>30</text:p>
          </table:table-cell>
          <table:table-cell office:value-type="float" office:value="0.522995180618" calcext:value-type="float">
            <text:p>0.522995180618</text:p>
          </table:table-cell>
          <table:table-cell office:value-type="float" office:value="0.585461260446" calcext:value-type="float">
            <text:p>0.585461260446</text:p>
          </table:table-cell>
          <table:table-cell office:value-type="float" office:value="0.499291899621" calcext:value-type="float">
            <text:p>0.499291899621</text:p>
          </table:table-cell>
          <table:table-cell office:value-type="float" office:value="0.623922493654" calcext:value-type="float">
            <text:p>0.623922493654</text:p>
          </table:table-cell>
          <table:table-cell office:value-type="float" office:value="0.589165059976" calcext:value-type="float">
            <text:p>0.589165059976</text:p>
          </table:table-cell>
        </table:table-row>
        <table:table-row table:style-name="ro1">
          <table:covered-table-cell/>
          <table:table-cell office:value-type="float" office:value="60" calcext:value-type="float">
            <text:p>60</text:p>
          </table:table-cell>
          <table:table-cell office:value-type="float" office:value="0.536350984328" calcext:value-type="float">
            <text:p>0.536350984328</text:p>
          </table:table-cell>
          <table:table-cell office:value-type="float" office:value="0.611350621558" calcext:value-type="float">
            <text:p>0.611350621558</text:p>
          </table:table-cell>
          <table:table-cell office:value-type="float" office:value="0.487992132137" calcext:value-type="float">
            <text:p>0.487992132137</text:p>
          </table:table-cell>
          <table:table-cell office:value-type="float" office:value="0.590426537171" calcext:value-type="float">
            <text:p>0.590426537171</text:p>
          </table:table-cell>
          <table:table-cell office:value-type="float" office:value="0.589868304983" calcext:value-type="float">
            <text:p>0.589868304983</text:p>
          </table:table-cell>
        </table:table-row>
        <table:table-row table:style-name="ro1">
          <table:covered-table-cell/>
          <table:table-cell office:value-type="float" office:value="300" calcext:value-type="float">
            <text:p>300</text:p>
          </table:table-cell>
          <table:table-cell table:number-columns-repeated="3" table:style-name="ce2" office:value-type="string" calcext:value-type="string">
            <text:p>-</text:p>
          </table:table-cell>
          <table:table-cell office:value-type="float" office:value="0.596809134591" calcext:value-type="float">
            <text:p>0.596809134591</text:p>
          </table:table-cell>
          <table:table-cell office:value-type="float" office:value="0.60225309761" calcext:value-type="float">
            <text:p>0.60225309761</text:p>
          </table:table-cell>
        </table:table-row>
        <table:table-row table:style-name="ro1">
          <table:covered-table-cell/>
          <table:table-cell office:value-type="float" office:value="600" calcext:value-type="float">
            <text:p>600</text:p>
          </table:table-cell>
          <table:table-cell table:number-columns-repeated="4" table:style-name="ce2" office:value-type="string" calcext:value-type="string">
            <text:p>-</text:p>
          </table:table-cell>
          <table:table-cell office:value-type="float" office:value="0.607437429407" calcext:value-type="float">
            <text:p>0.607437429407</text:p>
          </table:table-cell>
        </table:table-row>
        <table:table-row table:style-name="ro1">
          <table:covered-table-cell/>
          <table:table-cell office:value-type="float" office:value="900" calcext:value-type="float">
            <text:p>900</text:p>
          </table:table-cell>
          <table:table-cell table:number-columns-repeated="4" table:style-name="ce2" office:value-type="string" calcext:value-type="string">
            <text:p>-</text:p>
          </table:table-cell>
          <table:table-cell office:value-type="float" office:value="0.607437429407" calcext:value-type="float">
            <text:p>0.607437429407</text:p>
          </table:table-cell>
        </table:table-row>
        <table:table-row table:style-name="ro1">
          <table:covered-table-cell/>
          <table:table-cell office:value-type="float" office:value="1800" calcext:value-type="float">
            <text:p>1800</text:p>
          </table:table-cell>
          <table:table-cell table:number-columns-repeated="5" table:style-name="ce2" office:value-type="string" calcext:value-type="string">
            <text:p>-</text:p>
          </table:table-cell>
        </table:table-row>
      </table:table>
      <table:table table:name="Test Ratio 0.2" table:style-name="ta1">
        <table:shapes>
          <draw:frame draw:z-index="0" draw:style-name="gr1" draw:text-style-name="P1" svg:width="453.51pt" svg:height="255.09pt" svg:x="466.84pt" svg:y="13.83pt">
            <loext:p draw:notify-on-update-of-ranges="'Test Ratio 0.2'.C2:'Test Ratio 0.2'.G2 'Test Ratio 0.2'.B3:'Test Ratio 0.2'.B3 'Test Ratio 0.2'.C3:'Test Ratio 0.2'.G3 'Test Ratio 0.2'.B4:'Test Ratio 0.2'.B4 'Test Ratio 0.2'.C4:'Test Ratio 0.2'.G4 'Test Ratio 0.2'.B5:'Test Ratio 0.2'.B5 'Test Ratio 0.2'.C5:'Test Ratio 0.2'.G5 'Test Ratio 0.2'.B6:'Test Ratio 0.2'.B6 'Test Ratio 0.2'.C6:'Test Ratio 0.2'.G6 'Test Ratio 0.2'.B7:'Test Ratio 0.2'.B7 'Test Ratio 0.2'.C7:'Test Ratio 0.2'.G7 'Test Ratio 0.2'.B8:'Test Ratio 0.2'.B8 'Test Ratio 0.2'.C8:'Test Ratio 0.2'.G8 'Test Ratio 0.2'.B9:'Test Ratio 0.2'.B9 'Test Ratio 0.2'.C9:'Test Ratio 0.2'.G9 'Test Ratio 0.2'.B10:'Test Ratio 0.2'.B10 'Test Ratio 0.2'.C10:'Test Ratio 0.2'.G10 'Test Ratio 0.2'.B11:'Test Ratio 0.2'.B11 'Test Ratio 0.2'.C11:'Test Ratio 0.2'.G11 'Test Ratio 0.2'.B12:'Test Ratio 0.2'.B12 'Test Ratio 0.2'.C12:'Test Ratio 0.2'.G12 'Test Ratio 0.2'.B13:'Test Ratio 0.2'.B13 'Test Ratio 0.2'.C13:'Test Ratio 0.2'.G13 'Test Ratio 0.2'.B14:'Test Ratio 0.2'.B14 'Test Ratio 0.2'.C14:'Test Ratio 0.2'.G14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row table:style-name="ro1">
          <table:table-cell table:number-columns-repeated="2"/>
          <table:table-cell office:value-type="string" calcext:value-type="string" table:number-columns-spanned="5" table:number-rows-spanned="1">
            <text:p>feature length / prediction period (in seconds)</text:p>
          </table:table-cell>
          <table:covered-table-cell table:number-columns-repeated="4"/>
        </table:table-row>
        <table:table-row table:style-name="ro1">
          <table:table-cell table:number-columns-repeated="2"/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office:value-type="float" office:value="900" calcext:value-type="float">
            <text:p>900</text:p>
          </table:table-cell>
          <table:table-cell office:value-type="float" office:value="1800" calcext:value-type="float">
            <text:p>1800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12">
            <text:p>sampling rate </text:p>
            <text:p>(in seconds)</text:p>
          </table:table-cell>
          <table:table-cell office:value-type="float" office:value="1" calcext:value-type="float">
            <text:p>1</text:p>
          </table:table-cell>
          <table:table-cell office:value-type="float" office:value="0.56134054794" calcext:value-type="float">
            <text:p>0.56134054794</text:p>
          </table:table-cell>
          <table:table-cell office:value-type="float" office:value="0.424351883092" calcext:value-type="float">
            <text:p>0.424351883092</text:p>
          </table:table-cell>
          <table:table-cell office:value-type="float" office:value="0.549137662319" calcext:value-type="float">
            <text:p>0.549137662319</text:p>
          </table:table-cell>
          <table:table-cell office:value-type="float" office:value="0.59319169135" calcext:value-type="float">
            <text:p>0.59319169135</text:p>
          </table:table-cell>
          <table:table-cell office:value-type="float" office:value="0.756881223329" calcext:value-type="float">
            <text:p>0.756881223329</text:p>
          </table:table-cell>
        </table:table-row>
        <table:table-row table:style-name="ro1">
          <table:covered-table-cell table:style-name="ce1"/>
          <table:table-cell office:value-type="float" office:value="2" calcext:value-type="float">
            <text:p>2</text:p>
          </table:table-cell>
          <table:table-cell office:value-type="float" office:value="0.578460044682" calcext:value-type="float">
            <text:p>0.578460044682</text:p>
          </table:table-cell>
          <table:table-cell office:value-type="float" office:value="0.557463424959" calcext:value-type="float">
            <text:p>0.557463424959</text:p>
          </table:table-cell>
          <table:table-cell office:value-type="float" office:value="0.608766681997" calcext:value-type="float">
            <text:p>0.608766681997</text:p>
          </table:table-cell>
          <table:table-cell office:value-type="float" office:value="0.635768113465" calcext:value-type="float">
            <text:p>0.635768113465</text:p>
          </table:table-cell>
          <table:table-cell office:value-type="float" office:value="0.578529770372" calcext:value-type="float">
            <text:p>0.578529770372</text:p>
          </table:table-cell>
        </table:table-row>
        <table:table-row table:style-name="ro1">
          <table:covered-table-cell table:style-name="ce1"/>
          <table:table-cell office:value-type="float" office:value="3" calcext:value-type="float">
            <text:p>3</text:p>
          </table:table-cell>
          <table:table-cell office:value-type="float" office:value="0.614105685558" calcext:value-type="float">
            <text:p>0.614105685558</text:p>
          </table:table-cell>
          <table:table-cell office:value-type="float" office:value="0.535362489718" calcext:value-type="float">
            <text:p>0.535362489718</text:p>
          </table:table-cell>
          <table:table-cell office:value-type="float" office:value="0.594604181915" calcext:value-type="float">
            <text:p>0.594604181915</text:p>
          </table:table-cell>
          <table:table-cell office:value-type="float" office:value="0.641442811574" calcext:value-type="float">
            <text:p>0.641442811574</text:p>
          </table:table-cell>
          <table:table-cell office:value-type="float" office:value="0.584576305629" calcext:value-type="float">
            <text:p>0.584576305629</text:p>
          </table:table-cell>
        </table:table-row>
        <table:table-row table:style-name="ro1">
          <table:covered-table-cell table:style-name="ce1"/>
          <table:table-cell office:value-type="float" office:value="4" calcext:value-type="float">
            <text:p>4</text:p>
          </table:table-cell>
          <table:table-cell office:value-type="float" office:value="0.554312083143" calcext:value-type="float">
            <text:p>0.554312083143</text:p>
          </table:table-cell>
          <table:table-cell office:value-type="float" office:value="0.558539677961" calcext:value-type="float">
            <text:p>0.558539677961</text:p>
          </table:table-cell>
          <table:table-cell office:value-type="float" office:value="0.560880274594" calcext:value-type="float">
            <text:p>0.560880274594</text:p>
          </table:table-cell>
          <table:table-cell office:value-type="float" office:value="0.558570764031" calcext:value-type="float">
            <text:p>0.558570764031</text:p>
          </table:table-cell>
          <table:table-cell office:value-type="float" office:value="0.594048973786" calcext:value-type="float">
            <text:p>0.594048973786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0.591175368216" calcext:value-type="float">
            <text:p>0.591175368216</text:p>
          </table:table-cell>
          <table:table-cell office:value-type="float" office:value="0.517709578232" calcext:value-type="float">
            <text:p>0.517709578232</text:p>
          </table:table-cell>
          <table:table-cell office:value-type="float" office:value="0.537236198107" calcext:value-type="float">
            <text:p>0.537236198107</text:p>
          </table:table-cell>
          <table:table-cell office:value-type="float" office:value="0.584550391129" calcext:value-type="float">
            <text:p>0.584550391129</text:p>
          </table:table-cell>
          <table:table-cell office:value-type="float" office:value="0.587470026417" calcext:value-type="float">
            <text:p>0.587470026417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0.543198741198" calcext:value-type="float">
            <text:p>0.543198741198</text:p>
          </table:table-cell>
          <table:table-cell office:value-type="float" office:value="0.543108228485" calcext:value-type="float">
            <text:p>0.543108228485</text:p>
          </table:table-cell>
          <table:table-cell office:value-type="float" office:value="0.596692028822" calcext:value-type="float">
            <text:p>0.596692028822</text:p>
          </table:table-cell>
          <table:table-cell office:value-type="float" office:value="0.56986196552" calcext:value-type="float">
            <text:p>0.56986196552</text:p>
          </table:table-cell>
          <table:table-cell office:value-type="float" office:value="0.595880410486" calcext:value-type="float">
            <text:p>0.595880410486</text:p>
          </table:table-cell>
        </table:table-row>
        <table:table-row table:style-name="ro1">
          <table:covered-table-cell/>
          <table:table-cell office:value-type="float" office:value="30" calcext:value-type="float">
            <text:p>30</text:p>
          </table:table-cell>
          <table:table-cell office:value-type="float" office:value="0.541542209001" calcext:value-type="float">
            <text:p>0.541542209001</text:p>
          </table:table-cell>
          <table:table-cell office:value-type="float" office:value="0.564717650554" calcext:value-type="float">
            <text:p>0.564717650554</text:p>
          </table:table-cell>
          <table:table-cell office:value-type="float" office:value="0.594031523324" calcext:value-type="float">
            <text:p>0.594031523324</text:p>
          </table:table-cell>
          <table:table-cell office:value-type="float" office:value="0.561106174527" calcext:value-type="float">
            <text:p>0.561106174527</text:p>
          </table:table-cell>
          <table:table-cell office:value-type="float" office:value="0.596420951026" calcext:value-type="float">
            <text:p>0.596420951026</text:p>
          </table:table-cell>
        </table:table-row>
        <table:table-row table:style-name="ro1">
          <table:covered-table-cell/>
          <table:table-cell office:value-type="float" office:value="60" calcext:value-type="float">
            <text:p>60</text:p>
          </table:table-cell>
          <table:table-cell office:value-type="float" office:value="0.548881582139" calcext:value-type="float">
            <text:p>0.548881582139</text:p>
          </table:table-cell>
          <table:table-cell office:value-type="float" office:value="0.572438682156" calcext:value-type="float">
            <text:p>0.572438682156</text:p>
          </table:table-cell>
          <table:table-cell office:value-type="float" office:value="0.609130565011" calcext:value-type="float">
            <text:p>0.609130565011</text:p>
          </table:table-cell>
          <table:table-cell office:value-type="float" office:value="0.58363180679" calcext:value-type="float">
            <text:p>0.58363180679</text:p>
          </table:table-cell>
          <table:table-cell office:value-type="float" office:value="0.592314739552" calcext:value-type="float">
            <text:p>0.592314739552</text:p>
          </table:table-cell>
        </table:table-row>
        <table:table-row table:style-name="ro1">
          <table:covered-table-cell/>
          <table:table-cell office:value-type="float" office:value="300" calcext:value-type="float">
            <text:p>300</text:p>
          </table:table-cell>
          <table:table-cell table:number-columns-repeated="3" table:style-name="ce2" office:value-type="string" calcext:value-type="string">
            <text:p>-</text:p>
          </table:table-cell>
          <table:table-cell office:value-type="float" office:value="0.59723143085" calcext:value-type="float">
            <text:p>0.59723143085</text:p>
          </table:table-cell>
          <table:table-cell office:value-type="float" office:value="0.59971042471" calcext:value-type="float">
            <text:p>0.59971042471</text:p>
          </table:table-cell>
        </table:table-row>
        <table:table-row table:style-name="ro1">
          <table:covered-table-cell/>
          <table:table-cell office:value-type="float" office:value="600" calcext:value-type="float">
            <text:p>600</text:p>
          </table:table-cell>
          <table:table-cell table:number-columns-repeated="4" table:style-name="ce2" office:value-type="string" calcext:value-type="string">
            <text:p>-</text:p>
          </table:table-cell>
          <table:table-cell office:value-type="float" office:value="0.600587617693" calcext:value-type="float">
            <text:p>0.600587617693</text:p>
          </table:table-cell>
        </table:table-row>
        <table:table-row table:style-name="ro1">
          <table:covered-table-cell/>
          <table:table-cell office:value-type="float" office:value="900" calcext:value-type="float">
            <text:p>900</text:p>
          </table:table-cell>
          <table:table-cell table:number-columns-repeated="4" table:style-name="ce2" office:value-type="string" calcext:value-type="string">
            <text:p>-</text:p>
          </table:table-cell>
          <table:table-cell office:value-type="float" office:value="0.600587617693" calcext:value-type="float">
            <text:p>0.600587617693</text:p>
          </table:table-cell>
        </table:table-row>
        <table:table-row table:style-name="ro1">
          <table:covered-table-cell/>
          <table:table-cell office:value-type="float" office:value="1800" calcext:value-type="float">
            <text:p>1800</text:p>
          </table:table-cell>
          <table:table-cell table:number-columns-repeated="5" table:style-name="ce2" office:value-type="string" calcext:value-type="string">
            <text:p>-</text:p>
          </table:table-cell>
        </table:table-row>
      </table:table>
      <table:table table:name="Test Ratio 0.3" table:style-name="ta1">
        <table:shapes>
          <draw:frame draw:z-index="0" draw:style-name="gr1" draw:text-style-name="P1" svg:width="453.51pt" svg:height="255.09pt" svg:x="449.46pt" svg:y="13.04pt">
            <loext:p draw:notify-on-update-of-ranges="'Test Ratio 0.3'.C2:'Test Ratio 0.3'.G2 'Test Ratio 0.3'.B3:'Test Ratio 0.3'.B3 'Test Ratio 0.3'.C3:'Test Ratio 0.3'.G3 'Test Ratio 0.3'.B4:'Test Ratio 0.3'.B4 'Test Ratio 0.3'.C4:'Test Ratio 0.3'.G4 'Test Ratio 0.3'.B5:'Test Ratio 0.3'.B5 'Test Ratio 0.3'.C5:'Test Ratio 0.3'.G5 'Test Ratio 0.3'.B6:'Test Ratio 0.3'.B6 'Test Ratio 0.3'.C6:'Test Ratio 0.3'.G6 'Test Ratio 0.3'.B7:'Test Ratio 0.3'.B7 'Test Ratio 0.3'.C7:'Test Ratio 0.3'.G7 'Test Ratio 0.3'.B8:'Test Ratio 0.3'.B8 'Test Ratio 0.3'.C8:'Test Ratio 0.3'.G8 'Test Ratio 0.3'.B9:'Test Ratio 0.3'.B9 'Test Ratio 0.3'.C9:'Test Ratio 0.3'.G9 'Test Ratio 0.3'.B10:'Test Ratio 0.3'.B10 'Test Ratio 0.3'.C10:'Test Ratio 0.3'.G10 'Test Ratio 0.3'.B11:'Test Ratio 0.3'.B11 'Test Ratio 0.3'.C11:'Test Ratio 0.3'.G11 'Test Ratio 0.3'.B12:'Test Ratio 0.3'.B12 'Test Ratio 0.3'.C12:'Test Ratio 0.3'.G12 'Test Ratio 0.3'.B13:'Test Ratio 0.3'.B13 'Test Ratio 0.3'.C13:'Test Ratio 0.3'.G13 'Test Ratio 0.3'.B14:'Test Ratio 0.3'.B14 'Test Ratio 0.3'.C14:'Test Ratio 0.3'.G14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row table:style-name="ro1">
          <table:table-cell table:number-columns-repeated="2"/>
          <table:table-cell office:value-type="string" calcext:value-type="string" table:number-columns-spanned="5" table:number-rows-spanned="1">
            <text:p>feature length / prediction period (in seconds)</text:p>
          </table:table-cell>
          <table:covered-table-cell table:number-columns-repeated="4"/>
        </table:table-row>
        <table:table-row table:style-name="ro1">
          <table:table-cell table:number-columns-repeated="2"/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office:value-type="float" office:value="900" calcext:value-type="float">
            <text:p>900</text:p>
          </table:table-cell>
          <table:table-cell office:value-type="float" office:value="1800" calcext:value-type="float">
            <text:p>1800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12">
            <text:p>sampling rate </text:p>
            <text:p>(in seconds)</text:p>
          </table:table-cell>
          <table:table-cell office:value-type="float" office:value="1" calcext:value-type="float">
            <text:p>1</text:p>
          </table:table-cell>
          <table:table-cell office:value-type="float" office:value="0.688573861481" calcext:value-type="float">
            <text:p>0.688573861481</text:p>
          </table:table-cell>
          <table:table-cell office:value-type="float" office:value="0.563425571336" calcext:value-type="float">
            <text:p>0.563425571336</text:p>
          </table:table-cell>
          <table:table-cell office:value-type="float" office:value="0.473796661002" calcext:value-type="float">
            <text:p>0.473796661002</text:p>
          </table:table-cell>
          <table:table-cell office:value-type="float" office:value="0.756693179541" calcext:value-type="float">
            <text:p>0.756693179541</text:p>
          </table:table-cell>
          <table:table-cell office:value-type="float" office:value="0.70774944117" calcext:value-type="float">
            <text:p>0.70774944117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0.677548740617" calcext:value-type="float">
            <text:p>0.677548740617</text:p>
          </table:table-cell>
          <table:table-cell office:value-type="float" office:value="0.615817652214" calcext:value-type="float">
            <text:p>0.615817652214</text:p>
          </table:table-cell>
          <table:table-cell office:value-type="float" office:value="0.497234384136" calcext:value-type="float">
            <text:p>0.497234384136</text:p>
          </table:table-cell>
          <table:table-cell office:value-type="float" office:value="0.745974305407" calcext:value-type="float">
            <text:p>0.745974305407</text:p>
          </table:table-cell>
          <table:table-cell office:value-type="float" office:value="0.583707664431" calcext:value-type="float">
            <text:p>0.583707664431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0.680446400405" calcext:value-type="float">
            <text:p>0.680446400405</text:p>
          </table:table-cell>
          <table:table-cell office:value-type="float" office:value="0.614761999345" calcext:value-type="float">
            <text:p>0.614761999345</text:p>
          </table:table-cell>
          <table:table-cell office:value-type="float" office:value="0.489038718913" calcext:value-type="float">
            <text:p>0.489038718913</text:p>
          </table:table-cell>
          <table:table-cell office:value-type="float" office:value="0.695747179807" calcext:value-type="float">
            <text:p>0.695747179807</text:p>
          </table:table-cell>
          <table:table-cell office:value-type="float" office:value="0.593008788864" calcext:value-type="float">
            <text:p>0.593008788864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0.534827199107" calcext:value-type="float">
            <text:p>0.534827199107</text:p>
          </table:table-cell>
          <table:table-cell office:value-type="float" office:value="0.567739483414" calcext:value-type="float">
            <text:p>0.567739483414</text:p>
          </table:table-cell>
          <table:table-cell office:value-type="float" office:value="0.504392542766" calcext:value-type="float">
            <text:p>0.504392542766</text:p>
          </table:table-cell>
          <table:table-cell office:value-type="float" office:value="0.595338740637" calcext:value-type="float">
            <text:p>0.595338740637</text:p>
          </table:table-cell>
          <table:table-cell office:value-type="float" office:value="0.602392552327" calcext:value-type="float">
            <text:p>0.602392552327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0.517018122867" calcext:value-type="float">
            <text:p>0.517018122867</text:p>
          </table:table-cell>
          <table:table-cell office:value-type="float" office:value="0.586806813956" calcext:value-type="float">
            <text:p>0.586806813956</text:p>
          </table:table-cell>
          <table:table-cell office:value-type="float" office:value="0.478260283416" calcext:value-type="float">
            <text:p>0.478260283416</text:p>
          </table:table-cell>
          <table:table-cell office:value-type="float" office:value="0.585068197197" calcext:value-type="float">
            <text:p>0.585068197197</text:p>
          </table:table-cell>
          <table:table-cell office:value-type="float" office:value="0.598941864797" calcext:value-type="float">
            <text:p>0.598941864797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0.580233543277" calcext:value-type="float">
            <text:p>0.580233543277</text:p>
          </table:table-cell>
          <table:table-cell office:value-type="float" office:value="0.568717896615" calcext:value-type="float">
            <text:p>0.568717896615</text:p>
          </table:table-cell>
          <table:table-cell office:value-type="float" office:value="0.54182922012" calcext:value-type="float">
            <text:p>0.54182922012</text:p>
          </table:table-cell>
          <table:table-cell office:value-type="float" office:value="0.592054897287" calcext:value-type="float">
            <text:p>0.592054897287</text:p>
          </table:table-cell>
          <table:table-cell office:value-type="float" office:value="0.603304968502" calcext:value-type="float">
            <text:p>0.603304968502</text:p>
          </table:table-cell>
        </table:table-row>
        <table:table-row table:style-name="ro1">
          <table:covered-table-cell/>
          <table:table-cell office:value-type="float" office:value="30" calcext:value-type="float">
            <text:p>30</text:p>
          </table:table-cell>
          <table:table-cell office:value-type="float" office:value="0.584831753975" calcext:value-type="float">
            <text:p>0.584831753975</text:p>
          </table:table-cell>
          <table:table-cell office:value-type="float" office:value="0.569627249486" calcext:value-type="float">
            <text:p>0.569627249486</text:p>
          </table:table-cell>
          <table:table-cell office:value-type="float" office:value="0.519532807306" calcext:value-type="float">
            <text:p>0.519532807306</text:p>
          </table:table-cell>
          <table:table-cell office:value-type="float" office:value="0.594001021338" calcext:value-type="float">
            <text:p>0.594001021338</text:p>
          </table:table-cell>
          <table:table-cell office:value-type="float" office:value="0.602243192441" calcext:value-type="float">
            <text:p>0.602243192441</text:p>
          </table:table-cell>
        </table:table-row>
        <table:table-row table:style-name="ro1">
          <table:covered-table-cell/>
          <table:table-cell office:value-type="float" office:value="60" calcext:value-type="float">
            <text:p>60</text:p>
          </table:table-cell>
          <table:table-cell office:value-type="float" office:value="0.570217075815" calcext:value-type="float">
            <text:p>0.570217075815</text:p>
          </table:table-cell>
          <table:table-cell office:value-type="float" office:value="0.590651698433" calcext:value-type="float">
            <text:p>0.590651698433</text:p>
          </table:table-cell>
          <table:table-cell office:value-type="float" office:value="0.521728256017" calcext:value-type="float">
            <text:p>0.521728256017</text:p>
          </table:table-cell>
          <table:table-cell office:value-type="float" office:value="0.596150134265" calcext:value-type="float">
            <text:p>0.596150134265</text:p>
          </table:table-cell>
          <table:table-cell office:value-type="float" office:value="0.60173465759" calcext:value-type="float">
            <text:p>0.60173465759</text:p>
          </table:table-cell>
        </table:table-row>
        <table:table-row table:style-name="ro1">
          <table:covered-table-cell/>
          <table:table-cell office:value-type="float" office:value="300" calcext:value-type="float">
            <text:p>300</text:p>
          </table:table-cell>
          <table:table-cell table:number-columns-repeated="3" table:style-name="ce2" office:value-type="string" calcext:value-type="string">
            <text:p>-</text:p>
          </table:table-cell>
          <table:table-cell office:value-type="float" office:value="0.605542803" calcext:value-type="float">
            <text:p>0.605542803</text:p>
          </table:table-cell>
          <table:table-cell office:value-type="float" office:value="0.603691068888" calcext:value-type="float">
            <text:p>0.603691068888</text:p>
          </table:table-cell>
        </table:table-row>
        <table:table-row table:style-name="ro1">
          <table:covered-table-cell/>
          <table:table-cell office:value-type="float" office:value="600" calcext:value-type="float">
            <text:p>600</text:p>
          </table:table-cell>
          <table:table-cell table:number-columns-repeated="4" table:style-name="ce2" office:value-type="string" calcext:value-type="string">
            <text:p>-</text:p>
          </table:table-cell>
          <table:table-cell office:value-type="float" office:value="0.603691068888" calcext:value-type="float">
            <text:p>0.603691068888</text:p>
          </table:table-cell>
        </table:table-row>
        <table:table-row table:style-name="ro1">
          <table:covered-table-cell/>
          <table:table-cell office:value-type="float" office:value="900" calcext:value-type="float">
            <text:p>900</text:p>
          </table:table-cell>
          <table:table-cell table:number-columns-repeated="4" table:style-name="ce2" office:value-type="string" calcext:value-type="string">
            <text:p>-</text:p>
          </table:table-cell>
          <table:table-cell office:value-type="float" office:value="0.603691068888" calcext:value-type="float">
            <text:p>0.603691068888</text:p>
          </table:table-cell>
        </table:table-row>
        <table:table-row table:style-name="ro1">
          <table:covered-table-cell/>
          <table:table-cell office:value-type="float" office:value="1800" calcext:value-type="float">
            <text:p>1800</text:p>
          </table:table-cell>
          <table:table-cell table:number-columns-repeated="5" table:style-name="ce2" office:value-type="string" calcext:value-type="string">
            <text:p>-</text:p>
          </table:table-cell>
        </table:table-row>
      </table:table>
      <table:table table:name="Test Ratio 0.4" table:style-name="ta1">
        <table:shapes>
          <draw:frame draw:z-index="0" draw:style-name="gr1" draw:text-style-name="P1" svg:width="453.51pt" svg:height="255.09pt" svg:x="437.67pt" svg:y="12.53pt">
            <loext:p draw:notify-on-update-of-ranges="'Test Ratio 0.4'.C2:'Test Ratio 0.4'.G2 'Test Ratio 0.4'.B3:'Test Ratio 0.4'.B3 'Test Ratio 0.4'.C3:'Test Ratio 0.4'.G3 'Test Ratio 0.4'.B4:'Test Ratio 0.4'.B4 'Test Ratio 0.4'.C4:'Test Ratio 0.4'.G4 'Test Ratio 0.4'.B5:'Test Ratio 0.4'.B5 'Test Ratio 0.4'.C5:'Test Ratio 0.4'.G5 'Test Ratio 0.4'.B6:'Test Ratio 0.4'.B6 'Test Ratio 0.4'.C6:'Test Ratio 0.4'.G6 'Test Ratio 0.4'.B7:'Test Ratio 0.4'.B7 'Test Ratio 0.4'.C7:'Test Ratio 0.4'.G7 'Test Ratio 0.4'.B8:'Test Ratio 0.4'.B8 'Test Ratio 0.4'.C8:'Test Ratio 0.4'.G8 'Test Ratio 0.4'.B9:'Test Ratio 0.4'.B9 'Test Ratio 0.4'.C9:'Test Ratio 0.4'.G9 'Test Ratio 0.4'.B10:'Test Ratio 0.4'.B10 'Test Ratio 0.4'.C10:'Test Ratio 0.4'.G10 'Test Ratio 0.4'.B11:'Test Ratio 0.4'.B11 'Test Ratio 0.4'.C11:'Test Ratio 0.4'.G11 'Test Ratio 0.4'.B12:'Test Ratio 0.4'.B12 'Test Ratio 0.4'.C12:'Test Ratio 0.4'.G12 'Test Ratio 0.4'.B13:'Test Ratio 0.4'.B13 'Test Ratio 0.4'.C13:'Test Ratio 0.4'.G13 'Test Ratio 0.4'.B14:'Test Ratio 0.4'.B14 'Test Ratio 0.4'.C14:'Test Ratio 0.4'.G14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row table:style-name="ro1">
          <table:table-cell table:number-columns-repeated="2"/>
          <table:table-cell office:value-type="string" calcext:value-type="string" table:number-columns-spanned="5" table:number-rows-spanned="1">
            <text:p>feature length / prediction period (in seconds)</text:p>
          </table:table-cell>
          <table:covered-table-cell table:number-columns-repeated="4"/>
        </table:table-row>
        <table:table-row table:style-name="ro1">
          <table:table-cell table:number-columns-repeated="2"/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office:value-type="float" office:value="900" calcext:value-type="float">
            <text:p>900</text:p>
          </table:table-cell>
          <table:table-cell office:value-type="float" office:value="1800" calcext:value-type="float">
            <text:p>1800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12">
            <text:p>sampling rate </text:p>
            <text:p>(in seconds)</text:p>
          </table:table-cell>
          <table:table-cell office:value-type="float" office:value="1" calcext:value-type="float">
            <text:p>1</text:p>
          </table:table-cell>
          <table:table-cell office:value-type="float" office:value="0.376297420741" calcext:value-type="float">
            <text:p>0.376297420741</text:p>
          </table:table-cell>
          <table:table-cell office:value-type="float" office:value="0.824340776841" calcext:value-type="float">
            <text:p>0.824340776841</text:p>
          </table:table-cell>
          <table:table-cell office:value-type="float" office:value="0.843234291778" calcext:value-type="float">
            <text:p>0.843234291778</text:p>
          </table:table-cell>
          <table:table-cell office:value-type="float" office:value="0.506111160986" calcext:value-type="float">
            <text:p>0.506111160986</text:p>
          </table:table-cell>
          <table:table-cell office:value-type="float" office:value="0.567239880003" calcext:value-type="float">
            <text:p>0.567239880003</text:p>
          </table:table-cell>
        </table:table-row>
        <table:table-row table:style-name="ro1">
          <table:covered-table-cell table:style-name="ce1"/>
          <table:table-cell office:value-type="float" office:value="2" calcext:value-type="float">
            <text:p>2</text:p>
          </table:table-cell>
          <table:table-cell office:value-type="float" office:value="0.455953875659" calcext:value-type="float">
            <text:p>0.455953875659</text:p>
          </table:table-cell>
          <table:table-cell office:value-type="float" office:value="0.742014068771" calcext:value-type="float">
            <text:p>0.742014068771</text:p>
          </table:table-cell>
          <table:table-cell office:value-type="float" office:value="0.801891607069" calcext:value-type="float">
            <text:p>0.801891607069</text:p>
          </table:table-cell>
          <table:table-cell office:value-type="float" office:value="0.58639260663" calcext:value-type="float">
            <text:p>0.58639260663</text:p>
          </table:table-cell>
          <table:table-cell office:value-type="float" office:value="0.596753531556" calcext:value-type="float">
            <text:p>0.596753531556</text:p>
          </table:table-cell>
        </table:table-row>
        <table:table-row table:style-name="ro1">
          <table:covered-table-cell table:style-name="ce1"/>
          <table:table-cell office:value-type="float" office:value="3" calcext:value-type="float">
            <text:p>3</text:p>
          </table:table-cell>
          <table:table-cell office:value-type="float" office:value="0.5271304795" calcext:value-type="float">
            <text:p>0.5271304795</text:p>
          </table:table-cell>
          <table:table-cell office:value-type="float" office:value="0.721360670313" calcext:value-type="float">
            <text:p>0.721360670313</text:p>
          </table:table-cell>
          <table:table-cell office:value-type="float" office:value="0.774475624888" calcext:value-type="float">
            <text:p>0.774475624888</text:p>
          </table:table-cell>
          <table:table-cell office:value-type="float" office:value="0.572067764175" calcext:value-type="float">
            <text:p>0.572067764175</text:p>
          </table:table-cell>
          <table:table-cell office:value-type="float" office:value="0.595353155616" calcext:value-type="float">
            <text:p>0.595353155616</text:p>
          </table:table-cell>
        </table:table-row>
        <table:table-row table:style-name="ro1">
          <table:covered-table-cell table:style-name="ce1"/>
          <table:table-cell office:value-type="float" office:value="4" calcext:value-type="float">
            <text:p>4</text:p>
          </table:table-cell>
          <table:table-cell office:value-type="float" office:value="0.51265817555" calcext:value-type="float">
            <text:p>0.51265817555</text:p>
          </table:table-cell>
          <table:table-cell office:value-type="float" office:value="0.600532959508" calcext:value-type="float">
            <text:p>0.600532959508</text:p>
          </table:table-cell>
          <table:table-cell office:value-type="float" office:value="0.704942205673" calcext:value-type="float">
            <text:p>0.704942205673</text:p>
          </table:table-cell>
          <table:table-cell office:value-type="float" office:value="0.576843828923" calcext:value-type="float">
            <text:p>0.576843828923</text:p>
          </table:table-cell>
          <table:table-cell office:value-type="float" office:value="0.598620699476" calcext:value-type="float">
            <text:p>0.598620699476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0.583192275363" calcext:value-type="float">
            <text:p>0.583192275363</text:p>
          </table:table-cell>
          <table:table-cell office:value-type="float" office:value="0.624618384752" calcext:value-type="float">
            <text:p>0.624618384752</text:p>
          </table:table-cell>
          <table:table-cell office:value-type="float" office:value="0.697448206679" calcext:value-type="float">
            <text:p>0.697448206679</text:p>
          </table:table-cell>
          <table:table-cell office:value-type="float" office:value="0.572294985953" calcext:value-type="float">
            <text:p>0.572294985953</text:p>
          </table:table-cell>
          <table:table-cell office:value-type="float" office:value="0.599059295967" calcext:value-type="float">
            <text:p>0.599059295967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0.531937929319" calcext:value-type="float">
            <text:p>0.531937929319</text:p>
          </table:table-cell>
          <table:table-cell office:value-type="float" office:value="0.588257460802" calcext:value-type="float">
            <text:p>0.588257460802</text:p>
          </table:table-cell>
          <table:table-cell office:value-type="float" office:value="0.751031317974" calcext:value-type="float">
            <text:p>0.751031317974</text:p>
          </table:table-cell>
          <table:table-cell office:value-type="float" office:value="0.574900008425" calcext:value-type="float">
            <text:p>0.574900008425</text:p>
          </table:table-cell>
          <table:table-cell office:value-type="float" office:value="0.599059295967" calcext:value-type="float">
            <text:p>0.599059295967</text:p>
          </table:table-cell>
        </table:table-row>
        <table:table-row table:style-name="ro1">
          <table:covered-table-cell/>
          <table:table-cell office:value-type="float" office:value="30" calcext:value-type="float">
            <text:p>30</text:p>
          </table:table-cell>
          <table:table-cell office:value-type="float" office:value="0.495965949467" calcext:value-type="float">
            <text:p>0.495965949467</text:p>
          </table:table-cell>
          <table:table-cell office:value-type="float" office:value="0.589018115149" calcext:value-type="float">
            <text:p>0.589018115149</text:p>
          </table:table-cell>
          <table:table-cell office:value-type="float" office:value="0.760811155134" calcext:value-type="float">
            <text:p>0.760811155134</text:p>
          </table:table-cell>
          <table:table-cell office:value-type="float" office:value="0.573271247609" calcext:value-type="float">
            <text:p>0.573271247609</text:p>
          </table:table-cell>
          <table:table-cell office:value-type="float" office:value="0.599059295967" calcext:value-type="float">
            <text:p>0.599059295967</text:p>
          </table:table-cell>
        </table:table-row>
        <table:table-row table:style-name="ro1">
          <table:covered-table-cell/>
          <table:table-cell office:value-type="float" office:value="60" calcext:value-type="float">
            <text:p>60</text:p>
          </table:table-cell>
          <table:table-cell office:value-type="float" office:value="0.510460143149" calcext:value-type="float">
            <text:p>0.510460143149</text:p>
          </table:table-cell>
          <table:table-cell office:value-type="float" office:value="0.597103957573" calcext:value-type="float">
            <text:p>0.597103957573</text:p>
          </table:table-cell>
          <table:table-cell office:value-type="float" office:value="0.742385451561" calcext:value-type="float">
            <text:p>0.742385451561</text:p>
          </table:table-cell>
          <table:table-cell office:value-type="float" office:value="0.578210502755" calcext:value-type="float">
            <text:p>0.578210502755</text:p>
          </table:table-cell>
          <table:table-cell office:value-type="float" office:value="0.599059295967" calcext:value-type="float">
            <text:p>0.599059295967</text:p>
          </table:table-cell>
        </table:table-row>
        <table:table-row table:style-name="ro1">
          <table:covered-table-cell/>
          <table:table-cell office:value-type="float" office:value="300" calcext:value-type="float">
            <text:p>300</text:p>
          </table:table-cell>
          <table:table-cell table:number-columns-repeated="3" table:style-name="ce2" office:value-type="string" calcext:value-type="string">
            <text:p>-</text:p>
          </table:table-cell>
          <table:table-cell office:value-type="float" office:value="0.592913295877" calcext:value-type="float">
            <text:p>0.592913295877</text:p>
          </table:table-cell>
          <table:table-cell office:value-type="float" office:value="0.599059295967" calcext:value-type="float">
            <text:p>0.599059295967</text:p>
          </table:table-cell>
        </table:table-row>
        <table:table-row table:style-name="ro1">
          <table:covered-table-cell/>
          <table:table-cell office:value-type="float" office:value="600" calcext:value-type="float">
            <text:p>600</text:p>
          </table:table-cell>
          <table:table-cell table:number-columns-repeated="4" table:style-name="ce2" office:value-type="string" calcext:value-type="string">
            <text:p>-</text:p>
          </table:table-cell>
          <table:table-cell office:value-type="float" office:value="0.599059295967" calcext:value-type="float">
            <text:p>0.599059295967</text:p>
          </table:table-cell>
        </table:table-row>
        <table:table-row table:style-name="ro1">
          <table:covered-table-cell/>
          <table:table-cell office:value-type="float" office:value="900" calcext:value-type="float">
            <text:p>900</text:p>
          </table:table-cell>
          <table:table-cell table:number-columns-repeated="4" table:style-name="ce2" office:value-type="string" calcext:value-type="string">
            <text:p>-</text:p>
          </table:table-cell>
          <table:table-cell office:value-type="float" office:value="0.599059295967" calcext:value-type="float">
            <text:p>0.599059295967</text:p>
          </table:table-cell>
        </table:table-row>
        <table:table-row table:style-name="ro1">
          <table:covered-table-cell/>
          <table:table-cell office:value-type="float" office:value="1800" calcext:value-type="float">
            <text:p>1800</text:p>
          </table:table-cell>
          <table:table-cell table:number-columns-repeated="5" table:style-name="ce2" office:value-type="string" calcext:value-type="string">
            <text:p>-</text:p>
          </table:table-cell>
        </table:table-row>
      </table:table>
      <table:table table:name="Test Ratio 0.5" table:style-name="ta1">
        <table:shapes>
          <draw:frame draw:z-index="0" draw:style-name="gr1" draw:text-style-name="P1" svg:width="453.51pt" svg:height="255.09pt" svg:x="448.92pt" svg:y="18.14pt">
            <loext:p draw:notify-on-update-of-ranges="'Test Ratio 0.5'.C2:'Test Ratio 0.5'.G2 'Test Ratio 0.5'.B3:'Test Ratio 0.5'.B3 'Test Ratio 0.5'.C3:'Test Ratio 0.5'.G3 'Test Ratio 0.5'.B4:'Test Ratio 0.5'.B4 'Test Ratio 0.5'.C4:'Test Ratio 0.5'.G4 'Test Ratio 0.5'.B5:'Test Ratio 0.5'.B5 'Test Ratio 0.5'.C5:'Test Ratio 0.5'.G5 'Test Ratio 0.5'.B6:'Test Ratio 0.5'.B6 'Test Ratio 0.5'.C6:'Test Ratio 0.5'.G6 'Test Ratio 0.5'.B7:'Test Ratio 0.5'.B7 'Test Ratio 0.5'.C7:'Test Ratio 0.5'.G7 'Test Ratio 0.5'.B8:'Test Ratio 0.5'.B8 'Test Ratio 0.5'.C8:'Test Ratio 0.5'.G8 'Test Ratio 0.5'.B9:'Test Ratio 0.5'.B9 'Test Ratio 0.5'.C9:'Test Ratio 0.5'.G9 'Test Ratio 0.5'.B10:'Test Ratio 0.5'.B10 'Test Ratio 0.5'.C10:'Test Ratio 0.5'.G10 'Test Ratio 0.5'.B11:'Test Ratio 0.5'.B11 'Test Ratio 0.5'.C11:'Test Ratio 0.5'.G11 'Test Ratio 0.5'.B12:'Test Ratio 0.5'.B12 'Test Ratio 0.5'.C12:'Test Ratio 0.5'.G12 'Test Ratio 0.5'.B13:'Test Ratio 0.5'.B13 'Test Ratio 0.5'.C13:'Test Ratio 0.5'.G13 'Test Ratio 0.5'.B14:'Test Ratio 0.5'.B14 'Test Ratio 0.5'.C14:'Test Ratio 0.5'.G1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row table:style-name="ro1">
          <table:table-cell table:number-columns-repeated="2"/>
          <table:table-cell office:value-type="string" calcext:value-type="string" table:number-columns-spanned="5" table:number-rows-spanned="1">
            <text:p>feature length / prediction period (in seconds)</text:p>
          </table:table-cell>
          <table:covered-table-cell table:number-columns-repeated="4"/>
        </table:table-row>
        <table:table-row table:style-name="ro1">
          <table:table-cell table:number-columns-repeated="2"/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office:value-type="float" office:value="900" calcext:value-type="float">
            <text:p>900</text:p>
          </table:table-cell>
          <table:table-cell office:value-type="float" office:value="1800" calcext:value-type="float">
            <text:p>1800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12">
            <text:p>sampling rate </text:p>
            <text:p>(in seconds)</text:p>
          </table:table-cell>
          <table:table-cell office:value-type="float" office:value="1" calcext:value-type="float">
            <text:p>1</text:p>
          </table:table-cell>
          <table:table-cell office:value-type="float" office:value="0.596142306731" calcext:value-type="float">
            <text:p>0.596142306731</text:p>
          </table:table-cell>
          <table:table-cell office:value-type="float" office:value="0.529377525178" calcext:value-type="float">
            <text:p>0.529377525178</text:p>
          </table:table-cell>
          <table:table-cell office:value-type="float" office:value="0.637422540849" calcext:value-type="float">
            <text:p>0.637422540849</text:p>
          </table:table-cell>
          <table:table-cell office:value-type="float" office:value="0.654359521724" calcext:value-type="float">
            <text:p>0.654359521724</text:p>
          </table:table-cell>
          <table:table-cell office:value-type="float" office:value="0.591493068335" calcext:value-type="float">
            <text:p>0.591493068335</text:p>
          </table:table-cell>
        </table:table-row>
        <table:table-row table:style-name="ro1">
          <table:covered-table-cell table:style-name="ce1"/>
          <table:table-cell office:value-type="float" office:value="2" calcext:value-type="float">
            <text:p>2</text:p>
          </table:table-cell>
          <table:table-cell office:value-type="float" office:value="0.578683756419" calcext:value-type="float">
            <text:p>0.578683756419</text:p>
          </table:table-cell>
          <table:table-cell office:value-type="float" office:value="0.607516011017" calcext:value-type="float">
            <text:p>0.607516011017</text:p>
          </table:table-cell>
          <table:table-cell office:value-type="float" office:value="0.685634539097" calcext:value-type="float">
            <text:p>0.685634539097</text:p>
          </table:table-cell>
          <table:table-cell office:value-type="float" office:value="0.592085620045" calcext:value-type="float">
            <text:p>0.592085620045</text:p>
          </table:table-cell>
          <table:table-cell office:value-type="float" office:value="0.601932993907" calcext:value-type="float">
            <text:p>0.601932993907</text:p>
          </table:table-cell>
        </table:table-row>
        <table:table-row table:style-name="ro1">
          <table:covered-table-cell table:style-name="ce1"/>
          <table:table-cell office:value-type="float" office:value="3" calcext:value-type="float">
            <text:p>3</text:p>
          </table:table-cell>
          <table:table-cell office:value-type="float" office:value="0.602949977498" calcext:value-type="float">
            <text:p>0.602949977498</text:p>
          </table:table-cell>
          <table:table-cell office:value-type="float" office:value="0.632621119591" calcext:value-type="float">
            <text:p>0.632621119591</text:p>
          </table:table-cell>
          <table:table-cell office:value-type="float" office:value="0.671515897778" calcext:value-type="float">
            <text:p>0.671515897778</text:p>
          </table:table-cell>
          <table:table-cell office:value-type="float" office:value="0.588815480188" calcext:value-type="float">
            <text:p>0.588815480188</text:p>
          </table:table-cell>
          <table:table-cell office:value-type="float" office:value="0.604223284026" calcext:value-type="float">
            <text:p>0.604223284026</text:p>
          </table:table-cell>
        </table:table-row>
        <table:table-row table:style-name="ro1">
          <table:covered-table-cell table:style-name="ce1"/>
          <table:table-cell office:value-type="float" office:value="4" calcext:value-type="float">
            <text:p>4</text:p>
          </table:table-cell>
          <table:table-cell office:value-type="float" office:value="0.522215011629" calcext:value-type="float">
            <text:p>0.522215011629</text:p>
          </table:table-cell>
          <table:table-cell office:value-type="float" office:value="0.601089832206" calcext:value-type="float">
            <text:p>0.601089832206</text:p>
          </table:table-cell>
          <table:table-cell office:value-type="float" office:value="0.621518976659" calcext:value-type="float">
            <text:p>0.621518976659</text:p>
          </table:table-cell>
          <table:table-cell office:value-type="float" office:value="0.601034302271" calcext:value-type="float">
            <text:p>0.601034302271</text:p>
          </table:table-cell>
          <table:table-cell office:value-type="float" office:value="0.604975163725" calcext:value-type="float">
            <text:p>0.604975163725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0.615942440414" calcext:value-type="float">
            <text:p>0.615942440414</text:p>
          </table:table-cell>
          <table:table-cell office:value-type="float" office:value="0.603443380449" calcext:value-type="float">
            <text:p>0.603443380449</text:p>
          </table:table-cell>
          <table:table-cell office:value-type="float" office:value="0.583143277779" calcext:value-type="float">
            <text:p>0.583143277779</text:p>
          </table:table-cell>
          <table:table-cell office:value-type="float" office:value="0.600177712527" calcext:value-type="float">
            <text:p>0.600177712527</text:p>
          </table:table-cell>
          <table:table-cell office:value-type="float" office:value="0.604975163725" calcext:value-type="float">
            <text:p>0.604975163725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0.574802686557" calcext:value-type="float">
            <text:p>0.574802686557</text:p>
          </table:table-cell>
          <table:table-cell office:value-type="float" office:value="0.598607031929" calcext:value-type="float">
            <text:p>0.598607031929</text:p>
          </table:table-cell>
          <table:table-cell office:value-type="float" office:value="0.614977217299" calcext:value-type="float">
            <text:p>0.614977217299</text:p>
          </table:table-cell>
          <table:table-cell office:value-type="float" office:value="0.599971920166" calcext:value-type="float">
            <text:p>0.599971920166</text:p>
          </table:table-cell>
          <table:table-cell office:value-type="float" office:value="0.604975163725" calcext:value-type="float">
            <text:p>0.604975163725</text:p>
          </table:table-cell>
        </table:table-row>
        <table:table-row table:style-name="ro1">
          <table:covered-table-cell/>
          <table:table-cell office:value-type="float" office:value="30" calcext:value-type="float">
            <text:p>30</text:p>
          </table:table-cell>
          <table:table-cell office:value-type="float" office:value="0.590561523899" calcext:value-type="float">
            <text:p>0.590561523899</text:p>
          </table:table-cell>
          <table:table-cell office:value-type="float" office:value="0.59808299848" calcext:value-type="float">
            <text:p>0.59808299848</text:p>
          </table:table-cell>
          <table:table-cell office:value-type="float" office:value="0.606139586559" calcext:value-type="float">
            <text:p>0.606139586559</text:p>
          </table:table-cell>
          <table:table-cell office:value-type="float" office:value="0.597422573714" calcext:value-type="float">
            <text:p>0.597422573714</text:p>
          </table:table-cell>
          <table:table-cell office:value-type="float" office:value="0.604975163725" calcext:value-type="float">
            <text:p>0.604975163725</text:p>
          </table:table-cell>
        </table:table-row>
        <table:table-row table:style-name="ro1">
          <table:covered-table-cell/>
          <table:table-cell office:value-type="float" office:value="60" calcext:value-type="float">
            <text:p>60</text:p>
          </table:table-cell>
          <table:table-cell office:value-type="float" office:value="0.585687268534" calcext:value-type="float">
            <text:p>0.585687268534</text:p>
          </table:table-cell>
          <table:table-cell office:value-type="float" office:value="0.600819801152" calcext:value-type="float">
            <text:p>0.600819801152</text:p>
          </table:table-cell>
          <table:table-cell office:value-type="float" office:value="0.581470204741" calcext:value-type="float">
            <text:p>0.581470204741</text:p>
          </table:table-cell>
          <table:table-cell office:value-type="float" office:value="0.598664313841" calcext:value-type="float">
            <text:p>0.598664313841</text:p>
          </table:table-cell>
          <table:table-cell office:value-type="float" office:value="0.604975163725" calcext:value-type="float">
            <text:p>0.604975163725</text:p>
          </table:table-cell>
        </table:table-row>
        <table:table-row table:style-name="ro1">
          <table:covered-table-cell/>
          <table:table-cell office:value-type="float" office:value="300" calcext:value-type="float">
            <text:p>300</text:p>
          </table:table-cell>
          <table:table-cell table:number-columns-repeated="3" table:style-name="ce2" office:value-type="string" calcext:value-type="string">
            <text:p>-</text:p>
          </table:table-cell>
          <table:table-cell office:value-type="float" office:value="0.60471573233" calcext:value-type="float">
            <text:p>0.60471573233</text:p>
          </table:table-cell>
          <table:table-cell office:value-type="float" office:value="0.604975163725" calcext:value-type="float">
            <text:p>0.604975163725</text:p>
          </table:table-cell>
        </table:table-row>
        <table:table-row table:style-name="ro1">
          <table:covered-table-cell/>
          <table:table-cell office:value-type="float" office:value="600" calcext:value-type="float">
            <text:p>600</text:p>
          </table:table-cell>
          <table:table-cell table:number-columns-repeated="4" table:style-name="ce2" office:value-type="string" calcext:value-type="string">
            <text:p>-</text:p>
          </table:table-cell>
          <table:table-cell office:value-type="float" office:value="0.604975163725" calcext:value-type="float">
            <text:p>0.604975163725</text:p>
          </table:table-cell>
        </table:table-row>
        <table:table-row table:style-name="ro1">
          <table:covered-table-cell/>
          <table:table-cell office:value-type="float" office:value="900" calcext:value-type="float">
            <text:p>900</text:p>
          </table:table-cell>
          <table:table-cell table:number-columns-repeated="4" table:style-name="ce2" office:value-type="string" calcext:value-type="string">
            <text:p>-</text:p>
          </table:table-cell>
          <table:table-cell office:value-type="float" office:value="0.604975163725" calcext:value-type="float">
            <text:p>0.604975163725</text:p>
          </table:table-cell>
        </table:table-row>
        <table:table-row table:style-name="ro1">
          <table:covered-table-cell/>
          <table:table-cell office:value-type="float" office:value="1800" calcext:value-type="float">
            <text:p>1800</text:p>
          </table:table-cell>
          <table:table-cell table:number-columns-repeated="5" table:style-name="ce2" office:value-type="string" calcext:value-type="string">
            <text:p>-</text:p>
          </table:table-cell>
        </table:table-row>
      </table:table>
      <table:table table:name="Test Ratio 0.6" table:style-name="ta1">
        <table:shapes>
          <draw:frame draw:z-index="0" draw:style-name="gr1" draw:text-style-name="P1" svg:width="453.51pt" svg:height="255.09pt" svg:x="476.45pt" svg:y="31.49pt">
            <loext:p draw:notify-on-update-of-ranges="'Test Ratio 0.6'.C2:'Test Ratio 0.6'.G2 'Test Ratio 0.6'.B3:'Test Ratio 0.6'.B3 'Test Ratio 0.6'.C3:'Test Ratio 0.6'.G3 'Test Ratio 0.6'.B4:'Test Ratio 0.6'.B4 'Test Ratio 0.6'.C4:'Test Ratio 0.6'.G4 'Test Ratio 0.6'.B5:'Test Ratio 0.6'.B5 'Test Ratio 0.6'.C5:'Test Ratio 0.6'.G5 'Test Ratio 0.6'.B6:'Test Ratio 0.6'.B6 'Test Ratio 0.6'.C6:'Test Ratio 0.6'.G6 'Test Ratio 0.6'.B7:'Test Ratio 0.6'.B7 'Test Ratio 0.6'.C7:'Test Ratio 0.6'.G7 'Test Ratio 0.6'.B8:'Test Ratio 0.6'.B8 'Test Ratio 0.6'.C8:'Test Ratio 0.6'.G8 'Test Ratio 0.6'.B9:'Test Ratio 0.6'.B9 'Test Ratio 0.6'.C9:'Test Ratio 0.6'.G9 'Test Ratio 0.6'.B10:'Test Ratio 0.6'.B10 'Test Ratio 0.6'.C10:'Test Ratio 0.6'.G10 'Test Ratio 0.6'.B11:'Test Ratio 0.6'.B11 'Test Ratio 0.6'.C11:'Test Ratio 0.6'.G11 'Test Ratio 0.6'.B12:'Test Ratio 0.6'.B12 'Test Ratio 0.6'.C12:'Test Ratio 0.6'.G12 'Test Ratio 0.6'.B13:'Test Ratio 0.6'.B13 'Test Ratio 0.6'.C13:'Test Ratio 0.6'.G13 'Test Ratio 0.6'.B14:'Test Ratio 0.6'.B14 'Test Ratio 0.6'.C14:'Test Ratio 0.6'.G1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3" table:number-columns-repeated="7" table:default-cell-style-name="Default"/>
        <table:table-row table:style-name="ro1">
          <table:table-cell table:number-columns-repeated="2"/>
          <table:table-cell office:value-type="string" calcext:value-type="string" table:number-columns-spanned="5" table:number-rows-spanned="1">
            <text:p>feature length / prediction period (in seconds)</text:p>
          </table:table-cell>
          <table:covered-table-cell table:number-columns-repeated="4"/>
        </table:table-row>
        <table:table-row table:style-name="ro1">
          <table:table-cell table:number-columns-repeated="2"/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office:value-type="float" office:value="900" calcext:value-type="float">
            <text:p>900</text:p>
          </table:table-cell>
          <table:table-cell office:value-type="float" office:value="1800" calcext:value-type="float">
            <text:p>1800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12">
            <text:p>sampling rate </text:p>
            <text:p>(in seconds)</text:p>
          </table:table-cell>
          <table:table-cell office:value-type="float" office:value="1" calcext:value-type="float">
            <text:p>1</text:p>
          </table:table-cell>
          <table:table-cell office:value-type="float" office:value="0.622884772179" calcext:value-type="float">
            <text:p>0.622884772179</text:p>
          </table:table-cell>
          <table:table-cell office:value-type="float" office:value="0.749346764866" calcext:value-type="float">
            <text:p>0.749346764866</text:p>
          </table:table-cell>
          <table:table-cell office:value-type="float" office:value="0.546865620813" calcext:value-type="float">
            <text:p>0.546865620813</text:p>
          </table:table-cell>
          <table:table-cell office:value-type="float" office:value="0.68514565499" calcext:value-type="float">
            <text:p>0.68514565499</text:p>
          </table:table-cell>
          <table:table-cell office:value-type="float" office:value="0.599214506254" calcext:value-type="float">
            <text:p>0.599214506254</text:p>
          </table:table-cell>
        </table:table-row>
        <table:table-row table:style-name="ro1">
          <table:covered-table-cell table:style-name="ce1"/>
          <table:table-cell office:value-type="float" office:value="2" calcext:value-type="float">
            <text:p>2</text:p>
          </table:table-cell>
          <table:table-cell office:value-type="float" office:value="0.628007362395" calcext:value-type="float">
            <text:p>0.628007362395</text:p>
          </table:table-cell>
          <table:table-cell office:value-type="float" office:value="0.668814941392" calcext:value-type="float">
            <text:p>0.668814941392</text:p>
          </table:table-cell>
          <table:table-cell office:value-type="float" office:value="0.607269982588" calcext:value-type="float">
            <text:p>0.607269982588</text:p>
          </table:table-cell>
          <table:table-cell office:value-type="float" office:value="0.601663611775" calcext:value-type="float">
            <text:p>0.601663611775</text:p>
          </table:table-cell>
          <table:table-cell office:value-type="float" office:value="0.604264346764" calcext:value-type="float">
            <text:p>0.604264346764</text:p>
          </table:table-cell>
        </table:table-row>
        <table:table-row table:style-name="ro1">
          <table:covered-table-cell table:style-name="ce1"/>
          <table:table-cell office:value-type="float" office:value="3" calcext:value-type="float">
            <text:p>3</text:p>
          </table:table-cell>
          <table:table-cell office:value-type="float" office:value="0.658070620638" calcext:value-type="float">
            <text:p>0.658070620638</text:p>
          </table:table-cell>
          <table:table-cell office:value-type="float" office:value="0.59830865965" calcext:value-type="float">
            <text:p>0.59830865965</text:p>
          </table:table-cell>
          <table:table-cell office:value-type="float" office:value="0.624627996479" calcext:value-type="float">
            <text:p>0.624627996479</text:p>
          </table:table-cell>
          <table:table-cell office:value-type="float" office:value="0.603548636976" calcext:value-type="float">
            <text:p>0.603548636976</text:p>
          </table:table-cell>
          <table:table-cell office:value-type="float" office:value="0.604264346764" calcext:value-type="float">
            <text:p>0.604264346764</text:p>
          </table:table-cell>
        </table:table-row>
        <table:table-row table:style-name="ro1">
          <table:covered-table-cell table:style-name="ce1"/>
          <table:table-cell office:value-type="float" office:value="4" calcext:value-type="float">
            <text:p>4</text:p>
          </table:table-cell>
          <table:table-cell office:value-type="float" office:value="0.57864600912" calcext:value-type="float">
            <text:p>0.57864600912</text:p>
          </table:table-cell>
          <table:table-cell office:value-type="float" office:value="0.598584718126" calcext:value-type="float">
            <text:p>0.598584718126</text:p>
          </table:table-cell>
          <table:table-cell office:value-type="float" office:value="0.575068396993" calcext:value-type="float">
            <text:p>0.575068396993</text:p>
          </table:table-cell>
          <table:table-cell office:value-type="float" office:value="0.604388684829" calcext:value-type="float">
            <text:p>0.604388684829</text:p>
          </table:table-cell>
          <table:table-cell office:value-type="float" office:value="0.604264346764" calcext:value-type="float">
            <text:p>0.604264346764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0.578042410381" calcext:value-type="float">
            <text:p>0.578042410381</text:p>
          </table:table-cell>
          <table:table-cell office:value-type="float" office:value="0.597178360519" calcext:value-type="float">
            <text:p>0.597178360519</text:p>
          </table:table-cell>
          <table:table-cell office:value-type="float" office:value="0.582485899249" calcext:value-type="float">
            <text:p>0.582485899249</text:p>
          </table:table-cell>
          <table:table-cell office:value-type="float" office:value="0.603562265878" calcext:value-type="float">
            <text:p>0.603562265878</text:p>
          </table:table-cell>
          <table:table-cell office:value-type="float" office:value="0.604264346764" calcext:value-type="float">
            <text:p>0.604264346764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0.596670677644" calcext:value-type="float">
            <text:p>0.596670677644</text:p>
          </table:table-cell>
          <table:table-cell office:value-type="float" office:value="0.60186180127" calcext:value-type="float">
            <text:p>0.60186180127</text:p>
          </table:table-cell>
          <table:table-cell office:value-type="float" office:value="0.564602356369" calcext:value-type="float">
            <text:p>0.564602356369</text:p>
          </table:table-cell>
          <table:table-cell office:value-type="float" office:value="0.604937205253" calcext:value-type="float">
            <text:p>0.604937205253</text:p>
          </table:table-cell>
          <table:table-cell office:value-type="float" office:value="0.604264346764" calcext:value-type="float">
            <text:p>0.604264346764</text:p>
          </table:table-cell>
        </table:table-row>
        <table:table-row table:style-name="ro1">
          <table:covered-table-cell/>
          <table:table-cell office:value-type="float" office:value="30" calcext:value-type="float">
            <text:p>30</text:p>
          </table:table-cell>
          <table:table-cell office:value-type="float" office:value="0.58826630548" calcext:value-type="float">
            <text:p>0.58826630548</text:p>
          </table:table-cell>
          <table:table-cell office:value-type="float" office:value="0.601842481847" calcext:value-type="float">
            <text:p>0.601842481847</text:p>
          </table:table-cell>
          <table:table-cell office:value-type="float" office:value="0.577105844549" calcext:value-type="float">
            <text:p>0.577105844549</text:p>
          </table:table-cell>
          <table:table-cell office:value-type="float" office:value="0.604356449636" calcext:value-type="float">
            <text:p>0.604356449636</text:p>
          </table:table-cell>
          <table:table-cell office:value-type="float" office:value="0.604264346764" calcext:value-type="float">
            <text:p>0.604264346764</text:p>
          </table:table-cell>
        </table:table-row>
        <table:table-row table:style-name="ro1">
          <table:covered-table-cell/>
          <table:table-cell office:value-type="float" office:value="60" calcext:value-type="float">
            <text:p>60</text:p>
          </table:table-cell>
          <table:table-cell office:value-type="float" office:value="0.591853981272" calcext:value-type="float">
            <text:p>0.591853981272</text:p>
          </table:table-cell>
          <table:table-cell office:value-type="float" office:value="0.601967906512" calcext:value-type="float">
            <text:p>0.601967906512</text:p>
          </table:table-cell>
          <table:table-cell office:value-type="float" office:value="0.579991163331" calcext:value-type="float">
            <text:p>0.579991163331</text:p>
          </table:table-cell>
          <table:table-cell office:value-type="float" office:value="0.604502648466" calcext:value-type="float">
            <text:p>0.604502648466</text:p>
          </table:table-cell>
          <table:table-cell office:value-type="float" office:value="0.604264346764" calcext:value-type="float">
            <text:p>0.604264346764</text:p>
          </table:table-cell>
        </table:table-row>
        <table:table-row-group>
          <table:table-row table:style-name="ro1">
            <table:covered-table-cell/>
            <table:table-cell office:value-type="float" office:value="300" calcext:value-type="float">
              <text:p>300</text:p>
            </table:table-cell>
            <table:table-cell table:number-columns-repeated="3" table:style-name="ce2" office:value-type="string" calcext:value-type="string">
              <text:p>-</text:p>
            </table:table-cell>
            <table:table-cell office:value-type="float" office:value="0.6050687842" calcext:value-type="float">
              <text:p>0.6050687842</text:p>
            </table:table-cell>
            <table:table-cell office:value-type="float" office:value="0.604264346764" calcext:value-type="float">
              <text:p>0.604264346764</text:p>
            </table:table-cell>
          </table:table-row>
          <table:table-row table:style-name="ro1">
            <table:covered-table-cell/>
            <table:table-cell office:value-type="float" office:value="600" calcext:value-type="float">
              <text:p>600</text:p>
            </table:table-cell>
            <table:table-cell table:number-columns-repeated="4" table:style-name="ce2" office:value-type="string" calcext:value-type="string">
              <text:p>-</text:p>
            </table:table-cell>
            <table:table-cell office:value-type="float" office:value="0.604264346764" calcext:value-type="float">
              <text:p>0.604264346764</text:p>
            </table:table-cell>
          </table:table-row>
          <table:table-row table:style-name="ro1">
            <table:covered-table-cell/>
            <table:table-cell office:value-type="float" office:value="900" calcext:value-type="float">
              <text:p>900</text:p>
            </table:table-cell>
            <table:table-cell table:number-columns-repeated="4" table:style-name="ce2" office:value-type="string" calcext:value-type="string">
              <text:p>-</text:p>
            </table:table-cell>
            <table:table-cell office:value-type="float" office:value="0.604264346764" calcext:value-type="float">
              <text:p>0.604264346764</text:p>
            </table:table-cell>
          </table:table-row>
          <table:table-row table:style-name="ro1">
            <table:covered-table-cell/>
            <table:table-cell office:value-type="float" office:value="1800" calcext:value-type="float">
              <text:p>1800</text:p>
            </table:table-cell>
            <table:table-cell table:number-columns-repeated="5" table:style-name="ce2" office:value-type="string" calcext:value-type="string">
              <text:p>-</text:p>
            </table:table-cell>
          </table:table-row>
        </table:table-row-group>
      </table:table>
      <table:table table:name="Test Ratio 0.7" table:style-name="ta1">
        <table:shapes>
          <draw:frame draw:z-index="0" draw:style-name="gr1" draw:text-style-name="P1" svg:width="453.51pt" svg:height="255.09pt" svg:x="450.85pt" svg:y="15.62pt">
            <loext:p draw:notify-on-update-of-ranges="'Test Ratio 0.7'.C2:'Test Ratio 0.7'.G2 'Test Ratio 0.7'.B3:'Test Ratio 0.7'.B3 'Test Ratio 0.7'.C3:'Test Ratio 0.7'.G3 'Test Ratio 0.7'.B4:'Test Ratio 0.7'.B4 'Test Ratio 0.7'.C4:'Test Ratio 0.7'.G4 'Test Ratio 0.7'.B5:'Test Ratio 0.7'.B5 'Test Ratio 0.7'.C5:'Test Ratio 0.7'.G5 'Test Ratio 0.7'.B6:'Test Ratio 0.7'.B6 'Test Ratio 0.7'.C6:'Test Ratio 0.7'.G6 'Test Ratio 0.7'.B7:'Test Ratio 0.7'.B7 'Test Ratio 0.7'.C7:'Test Ratio 0.7'.G7 'Test Ratio 0.7'.B8:'Test Ratio 0.7'.B8 'Test Ratio 0.7'.C8:'Test Ratio 0.7'.G8 'Test Ratio 0.7'.B9:'Test Ratio 0.7'.B9 'Test Ratio 0.7'.C9:'Test Ratio 0.7'.G9 'Test Ratio 0.7'.B10:'Test Ratio 0.7'.B10 'Test Ratio 0.7'.C10:'Test Ratio 0.7'.G10 'Test Ratio 0.7'.B11:'Test Ratio 0.7'.B11 'Test Ratio 0.7'.C11:'Test Ratio 0.7'.G11 'Test Ratio 0.7'.B12:'Test Ratio 0.7'.B12 'Test Ratio 0.7'.C12:'Test Ratio 0.7'.G12 'Test Ratio 0.7'.B13:'Test Ratio 0.7'.B13 'Test Ratio 0.7'.C13:'Test Ratio 0.7'.G13 'Test Ratio 0.7'.B14:'Test Ratio 0.7'.B14 'Test Ratio 0.7'.C14:'Test Ratio 0.7'.G1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3" table:number-columns-repeated="7" table:default-cell-style-name="Default"/>
        <table:table-row table:style-name="ro1">
          <table:table-cell table:number-columns-repeated="2"/>
          <table:table-cell office:value-type="string" calcext:value-type="string" table:number-columns-spanned="5" table:number-rows-spanned="1">
            <text:p>feature length / prediction period (in seconds)</text:p>
          </table:table-cell>
          <table:covered-table-cell table:number-columns-repeated="4"/>
        </table:table-row>
        <table:table-row table:style-name="ro1">
          <table:table-cell table:number-columns-repeated="2"/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office:value-type="float" office:value="900" calcext:value-type="float">
            <text:p>900</text:p>
          </table:table-cell>
          <table:table-cell office:value-type="float" office:value="1800" calcext:value-type="float">
            <text:p>1800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12">
            <text:p>sampling rate </text:p>
            <text:p>(in seconds)</text:p>
          </table:table-cell>
          <table:table-cell office:value-type="float" office:value="1" calcext:value-type="float">
            <text:p>1</text:p>
          </table:table-cell>
          <table:table-cell office:value-type="float" office:value="0.500989257826" calcext:value-type="float">
            <text:p>0.500989257826</text:p>
          </table:table-cell>
          <table:table-cell office:value-type="float" office:value="0.486196008716" calcext:value-type="float">
            <text:p>0.486196008716</text:p>
          </table:table-cell>
          <table:table-cell office:value-type="float" office:value="0.479343305783" calcext:value-type="float">
            <text:p>0.479343305783</text:p>
          </table:table-cell>
          <table:table-cell office:value-type="float" office:value="0.591022245314" calcext:value-type="float">
            <text:p>0.591022245314</text:p>
          </table:table-cell>
          <table:table-cell office:value-type="float" office:value="0.601963058871" calcext:value-type="float">
            <text:p>0.601963058871</text:p>
          </table:table-cell>
        </table:table-row>
        <table:table-row table:style-name="ro1">
          <table:covered-table-cell table:style-name="ce1"/>
          <table:table-cell office:value-type="float" office:value="2" calcext:value-type="float">
            <text:p>2</text:p>
          </table:table-cell>
          <table:table-cell office:value-type="float" office:value="0.587475149768" calcext:value-type="float">
            <text:p>0.587475149768</text:p>
          </table:table-cell>
          <table:table-cell office:value-type="float" office:value="0.58795228643" calcext:value-type="float">
            <text:p>0.58795228643</text:p>
          </table:table-cell>
          <table:table-cell office:value-type="float" office:value="0.58513315671" calcext:value-type="float">
            <text:p>0.58513315671</text:p>
          </table:table-cell>
          <table:table-cell office:value-type="float" office:value="0.603621357923" calcext:value-type="float">
            <text:p>0.603621357923</text:p>
          </table:table-cell>
          <table:table-cell office:value-type="float" office:value="0.601963058871" calcext:value-type="float">
            <text:p>0.601963058871</text:p>
          </table:table-cell>
        </table:table-row>
        <table:table-row table:style-name="ro1">
          <table:covered-table-cell table:style-name="ce1"/>
          <table:table-cell office:value-type="float" office:value="3" calcext:value-type="float">
            <text:p>3</text:p>
          </table:table-cell>
          <table:table-cell office:value-type="float" office:value="0.602547858843" calcext:value-type="float">
            <text:p>0.602547858843</text:p>
          </table:table-cell>
          <table:table-cell office:value-type="float" office:value="0.601170980115" calcext:value-type="float">
            <text:p>0.601170980115</text:p>
          </table:table-cell>
          <table:table-cell office:value-type="float" office:value="0.574211290009" calcext:value-type="float">
            <text:p>0.574211290009</text:p>
          </table:table-cell>
          <table:table-cell office:value-type="float" office:value="0.60372662108" calcext:value-type="float">
            <text:p>0.60372662108</text:p>
          </table:table-cell>
          <table:table-cell office:value-type="float" office:value="0.601963058871" calcext:value-type="float">
            <text:p>0.601963058871</text:p>
          </table:table-cell>
        </table:table-row>
        <table:table-row table:style-name="ro1">
          <table:covered-table-cell table:style-name="ce1"/>
          <table:table-cell office:value-type="float" office:value="4" calcext:value-type="float">
            <text:p>4</text:p>
          </table:table-cell>
          <table:table-cell office:value-type="float" office:value="0.601803343336" calcext:value-type="float">
            <text:p>0.601803343336</text:p>
          </table:table-cell>
          <table:table-cell office:value-type="float" office:value="0.604498059686" calcext:value-type="float">
            <text:p>0.604498059686</text:p>
          </table:table-cell>
          <table:table-cell office:value-type="float" office:value="0.595670237608" calcext:value-type="float">
            <text:p>0.595670237608</text:p>
          </table:table-cell>
          <table:table-cell office:value-type="float" office:value="0.603726621081" calcext:value-type="float">
            <text:p>0.603726621081</text:p>
          </table:table-cell>
          <table:table-cell office:value-type="float" office:value="0.601963058871" calcext:value-type="float">
            <text:p>0.601963058871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0.597735471537" calcext:value-type="float">
            <text:p>0.597735471537</text:p>
          </table:table-cell>
          <table:table-cell office:value-type="float" office:value="0.604851199001" calcext:value-type="float">
            <text:p>0.604851199001</text:p>
          </table:table-cell>
          <table:table-cell office:value-type="float" office:value="0.590805288695" calcext:value-type="float">
            <text:p>0.590805288695</text:p>
          </table:table-cell>
          <table:table-cell office:value-type="float" office:value="0.603726621081" calcext:value-type="float">
            <text:p>0.603726621081</text:p>
          </table:table-cell>
          <table:table-cell office:value-type="float" office:value="0.601963058871" calcext:value-type="float">
            <text:p>0.601963058871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0.595936849195" calcext:value-type="float">
            <text:p>0.595936849195</text:p>
          </table:table-cell>
          <table:table-cell office:value-type="float" office:value="0.605107307239" calcext:value-type="float">
            <text:p>0.605107307239</text:p>
          </table:table-cell>
          <table:table-cell office:value-type="float" office:value="0.591976957554" calcext:value-type="float">
            <text:p>0.591976957554</text:p>
          </table:table-cell>
          <table:table-cell office:value-type="float" office:value="0.603726621081" calcext:value-type="float">
            <text:p>0.603726621081</text:p>
          </table:table-cell>
          <table:table-cell office:value-type="float" office:value="0.601963058871" calcext:value-type="float">
            <text:p>0.601963058871</text:p>
          </table:table-cell>
        </table:table-row>
        <table:table-row table:style-name="ro1">
          <table:covered-table-cell/>
          <table:table-cell office:value-type="float" office:value="30" calcext:value-type="float">
            <text:p>30</text:p>
          </table:table-cell>
          <table:table-cell office:value-type="float" office:value="0.59600781108" calcext:value-type="float">
            <text:p>0.59600781108</text:p>
          </table:table-cell>
          <table:table-cell office:value-type="float" office:value="0.604988844421" calcext:value-type="float">
            <text:p>0.604988844421</text:p>
          </table:table-cell>
          <table:table-cell office:value-type="float" office:value="0.595115347999" calcext:value-type="float">
            <text:p>0.595115347999</text:p>
          </table:table-cell>
          <table:table-cell office:value-type="float" office:value="0.603726621081" calcext:value-type="float">
            <text:p>0.603726621081</text:p>
          </table:table-cell>
          <table:table-cell office:value-type="float" office:value="0.601963058871" calcext:value-type="float">
            <text:p>0.601963058871</text:p>
          </table:table-cell>
        </table:table-row>
        <table:table-row table:style-name="ro1">
          <table:covered-table-cell/>
          <table:table-cell office:value-type="float" office:value="60" calcext:value-type="float">
            <text:p>60</text:p>
          </table:table-cell>
          <table:table-cell office:value-type="float" office:value="0.601754050722" calcext:value-type="float">
            <text:p>0.601754050722</text:p>
          </table:table-cell>
          <table:table-cell office:value-type="float" office:value="0.605107307239" calcext:value-type="float">
            <text:p>0.605107307239</text:p>
          </table:table-cell>
          <table:table-cell office:value-type="float" office:value="0.596407494111" calcext:value-type="float">
            <text:p>0.596407494111</text:p>
          </table:table-cell>
          <table:table-cell office:value-type="float" office:value="0.603726621081" calcext:value-type="float">
            <text:p>0.603726621081</text:p>
          </table:table-cell>
          <table:table-cell office:value-type="float" office:value="0.601963058871" calcext:value-type="float">
            <text:p>0.601963058871</text:p>
          </table:table-cell>
        </table:table-row>
        <table:table-row table:style-name="ro1">
          <table:covered-table-cell/>
          <table:table-cell office:value-type="float" office:value="300" calcext:value-type="float">
            <text:p>300</text:p>
          </table:table-cell>
          <table:table-cell table:number-columns-repeated="3" table:style-name="ce2" office:value-type="string" calcext:value-type="string">
            <text:p>-</text:p>
          </table:table-cell>
          <table:table-cell office:value-type="float" office:value="0.603726621081" calcext:value-type="float">
            <text:p>0.603726621081</text:p>
          </table:table-cell>
          <table:table-cell office:value-type="float" office:value="0.601963058871" calcext:value-type="float">
            <text:p>0.601963058871</text:p>
          </table:table-cell>
        </table:table-row>
        <table:table-row table:style-name="ro1">
          <table:covered-table-cell/>
          <table:table-cell office:value-type="float" office:value="600" calcext:value-type="float">
            <text:p>600</text:p>
          </table:table-cell>
          <table:table-cell table:number-columns-repeated="4" table:style-name="ce2" office:value-type="string" calcext:value-type="string">
            <text:p>-</text:p>
          </table:table-cell>
          <table:table-cell office:value-type="float" office:value="0.601963058871" calcext:value-type="float">
            <text:p>0.601963058871</text:p>
          </table:table-cell>
        </table:table-row>
        <table:table-row table:style-name="ro1">
          <table:covered-table-cell/>
          <table:table-cell office:value-type="float" office:value="900" calcext:value-type="float">
            <text:p>900</text:p>
          </table:table-cell>
          <table:table-cell table:number-columns-repeated="4" table:style-name="ce2" office:value-type="string" calcext:value-type="string">
            <text:p>-</text:p>
          </table:table-cell>
          <table:table-cell office:value-type="float" office:value="0.601963058871" calcext:value-type="float">
            <text:p>0.601963058871</text:p>
          </table:table-cell>
        </table:table-row>
        <table:table-row table:style-name="ro1">
          <table:covered-table-cell/>
          <table:table-cell office:value-type="float" office:value="1800" calcext:value-type="float">
            <text:p>1800</text:p>
          </table:table-cell>
          <table:table-cell table:number-columns-repeated="5" table:style-name="ce2" office:value-type="string" calcext:value-type="string">
            <text:p>-</text:p>
          </table:table-cell>
        </table:table-row>
      </table:table>
      <table:table table:name="Test Ratio 0.8" table:style-name="ta1">
        <table:shapes>
          <draw:frame draw:z-index="0" draw:style-name="gr1" draw:text-style-name="P1" svg:width="453.12pt" svg:height="254.98pt" svg:x="484.36pt" svg:y="47.65pt">
            <loext:p draw:notify-on-update-of-ranges="'Test Ratio 0.8'.C2:'Test Ratio 0.8'.G2 'Test Ratio 0.8'.B3:'Test Ratio 0.8'.B3 'Test Ratio 0.8'.C3:'Test Ratio 0.8'.G3 'Test Ratio 0.8'.B4:'Test Ratio 0.8'.B4 'Test Ratio 0.8'.C4:'Test Ratio 0.8'.G4 'Test Ratio 0.8'.B5:'Test Ratio 0.8'.B5 'Test Ratio 0.8'.C5:'Test Ratio 0.8'.G5 'Test Ratio 0.8'.B6:'Test Ratio 0.8'.B6 'Test Ratio 0.8'.C6:'Test Ratio 0.8'.G6 'Test Ratio 0.8'.B7:'Test Ratio 0.8'.B7 'Test Ratio 0.8'.C7:'Test Ratio 0.8'.G7 'Test Ratio 0.8'.B8:'Test Ratio 0.8'.B8 'Test Ratio 0.8'.C8:'Test Ratio 0.8'.G8 'Test Ratio 0.8'.B9:'Test Ratio 0.8'.B9 'Test Ratio 0.8'.C9:'Test Ratio 0.8'.G9 'Test Ratio 0.8'.B10:'Test Ratio 0.8'.B10 'Test Ratio 0.8'.C10:'Test Ratio 0.8'.G10 'Test Ratio 0.8'.B11:'Test Ratio 0.8'.B11 'Test Ratio 0.8'.C11:'Test Ratio 0.8'.G11 'Test Ratio 0.8'.B12:'Test Ratio 0.8'.B12 'Test Ratio 0.8'.C12:'Test Ratio 0.8'.G12 'Test Ratio 0.8'.B13:'Test Ratio 0.8'.B13 'Test Ratio 0.8'.C13:'Test Ratio 0.8'.G13 'Test Ratio 0.8'.B14:'Test Ratio 0.8'.B14 'Test Ratio 0.8'.C14:'Test Ratio 0.8'.G14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3" table:number-columns-repeated="5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table:number-columns-repeated="2"/>
          <table:table-cell office:value-type="string" calcext:value-type="string" table:number-columns-spanned="5" table:number-rows-spanned="1">
            <text:p>feature length / prediction period (in seconds)</text:p>
          </table:table-cell>
          <table:covered-table-cell table:number-columns-repeated="4"/>
        </table:table-row>
        <table:table-row table:style-name="ro1">
          <table:table-cell table:number-columns-repeated="2"/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office:value-type="float" office:value="900" calcext:value-type="float">
            <text:p>900</text:p>
          </table:table-cell>
          <table:table-cell office:value-type="float" office:value="1800" calcext:value-type="float">
            <text:p>1800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12">
            <text:p>sampling rate </text:p>
            <text:p>(in seconds)</text:p>
          </table:table-cell>
          <table:table-cell office:value-type="float" office:value="1" calcext:value-type="float">
            <text:p>1</text:p>
          </table:table-cell>
          <table:table-cell office:value-type="float" office:value="0.564066215952" calcext:value-type="float">
            <text:p>0.564066215952</text:p>
          </table:table-cell>
          <table:table-cell office:value-type="float" office:value="0.638623451988" calcext:value-type="float">
            <text:p>0.638623451988</text:p>
          </table:table-cell>
          <table:table-cell office:value-type="float" office:value="0.808813783242" calcext:value-type="float">
            <text:p>0.808813783242</text:p>
          </table:table-cell>
          <table:table-cell office:value-type="float" office:value="0.605583871506" calcext:value-type="float">
            <text:p>0.605583871506</text:p>
          </table:table-cell>
          <table:table-cell office:value-type="float" office:value="0.604399000123" calcext:value-type="float">
            <text:p>0.604399000123</text:p>
          </table:table-cell>
        </table:table-row>
        <table:table-row table:style-name="ro1">
          <table:covered-table-cell table:style-name="ce1"/>
          <table:table-cell office:value-type="float" office:value="2" calcext:value-type="float">
            <text:p>2</text:p>
          </table:table-cell>
          <table:table-cell office:value-type="float" office:value="0.592917737627" calcext:value-type="float">
            <text:p>0.592917737627</text:p>
          </table:table-cell>
          <table:table-cell office:value-type="float" office:value="0.605787065664" calcext:value-type="float">
            <text:p>0.605787065664</text:p>
          </table:table-cell>
          <table:table-cell office:value-type="float" office:value="0.600997601874" calcext:value-type="float">
            <text:p>0.600997601874</text:p>
          </table:table-cell>
          <table:table-cell office:value-type="float" office:value="0.605583871506" calcext:value-type="float">
            <text:p>0.605583871506</text:p>
          </table:table-cell>
          <table:table-cell office:value-type="float" office:value="0.604399000123" calcext:value-type="float">
            <text:p>0.604399000123</text:p>
          </table:table-cell>
        </table:table-row>
        <table:table-row table:style-name="ro1">
          <table:covered-table-cell table:style-name="ce1"/>
          <table:table-cell office:value-type="float" office:value="3" calcext:value-type="float">
            <text:p>3</text:p>
          </table:table-cell>
          <table:table-cell office:value-type="float" office:value="0.601548020919" calcext:value-type="float">
            <text:p>0.601548020919</text:p>
          </table:table-cell>
          <table:table-cell office:value-type="float" office:value="0.60571958928" calcext:value-type="float">
            <text:p>0.60571958928</text:p>
          </table:table-cell>
          <table:table-cell office:value-type="float" office:value="0.600843689165" calcext:value-type="float">
            <text:p>0.600843689165</text:p>
          </table:table-cell>
          <table:table-cell office:value-type="float" office:value="0.605583871506" calcext:value-type="float">
            <text:p>0.605583871506</text:p>
          </table:table-cell>
          <table:table-cell office:value-type="float" office:value="0.604399000123" calcext:value-type="float">
            <text:p>0.604399000123</text:p>
          </table:table-cell>
        </table:table-row>
        <table:table-row table:style-name="ro1">
          <table:covered-table-cell table:style-name="ce1"/>
          <table:table-cell office:value-type="float" office:value="4" calcext:value-type="float">
            <text:p>4</text:p>
          </table:table-cell>
          <table:table-cell office:value-type="float" office:value="0.601310446444" calcext:value-type="float">
            <text:p>0.601310446444</text:p>
          </table:table-cell>
          <table:table-cell office:value-type="float" office:value="0.605787065664" calcext:value-type="float">
            <text:p>0.605787065664</text:p>
          </table:table-cell>
          <table:table-cell office:value-type="float" office:value="0.601388384911" calcext:value-type="float">
            <text:p>0.601388384911</text:p>
          </table:table-cell>
          <table:table-cell office:value-type="float" office:value="0.605583871506" calcext:value-type="float">
            <text:p>0.605583871506</text:p>
          </table:table-cell>
          <table:table-cell office:value-type="float" office:value="0.604399000123" calcext:value-type="float">
            <text:p>0.604399000123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0.601863750963" calcext:value-type="float">
            <text:p>0.601863750963</text:p>
          </table:table-cell>
          <table:table-cell office:value-type="float" office:value="0.605787065664" calcext:value-type="float">
            <text:p>0.605787065664</text:p>
          </table:table-cell>
          <table:table-cell office:value-type="float" office:value="0.601388384911" calcext:value-type="float">
            <text:p>0.601388384911</text:p>
          </table:table-cell>
          <table:table-cell office:value-type="float" office:value="0.6055838715" calcext:value-type="float">
            <text:p>0.6055838715</text:p>
          </table:table-cell>
          <table:table-cell office:value-type="float" office:value="0.604399000123" calcext:value-type="float">
            <text:p>0.604399000123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0.603153707222" calcext:value-type="float">
            <text:p>0.603153707222</text:p>
          </table:table-cell>
          <table:table-cell office:value-type="float" office:value="0.605787065664" calcext:value-type="float">
            <text:p>0.605787065664</text:p>
          </table:table-cell>
          <table:table-cell office:value-type="float" office:value="0.601388384911" calcext:value-type="float">
            <text:p>0.601388384911</text:p>
          </table:table-cell>
          <table:table-cell office:value-type="float" office:value="0.605583871506" calcext:value-type="float">
            <text:p>0.605583871506</text:p>
          </table:table-cell>
          <table:table-cell office:value-type="float" office:value="0.604399000123" calcext:value-type="float">
            <text:p>0.604399000123</text:p>
          </table:table-cell>
        </table:table-row>
        <table:table-row table:style-name="ro1">
          <table:covered-table-cell/>
          <table:table-cell office:value-type="float" office:value="30" calcext:value-type="float">
            <text:p>30</text:p>
          </table:table-cell>
          <table:table-cell office:value-type="float" office:value="0.60345116455" calcext:value-type="float">
            <text:p>0.60345116455</text:p>
          </table:table-cell>
          <table:table-cell office:value-type="float" office:value="0.605787065664" calcext:value-type="float">
            <text:p>0.605787065664</text:p>
          </table:table-cell>
          <table:table-cell office:value-type="float" office:value="0.601388384911" calcext:value-type="float">
            <text:p>0.601388384911</text:p>
          </table:table-cell>
          <table:table-cell office:value-type="float" office:value="0.605583871506" calcext:value-type="float">
            <text:p>0.605583871506</text:p>
          </table:table-cell>
          <table:table-cell office:value-type="float" office:value="0.604399000123" calcext:value-type="float">
            <text:p>0.604399000123</text:p>
          </table:table-cell>
        </table:table-row>
        <table:table-row table:style-name="ro1">
          <table:covered-table-cell/>
          <table:table-cell office:value-type="float" office:value="60" calcext:value-type="float">
            <text:p>60</text:p>
          </table:table-cell>
          <table:table-cell office:value-type="float" office:value="0.602753783038" calcext:value-type="float">
            <text:p>0.602753783038</text:p>
          </table:table-cell>
          <table:table-cell office:value-type="float" office:value="0.605787065664" calcext:value-type="float">
            <text:p>0.605787065664</text:p>
          </table:table-cell>
          <table:table-cell office:value-type="float" office:value="0.601388384911" calcext:value-type="float">
            <text:p>0.601388384911</text:p>
          </table:table-cell>
          <table:table-cell office:value-type="float" office:value="0.605583871506" calcext:value-type="float">
            <text:p>0.605583871506</text:p>
          </table:table-cell>
          <table:table-cell office:value-type="float" office:value="0.604399000123" calcext:value-type="float">
            <text:p>0.604399000123</text:p>
          </table:table-cell>
        </table:table-row>
        <table:table-row table:style-name="ro1">
          <table:covered-table-cell/>
          <table:table-cell office:value-type="float" office:value="300" calcext:value-type="float">
            <text:p>300</text:p>
          </table:table-cell>
          <table:table-cell table:number-columns-repeated="3" table:style-name="ce2" office:value-type="string" calcext:value-type="string">
            <text:p>-</text:p>
          </table:table-cell>
          <table:table-cell office:value-type="float" office:value="0.605583871506" calcext:value-type="float">
            <text:p>0.605583871506</text:p>
          </table:table-cell>
          <table:table-cell office:value-type="float" office:value="0.604399000123" calcext:value-type="float">
            <text:p>0.604399000123</text:p>
          </table:table-cell>
        </table:table-row>
        <table:table-row table:style-name="ro1">
          <table:covered-table-cell/>
          <table:table-cell office:value-type="float" office:value="600" calcext:value-type="float">
            <text:p>600</text:p>
          </table:table-cell>
          <table:table-cell table:number-columns-repeated="4" table:style-name="ce2" office:value-type="string" calcext:value-type="string">
            <text:p>-</text:p>
          </table:table-cell>
          <table:table-cell office:value-type="float" office:value="0.604399000123" calcext:value-type="float">
            <text:p>0.604399000123</text:p>
          </table:table-cell>
        </table:table-row>
        <table:table-row table:style-name="ro1">
          <table:covered-table-cell/>
          <table:table-cell office:value-type="float" office:value="900" calcext:value-type="float">
            <text:p>900</text:p>
          </table:table-cell>
          <table:table-cell table:number-columns-repeated="4" table:style-name="ce2" office:value-type="string" calcext:value-type="string">
            <text:p>-</text:p>
          </table:table-cell>
          <table:table-cell office:value-type="float" office:value="0.604399000123" calcext:value-type="float">
            <text:p>0.604399000123</text:p>
          </table:table-cell>
        </table:table-row>
        <table:table-row table:style-name="ro1">
          <table:covered-table-cell/>
          <table:table-cell office:value-type="float" office:value="1800" calcext:value-type="float">
            <text:p>1800</text:p>
          </table:table-cell>
          <table:table-cell table:number-columns-repeated="5" table:style-name="ce2" office:value-type="string" calcext:value-type="string">
            <text:p>-</text:p>
          </table:table-cell>
        </table:table-row>
      </table:table>
      <table:table table:name="Test Ratio 0.9" table:style-name="ta1">
        <table:shapes>
          <draw:frame draw:z-index="0" draw:style-name="gr1" draw:text-style-name="P1" svg:width="453.12pt" svg:height="254.98pt" svg:x="453.63pt" svg:y="29.74pt">
            <loext:p draw:notify-on-update-of-ranges="'Test Ratio 0.9'.C2:'Test Ratio 0.9'.G2 'Test Ratio 0.9'.B3:'Test Ratio 0.9'.B3 'Test Ratio 0.9'.C3:'Test Ratio 0.9'.G3 'Test Ratio 0.9'.B4:'Test Ratio 0.9'.B4 'Test Ratio 0.9'.C4:'Test Ratio 0.9'.G4 'Test Ratio 0.9'.B5:'Test Ratio 0.9'.B5 'Test Ratio 0.9'.C5:'Test Ratio 0.9'.G5 'Test Ratio 0.9'.B6:'Test Ratio 0.9'.B6 'Test Ratio 0.9'.C6:'Test Ratio 0.9'.G6 'Test Ratio 0.9'.B7:'Test Ratio 0.9'.B7 'Test Ratio 0.9'.C7:'Test Ratio 0.9'.G7 'Test Ratio 0.9'.B8:'Test Ratio 0.9'.B8 'Test Ratio 0.9'.C8:'Test Ratio 0.9'.G8 'Test Ratio 0.9'.B9:'Test Ratio 0.9'.B9 'Test Ratio 0.9'.C9:'Test Ratio 0.9'.G9 'Test Ratio 0.9'.B10:'Test Ratio 0.9'.B10 'Test Ratio 0.9'.C10:'Test Ratio 0.9'.G10 'Test Ratio 0.9'.B11:'Test Ratio 0.9'.B11 'Test Ratio 0.9'.C11:'Test Ratio 0.9'.G11 'Test Ratio 0.9'.B12:'Test Ratio 0.9'.B12 'Test Ratio 0.9'.C12:'Test Ratio 0.9'.G12 'Test Ratio 0.9'.B13:'Test Ratio 0.9'.B13 'Test Ratio 0.9'.C13:'Test Ratio 0.9'.G13 'Test Ratio 0.9'.B14:'Test Ratio 0.9'.B14 'Test Ratio 0.9'.C14:'Test Ratio 0.9'.G14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3" table:number-columns-repeated="5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table:number-columns-repeated="2"/>
          <table:table-cell office:value-type="string" calcext:value-type="string" table:number-columns-spanned="5" table:number-rows-spanned="1">
            <text:p>feature length / prediction period (in seconds)</text:p>
          </table:table-cell>
          <table:covered-table-cell table:number-columns-repeated="4"/>
        </table:table-row>
        <table:table-row table:style-name="ro1">
          <table:table-cell table:number-columns-repeated="2"/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office:value-type="float" office:value="900" calcext:value-type="float">
            <text:p>900</text:p>
          </table:table-cell>
          <table:table-cell office:value-type="float" office:value="1800" calcext:value-type="float">
            <text:p>1800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12">
            <text:p>sampling rate </text:p>
            <text:p>(in seconds)</text:p>
          </table:table-cell>
          <table:table-cell office:value-type="float" office:value="1" calcext:value-type="float">
            <text:p>1</text:p>
          </table:table-cell>
          <table:table-cell office:value-type="float" office:value="0.655908325047" calcext:value-type="float">
            <text:p>0.655908325047</text:p>
          </table:table-cell>
          <table:table-cell office:value-type="float" office:value="0.606468475154" calcext:value-type="float">
            <text:p>0.606468475154</text:p>
          </table:table-cell>
          <table:table-cell office:value-type="float" office:value="0.603872087009" calcext:value-type="float">
            <text:p>0.603872087009</text:p>
          </table:table-cell>
          <table:table-cell office:value-type="float" office:value="0.606339346917" calcext:value-type="float">
            <text:p>0.606339346917</text:p>
          </table:table-cell>
          <table:table-cell office:value-type="float" office:value="0.605436182969" calcext:value-type="float">
            <text:p>0.605436182969</text:p>
          </table:table-cell>
        </table:table-row>
        <table:table-row table:style-name="ro1">
          <table:covered-table-cell table:style-name="ce1"/>
          <table:table-cell office:value-type="float" office:value="2" calcext:value-type="float">
            <text:p>2</text:p>
          </table:table-cell>
          <table:table-cell office:value-type="float" office:value="0.603819589517" calcext:value-type="float">
            <text:p>0.603819589517</text:p>
          </table:table-cell>
          <table:table-cell office:value-type="float" office:value="0.605859280962" calcext:value-type="float">
            <text:p>0.605859280962</text:p>
          </table:table-cell>
          <table:table-cell office:value-type="float" office:value="0.604100566248" calcext:value-type="float">
            <text:p>0.604100566248</text:p>
          </table:table-cell>
          <table:table-cell office:value-type="float" office:value="0.606339346917" calcext:value-type="float">
            <text:p>0.606339346917</text:p>
          </table:table-cell>
          <table:table-cell office:value-type="float" office:value="0.605436182969" calcext:value-type="float">
            <text:p>0.605436182969</text:p>
          </table:table-cell>
        </table:table-row>
        <table:table-row table:style-name="ro1">
          <table:covered-table-cell table:style-name="ce1"/>
          <table:table-cell office:value-type="float" office:value="3" calcext:value-type="float">
            <text:p>3</text:p>
          </table:table-cell>
          <table:table-cell office:value-type="float" office:value="0.603850918948" calcext:value-type="float">
            <text:p>0.603850918948</text:p>
          </table:table-cell>
          <table:table-cell office:value-type="float" office:value="0.605859280962" calcext:value-type="float">
            <text:p>0.605859280962</text:p>
          </table:table-cell>
          <table:table-cell office:value-type="float" office:value="0.604100566248" calcext:value-type="float">
            <text:p>0.604100566248</text:p>
          </table:table-cell>
          <table:table-cell office:value-type="float" office:value="0.606339346917" calcext:value-type="float">
            <text:p>0.606339346917</text:p>
          </table:table-cell>
          <table:table-cell office:value-type="float" office:value="0.605436182969" calcext:value-type="float">
            <text:p>0.605436182969</text:p>
          </table:table-cell>
        </table:table-row>
        <table:table-row table:style-name="ro1">
          <table:covered-table-cell table:style-name="ce1"/>
          <table:table-cell office:value-type="float" office:value="4" calcext:value-type="float">
            <text:p>4</text:p>
          </table:table-cell>
          <table:table-cell office:value-type="float" office:value="0.603850918948" calcext:value-type="float">
            <text:p>0.603850918948</text:p>
          </table:table-cell>
          <table:table-cell office:value-type="float" office:value="0.605859280962" calcext:value-type="float">
            <text:p>0.605859280962</text:p>
          </table:table-cell>
          <table:table-cell office:value-type="float" office:value="0.604100566248" calcext:value-type="float">
            <text:p>0.604100566248</text:p>
          </table:table-cell>
          <table:table-cell office:value-type="float" office:value="0.606339346917" calcext:value-type="float">
            <text:p>0.606339346917</text:p>
          </table:table-cell>
          <table:table-cell office:value-type="float" office:value="0.605436182969" calcext:value-type="float">
            <text:p>0.605436182969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0.603850918948" calcext:value-type="float">
            <text:p>0.603850918948</text:p>
          </table:table-cell>
          <table:table-cell office:value-type="float" office:value="0.605859280962" calcext:value-type="float">
            <text:p>0.605859280962</text:p>
          </table:table-cell>
          <table:table-cell office:value-type="float" office:value="0.604100566248" calcext:value-type="float">
            <text:p>0.604100566248</text:p>
          </table:table-cell>
          <table:table-cell office:value-type="float" office:value="0.606339346917" calcext:value-type="float">
            <text:p>0.606339346917</text:p>
          </table:table-cell>
          <table:table-cell office:value-type="float" office:value="0.605436182969" calcext:value-type="float">
            <text:p>0.605436182969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0.603850918948" calcext:value-type="float">
            <text:p>0.603850918948</text:p>
          </table:table-cell>
          <table:table-cell office:value-type="float" office:value="0.605859280962" calcext:value-type="float">
            <text:p>0.605859280962</text:p>
          </table:table-cell>
          <table:table-cell office:value-type="float" office:value="0.604100566248" calcext:value-type="float">
            <text:p>0.604100566248</text:p>
          </table:table-cell>
          <table:table-cell office:value-type="float" office:value="0.606339346917" calcext:value-type="float">
            <text:p>0.606339346917</text:p>
          </table:table-cell>
          <table:table-cell office:value-type="float" office:value="0.605436182969" calcext:value-type="float">
            <text:p>0.605436182969</text:p>
          </table:table-cell>
        </table:table-row>
        <table:table-row table:style-name="ro1">
          <table:covered-table-cell/>
          <table:table-cell office:value-type="float" office:value="30" calcext:value-type="float">
            <text:p>30</text:p>
          </table:table-cell>
          <table:table-cell office:value-type="float" office:value="0.603850918948" calcext:value-type="float">
            <text:p>0.603850918948</text:p>
          </table:table-cell>
          <table:table-cell office:value-type="float" office:value="0.605859280962" calcext:value-type="float">
            <text:p>0.605859280962</text:p>
          </table:table-cell>
          <table:table-cell office:value-type="float" office:value="0.604100566248" calcext:value-type="float">
            <text:p>0.604100566248</text:p>
          </table:table-cell>
          <table:table-cell office:value-type="float" office:value="0.606339346917" calcext:value-type="float">
            <text:p>0.606339346917</text:p>
          </table:table-cell>
          <table:table-cell office:value-type="float" office:value="0.605436182969" calcext:value-type="float">
            <text:p>0.605436182969</text:p>
          </table:table-cell>
        </table:table-row>
        <table:table-row table:style-name="ro1">
          <table:covered-table-cell/>
          <table:table-cell office:value-type="float" office:value="60" calcext:value-type="float">
            <text:p>60</text:p>
          </table:table-cell>
          <table:table-cell office:value-type="float" office:value="0.603850918948" calcext:value-type="float">
            <text:p>0.603850918948</text:p>
          </table:table-cell>
          <table:table-cell office:value-type="float" office:value="0.605859280962" calcext:value-type="float">
            <text:p>0.605859280962</text:p>
          </table:table-cell>
          <table:table-cell office:value-type="float" office:value="0.604100566248" calcext:value-type="float">
            <text:p>0.604100566248</text:p>
          </table:table-cell>
          <table:table-cell office:value-type="float" office:value="0.606339346917" calcext:value-type="float">
            <text:p>0.606339346917</text:p>
          </table:table-cell>
          <table:table-cell office:value-type="float" office:value="0.605436182969" calcext:value-type="float">
            <text:p>0.605436182969</text:p>
          </table:table-cell>
        </table:table-row>
        <table:table-row table:style-name="ro1">
          <table:covered-table-cell/>
          <table:table-cell office:value-type="float" office:value="300" calcext:value-type="float">
            <text:p>300</text:p>
          </table:table-cell>
          <table:table-cell table:number-columns-repeated="3" table:style-name="ce2" office:value-type="string" calcext:value-type="string">
            <text:p>-</text:p>
          </table:table-cell>
          <table:table-cell office:value-type="float" office:value="0.606339346917" calcext:value-type="float">
            <text:p>0.606339346917</text:p>
          </table:table-cell>
          <table:table-cell office:value-type="float" office:value="0.605436182969" calcext:value-type="float">
            <text:p>0.605436182969</text:p>
          </table:table-cell>
        </table:table-row>
        <table:table-row table:style-name="ro1">
          <table:covered-table-cell/>
          <table:table-cell office:value-type="float" office:value="600" calcext:value-type="float">
            <text:p>600</text:p>
          </table:table-cell>
          <table:table-cell table:number-columns-repeated="4" table:style-name="ce2" office:value-type="string" calcext:value-type="string">
            <text:p>-</text:p>
          </table:table-cell>
          <table:table-cell office:value-type="float" office:value="0.605436182969" calcext:value-type="float">
            <text:p>0.605436182969</text:p>
          </table:table-cell>
        </table:table-row>
        <table:table-row table:style-name="ro1">
          <table:covered-table-cell/>
          <table:table-cell office:value-type="float" office:value="900" calcext:value-type="float">
            <text:p>900</text:p>
          </table:table-cell>
          <table:table-cell table:number-columns-repeated="4" table:style-name="ce2" office:value-type="string" calcext:value-type="string">
            <text:p>-</text:p>
          </table:table-cell>
          <table:table-cell office:value-type="float" office:value="0.605436182969" calcext:value-type="float">
            <text:p>0.605436182969</text:p>
          </table:table-cell>
        </table:table-row>
        <table:table-row table:style-name="ro1">
          <table:covered-table-cell/>
          <table:table-cell office:value-type="float" office:value="1800" calcext:value-type="float">
            <text:p>1800</text:p>
          </table:table-cell>
          <table:table-cell table:number-columns-repeated="5" table:style-name="ce2" office:value-type="string" calcext:value-type="string">
            <text:p>-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2">00/00/0000</text:date>, <text:time style:data-style-name="N2" text:time-value="22:22:01.51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1T15:13:37.928000000</meta:creation-date>
    <dc:date>2016-09-12T23:41:27.712000000</dc:date>
    <meta:editing-duration>P1DT4H57M57S</meta:editing-duration>
    <meta:editing-cycles>41</meta:editing-cycles>
    <meta:generator>LibreOffice/5.2.0.4$Windows_x86 LibreOffice_project/066b007f5ebcc236395c7d282ba488bca6720265</meta:generator>
    <meta:document-statistic meta:table-count="9" meta:cell-count="711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21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22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978cm" svg:y="0.316cm" chart:style-name="ch2">
          <text:p>Occupancy Sensing Accuracy vs Labeling Period</text:p>
        </chart:title>
        <chart:subtitle svg:x="6.492cm" svg:y="1.302cm" chart:style-name="ch3">
          <text:p>with test ratio 0.5</text:p>
        </chart:subtitle>
        <chart:legend chart:legend-position="end" svg:x="14.469cm" svg:y="1.51cm" style:legend-expansion="high" chart:style-name="ch4"/>
        <chart:plot-area chart:style-name="ch5" table:cell-range-address="'Test Ratio 0.5'.B2:'Test Ratio 0.5'.G14" chart:data-source-has-labels="both" svg:x="1.314cm" svg:y="2.155cm" svg:width="12.835cm" svg:height="5.701cm">
          <chartooo:coordinate-region svg:x="2.059cm" svg:y="2.35cm" svg:width="12.09cm" svg:height="4.867cm"/>
          <chart:axis chart:dimension="x" chart:name="primary-x" chart:style-name="ch6" chartooo:axis-type="auto">
            <chartooo:date-scale/>
            <chart:title svg:x="5.487cm" svg:y="8.037cm" chart:style-name="ch7">
              <text:p>Labeling period / feature length</text:p>
            </chart:title>
            <chart:categories table:cell-range-address="'Test Ratio 0.5'.C2:'Test Ratio 0.5'.G2"/>
          </chart:axis>
          <chart:axis chart:dimension="y" chart:name="primary-y" chart:style-name="ch8">
            <chart:title svg:x="0.451cm" svg:y="5.706cm" chart:style-name="ch9">
              <text:p>Accuracy</text:p>
            </chart:title>
            <chart:grid chart:style-name="ch10" chart:class="major"/>
          </chart:axis>
          <chart:series chart:style-name="ch11" chart:values-cell-range-address="'Test Ratio 0.5'.C3:'Test Ratio 0.5'.G3" chart:label-cell-address="'Test Ratio 0.5'.B3:'Test Ratio 0.5'.B3" chart:class="chart:bar">
            <chart:data-point chart:repeated="5"/>
          </chart:series>
          <chart:series chart:style-name="ch12" chart:values-cell-range-address="'Test Ratio 0.5'.C4:'Test Ratio 0.5'.G4" chart:label-cell-address="'Test Ratio 0.5'.B4:'Test Ratio 0.5'.B4" chart:class="chart:bar">
            <chart:data-point chart:repeated="5"/>
          </chart:series>
          <chart:series chart:style-name="ch13" chart:values-cell-range-address="'Test Ratio 0.5'.C5:'Test Ratio 0.5'.G5" chart:label-cell-address="'Test Ratio 0.5'.B5:'Test Ratio 0.5'.B5" chart:class="chart:bar">
            <chart:data-point chart:repeated="5"/>
          </chart:series>
          <chart:series chart:style-name="ch14" chart:values-cell-range-address="'Test Ratio 0.5'.C6:'Test Ratio 0.5'.G6" chart:label-cell-address="'Test Ratio 0.5'.B6:'Test Ratio 0.5'.B6" chart:class="chart:bar">
            <chart:data-point chart:repeated="5"/>
          </chart:series>
          <chart:series chart:style-name="ch15" chart:values-cell-range-address="'Test Ratio 0.5'.C7:'Test Ratio 0.5'.G7" chart:label-cell-address="'Test Ratio 0.5'.B7:'Test Ratio 0.5'.B7" chart:class="chart:bar">
            <chart:data-point chart:repeated="5"/>
          </chart:series>
          <chart:series chart:style-name="ch16" chart:values-cell-range-address="'Test Ratio 0.5'.C8:'Test Ratio 0.5'.G8" chart:label-cell-address="'Test Ratio 0.5'.B8:'Test Ratio 0.5'.B8" chart:class="chart:bar">
            <chart:data-point chart:repeated="5"/>
          </chart:series>
          <chart:series chart:style-name="ch17" chart:values-cell-range-address="'Test Ratio 0.5'.C9:'Test Ratio 0.5'.G9" chart:label-cell-address="'Test Ratio 0.5'.B9:'Test Ratio 0.5'.B9" chart:class="chart:bar">
            <chart:data-point chart:repeated="5"/>
          </chart:series>
          <chart:series chart:style-name="ch18" chart:values-cell-range-address="'Test Ratio 0.5'.C10:'Test Ratio 0.5'.G10" chart:label-cell-address="'Test Ratio 0.5'.B10:'Test Ratio 0.5'.B10" chart:class="chart:bar">
            <chart:data-point chart:repeated="5"/>
          </chart:series>
          <chart:series chart:style-name="ch19" chart:values-cell-range-address="'Test Ratio 0.5'.C11:'Test Ratio 0.5'.G11" chart:label-cell-address="'Test Ratio 0.5'.B11:'Test Ratio 0.5'.B11" chart:class="chart:bar">
            <chart:data-point chart:repeated="5"/>
          </chart:series>
          <chart:series chart:style-name="ch20" chart:values-cell-range-address="'Test Ratio 0.5'.C12:'Test Ratio 0.5'.G12" chart:label-cell-address="'Test Ratio 0.5'.B12:'Test Ratio 0.5'.B12" chart:class="chart:bar">
            <chart:data-point chart:repeated="5"/>
          </chart:series>
          <chart:series chart:style-name="ch21" chart:values-cell-range-address="'Test Ratio 0.5'.C13:'Test Ratio 0.5'.G13" chart:label-cell-address="'Test Ratio 0.5'.B13:'Test Ratio 0.5'.B13" chart:class="chart:bar">
            <chart:data-point chart:repeated="5"/>
          </chart:series>
          <chart:series chart:style-name="ch22" chart:values-cell-range-address="'Test Ratio 0.5'.C14:'Test Ratio 0.5'.G14" chart:label-cell-address="'Test Ratio 0.5'.B14:'Test Ratio 0.5'.B14" chart:class="chart:bar">
            <chart:data-point chart:repeated="5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300">
                <text:p>300</text:p>
                <draw:g>
                  <svg:desc>'Test Ratio 0.5'.C2:'Test Ratio 0.5'.G2</svg:desc>
                </draw:g>
              </table:table-cell>
              <table:table-cell office:value-type="float" office:value="600">
                <text:p>600</text:p>
              </table:table-cell>
              <table:table-cell office:value-type="float" office:value="900">
                <text:p>900</text:p>
              </table:table-cell>
              <table:table-cell office:value-type="float" office:value="1800">
                <text:p>1800</text:p>
              </table:table-cell>
              <table:table-cell office:value-type="float" office:value="3600">
                <text:p>360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'Test Ratio 0.5'.B3:'Test Ratio 0.5'.B3</svg:desc>
                </draw:g>
              </table:table-cell>
              <table:table-cell office:value-type="float" office:value="0.596142306731">
                <text:p>0.596142306731</text:p>
                <draw:g>
                  <svg:desc>'Test Ratio 0.5'.C3:'Test Ratio 0.5'.G3</svg:desc>
                </draw:g>
              </table:table-cell>
              <table:table-cell office:value-type="float" office:value="0.529377525178">
                <text:p>0.529377525178</text:p>
              </table:table-cell>
              <table:table-cell office:value-type="float" office:value="0.637422540849">
                <text:p>0.637422540849</text:p>
              </table:table-cell>
              <table:table-cell office:value-type="float" office:value="0.654359521724">
                <text:p>0.654359521724</text:p>
              </table:table-cell>
              <table:table-cell office:value-type="float" office:value="0.591493068335">
                <text:p>0.591493068335</text:p>
              </table:table-cell>
            </table:table-row>
            <table:table-row>
              <table:table-cell office:value-type="string">
                <text:p>2</text:p>
                <draw:g>
                  <svg:desc>'Test Ratio 0.5'.B4:'Test Ratio 0.5'.B4</svg:desc>
                </draw:g>
              </table:table-cell>
              <table:table-cell office:value-type="float" office:value="0.578683756419">
                <text:p>0.578683756419</text:p>
                <draw:g>
                  <svg:desc>'Test Ratio 0.5'.C4:'Test Ratio 0.5'.G4</svg:desc>
                </draw:g>
              </table:table-cell>
              <table:table-cell office:value-type="float" office:value="0.607516011017">
                <text:p>0.607516011017</text:p>
              </table:table-cell>
              <table:table-cell office:value-type="float" office:value="0.685634539097">
                <text:p>0.685634539097</text:p>
              </table:table-cell>
              <table:table-cell office:value-type="float" office:value="0.592085620045">
                <text:p>0.592085620045</text:p>
              </table:table-cell>
              <table:table-cell office:value-type="float" office:value="0.601932993907">
                <text:p>0.601932993907</text:p>
              </table:table-cell>
            </table:table-row>
            <table:table-row>
              <table:table-cell office:value-type="string">
                <text:p>3</text:p>
                <draw:g>
                  <svg:desc>'Test Ratio 0.5'.B5:'Test Ratio 0.5'.B5</svg:desc>
                </draw:g>
              </table:table-cell>
              <table:table-cell office:value-type="float" office:value="0.602949977498">
                <text:p>0.602949977498</text:p>
                <draw:g>
                  <svg:desc>'Test Ratio 0.5'.C5:'Test Ratio 0.5'.G5</svg:desc>
                </draw:g>
              </table:table-cell>
              <table:table-cell office:value-type="float" office:value="0.632621119591">
                <text:p>0.632621119591</text:p>
              </table:table-cell>
              <table:table-cell office:value-type="float" office:value="0.671515897778">
                <text:p>0.671515897778</text:p>
              </table:table-cell>
              <table:table-cell office:value-type="float" office:value="0.588815480188">
                <text:p>0.588815480188</text:p>
              </table:table-cell>
              <table:table-cell office:value-type="float" office:value="0.604223284026">
                <text:p>0.604223284026</text:p>
              </table:table-cell>
            </table:table-row>
            <table:table-row>
              <table:table-cell office:value-type="string">
                <text:p>4</text:p>
                <draw:g>
                  <svg:desc>'Test Ratio 0.5'.B6:'Test Ratio 0.5'.B6</svg:desc>
                </draw:g>
              </table:table-cell>
              <table:table-cell office:value-type="float" office:value="0.522215011629">
                <text:p>0.522215011629</text:p>
                <draw:g>
                  <svg:desc>'Test Ratio 0.5'.C6:'Test Ratio 0.5'.G6</svg:desc>
                </draw:g>
              </table:table-cell>
              <table:table-cell office:value-type="float" office:value="0.601089832206">
                <text:p>0.601089832206</text:p>
              </table:table-cell>
              <table:table-cell office:value-type="float" office:value="0.621518976659">
                <text:p>0.621518976659</text:p>
              </table:table-cell>
              <table:table-cell office:value-type="float" office:value="0.601034302271">
                <text:p>0.601034302271</text:p>
              </table:table-cell>
              <table:table-cell office:value-type="float" office:value="0.604975163725">
                <text:p>0.604975163725</text:p>
              </table:table-cell>
            </table:table-row>
            <table:table-row>
              <table:table-cell office:value-type="string">
                <text:p>5</text:p>
                <draw:g>
                  <svg:desc>'Test Ratio 0.5'.B7:'Test Ratio 0.5'.B7</svg:desc>
                </draw:g>
              </table:table-cell>
              <table:table-cell office:value-type="float" office:value="0.615942440414">
                <text:p>0.615942440414</text:p>
                <draw:g>
                  <svg:desc>'Test Ratio 0.5'.C7:'Test Ratio 0.5'.G7</svg:desc>
                </draw:g>
              </table:table-cell>
              <table:table-cell office:value-type="float" office:value="0.603443380449">
                <text:p>0.603443380449</text:p>
              </table:table-cell>
              <table:table-cell office:value-type="float" office:value="0.583143277779">
                <text:p>0.583143277779</text:p>
              </table:table-cell>
              <table:table-cell office:value-type="float" office:value="0.600177712527">
                <text:p>0.600177712527</text:p>
              </table:table-cell>
              <table:table-cell office:value-type="float" office:value="0.604975163725">
                <text:p>0.604975163725</text:p>
              </table:table-cell>
            </table:table-row>
            <table:table-row>
              <table:table-cell office:value-type="string">
                <text:p>10</text:p>
                <draw:g>
                  <svg:desc>'Test Ratio 0.5'.B8:'Test Ratio 0.5'.B8</svg:desc>
                </draw:g>
              </table:table-cell>
              <table:table-cell office:value-type="float" office:value="0.574802686557">
                <text:p>0.574802686557</text:p>
                <draw:g>
                  <svg:desc>'Test Ratio 0.5'.C8:'Test Ratio 0.5'.G8</svg:desc>
                </draw:g>
              </table:table-cell>
              <table:table-cell office:value-type="float" office:value="0.598607031929">
                <text:p>0.598607031929</text:p>
              </table:table-cell>
              <table:table-cell office:value-type="float" office:value="0.614977217299">
                <text:p>0.614977217299</text:p>
              </table:table-cell>
              <table:table-cell office:value-type="float" office:value="0.599971920166">
                <text:p>0.599971920166</text:p>
              </table:table-cell>
              <table:table-cell office:value-type="float" office:value="0.604975163725">
                <text:p>0.604975163725</text:p>
              </table:table-cell>
            </table:table-row>
            <table:table-row>
              <table:table-cell office:value-type="string">
                <text:p>30</text:p>
                <draw:g>
                  <svg:desc>'Test Ratio 0.5'.B9:'Test Ratio 0.5'.B9</svg:desc>
                </draw:g>
              </table:table-cell>
              <table:table-cell office:value-type="float" office:value="0.590561523899">
                <text:p>0.590561523899</text:p>
                <draw:g>
                  <svg:desc>'Test Ratio 0.5'.C9:'Test Ratio 0.5'.G9</svg:desc>
                </draw:g>
              </table:table-cell>
              <table:table-cell office:value-type="float" office:value="0.59808299848">
                <text:p>0.59808299848</text:p>
              </table:table-cell>
              <table:table-cell office:value-type="float" office:value="0.606139586559">
                <text:p>0.606139586559</text:p>
              </table:table-cell>
              <table:table-cell office:value-type="float" office:value="0.597422573714">
                <text:p>0.597422573714</text:p>
              </table:table-cell>
              <table:table-cell office:value-type="float" office:value="0.604975163725">
                <text:p>0.604975163725</text:p>
              </table:table-cell>
            </table:table-row>
            <table:table-row>
              <table:table-cell office:value-type="string">
                <text:p>60</text:p>
                <draw:g>
                  <svg:desc>'Test Ratio 0.5'.B10:'Test Ratio 0.5'.B10</svg:desc>
                </draw:g>
              </table:table-cell>
              <table:table-cell office:value-type="float" office:value="0.585687268534">
                <text:p>0.585687268534</text:p>
                <draw:g>
                  <svg:desc>'Test Ratio 0.5'.C10:'Test Ratio 0.5'.G10</svg:desc>
                </draw:g>
              </table:table-cell>
              <table:table-cell office:value-type="float" office:value="0.600819801152">
                <text:p>0.600819801152</text:p>
              </table:table-cell>
              <table:table-cell office:value-type="float" office:value="0.581470204741">
                <text:p>0.581470204741</text:p>
              </table:table-cell>
              <table:table-cell office:value-type="float" office:value="0.598664313841">
                <text:p>0.598664313841</text:p>
              </table:table-cell>
              <table:table-cell office:value-type="float" office:value="0.604975163725">
                <text:p>0.604975163725</text:p>
              </table:table-cell>
            </table:table-row>
            <table:table-row>
              <table:table-cell office:value-type="string">
                <text:p>300</text:p>
                <draw:g>
                  <svg:desc>'Test Ratio 0.5'.B11:'Test Ratio 0.5'.B11</svg:desc>
                </draw:g>
              </table:table-cell>
              <table:table-cell office:value-type="float" office:value="NaN">
                <text:p>NaN</text:p>
                <draw:g>
                  <svg:desc>'Test Ratio 0.5'.C11:'Test Ratio 0.5'.G1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0471573233">
                <text:p>0.60471573233</text:p>
              </table:table-cell>
              <table:table-cell office:value-type="float" office:value="0.604975163725">
                <text:p>0.604975163725</text:p>
              </table:table-cell>
            </table:table-row>
            <table:table-row>
              <table:table-cell office:value-type="string">
                <text:p>600</text:p>
                <draw:g>
                  <svg:desc>'Test Ratio 0.5'.B12:'Test Ratio 0.5'.B12</svg:desc>
                </draw:g>
              </table:table-cell>
              <table:table-cell office:value-type="float" office:value="NaN">
                <text:p>NaN</text:p>
                <draw:g>
                  <svg:desc>'Test Ratio 0.5'.C12:'Test Ratio 0.5'.G1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04975163725">
                <text:p>0.604975163725</text:p>
              </table:table-cell>
            </table:table-row>
            <table:table-row>
              <table:table-cell office:value-type="string">
                <text:p>900</text:p>
                <draw:g>
                  <svg:desc>'Test Ratio 0.5'.B13:'Test Ratio 0.5'.B13</svg:desc>
                </draw:g>
              </table:table-cell>
              <table:table-cell office:value-type="float" office:value="NaN">
                <text:p>NaN</text:p>
                <draw:g>
                  <svg:desc>'Test Ratio 0.5'.C13:'Test Ratio 0.5'.G1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04975163725">
                <text:p>0.604975163725</text:p>
              </table:table-cell>
            </table:table-row>
            <table:table-row>
              <table:table-cell office:value-type="string">
                <text:p>1800</text:p>
                <draw:g>
                  <svg:desc>'Test Ratio 0.5'.B14:'Test Ratio 0.5'.B14</svg:desc>
                </draw:g>
              </table:table-cell>
              <table:table-cell office:value-type="float" office:value="NaN">
                <text:p>NaN</text:p>
                <draw:g>
                  <svg:desc>'Test Ratio 0.5'.C14:'Test Ratio 0.5'.G1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21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22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978cm" svg:y="0.316cm" chart:style-name="ch2">
          <text:p>Occupancy Sensing Accuracy vs Labeling Period</text:p>
        </chart:title>
        <chart:subtitle svg:x="6.492cm" svg:y="1.302cm" chart:style-name="ch3">
          <text:p>with test ratio 0.6</text:p>
        </chart:subtitle>
        <chart:legend chart:legend-position="end" svg:x="14.469cm" svg:y="1.51cm" style:legend-expansion="high" chart:style-name="ch4"/>
        <chart:plot-area chart:style-name="ch5" table:cell-range-address="'Test Ratio 0.6'.B2:'Test Ratio 0.6'.G14" chart:data-source-has-labels="both" svg:x="1.667cm" svg:y="2.155cm" svg:width="12.482cm" svg:height="5.701cm">
          <chartooo:coordinate-region svg:x="2.412cm" svg:y="2.35cm" svg:width="11.737cm" svg:height="4.867cm"/>
          <chart:axis chart:dimension="x" chart:name="primary-x" chart:style-name="ch6" chartooo:axis-type="auto">
            <chartooo:date-scale/>
            <chart:title svg:x="5.664cm" svg:y="8.037cm" chart:style-name="ch7">
              <text:p>Labeling period / feature length</text:p>
            </chart:title>
            <chart:categories table:cell-range-address="'Test Ratio 0.6'.C2:'Test Ratio 0.6'.G2"/>
          </chart:axis>
          <chart:axis chart:dimension="y" chart:name="primary-y" chart:style-name="ch8">
            <chart:title svg:x="0.451cm" svg:y="5.706cm" chart:style-name="ch9">
              <text:p>Accuracy
</text:p>
            </chart:title>
            <chart:grid chart:style-name="ch10" chart:class="major"/>
          </chart:axis>
          <chart:series chart:style-name="ch11" chart:values-cell-range-address="'Test Ratio 0.6'.C3:'Test Ratio 0.6'.G3" chart:label-cell-address="'Test Ratio 0.6'.B3:'Test Ratio 0.6'.B3" chart:class="chart:bar">
            <chart:data-point chart:repeated="5"/>
          </chart:series>
          <chart:series chart:style-name="ch12" chart:values-cell-range-address="'Test Ratio 0.6'.C4:'Test Ratio 0.6'.G4" chart:label-cell-address="'Test Ratio 0.6'.B4:'Test Ratio 0.6'.B4" chart:class="chart:bar">
            <chart:data-point chart:repeated="5"/>
          </chart:series>
          <chart:series chart:style-name="ch13" chart:values-cell-range-address="'Test Ratio 0.6'.C5:'Test Ratio 0.6'.G5" chart:label-cell-address="'Test Ratio 0.6'.B5:'Test Ratio 0.6'.B5" chart:class="chart:bar">
            <chart:data-point chart:repeated="5"/>
          </chart:series>
          <chart:series chart:style-name="ch14" chart:values-cell-range-address="'Test Ratio 0.6'.C6:'Test Ratio 0.6'.G6" chart:label-cell-address="'Test Ratio 0.6'.B6:'Test Ratio 0.6'.B6" chart:class="chart:bar">
            <chart:data-point chart:repeated="5"/>
          </chart:series>
          <chart:series chart:style-name="ch15" chart:values-cell-range-address="'Test Ratio 0.6'.C7:'Test Ratio 0.6'.G7" chart:label-cell-address="'Test Ratio 0.6'.B7:'Test Ratio 0.6'.B7" chart:class="chart:bar">
            <chart:data-point chart:repeated="5"/>
          </chart:series>
          <chart:series chart:style-name="ch16" chart:values-cell-range-address="'Test Ratio 0.6'.C8:'Test Ratio 0.6'.G8" chart:label-cell-address="'Test Ratio 0.6'.B8:'Test Ratio 0.6'.B8" chart:class="chart:bar">
            <chart:data-point chart:repeated="5"/>
          </chart:series>
          <chart:series chart:style-name="ch17" chart:values-cell-range-address="'Test Ratio 0.6'.C9:'Test Ratio 0.6'.G9" chart:label-cell-address="'Test Ratio 0.6'.B9:'Test Ratio 0.6'.B9" chart:class="chart:bar">
            <chart:data-point chart:repeated="5"/>
          </chart:series>
          <chart:series chart:style-name="ch18" chart:values-cell-range-address="'Test Ratio 0.6'.C10:'Test Ratio 0.6'.G10" chart:label-cell-address="'Test Ratio 0.6'.B10:'Test Ratio 0.6'.B10" chart:class="chart:bar">
            <chart:data-point chart:repeated="5"/>
          </chart:series>
          <chart:series chart:style-name="ch19" chart:values-cell-range-address="'Test Ratio 0.6'.C11:'Test Ratio 0.6'.G11" chart:label-cell-address="'Test Ratio 0.6'.B11:'Test Ratio 0.6'.B11" chart:class="chart:bar">
            <chart:data-point chart:repeated="5"/>
          </chart:series>
          <chart:series chart:style-name="ch20" chart:values-cell-range-address="'Test Ratio 0.6'.C12:'Test Ratio 0.6'.G12" chart:label-cell-address="'Test Ratio 0.6'.B12:'Test Ratio 0.6'.B12" chart:class="chart:bar">
            <chart:data-point chart:repeated="5"/>
          </chart:series>
          <chart:series chart:style-name="ch21" chart:values-cell-range-address="'Test Ratio 0.6'.C13:'Test Ratio 0.6'.G13" chart:label-cell-address="'Test Ratio 0.6'.B13:'Test Ratio 0.6'.B13" chart:class="chart:bar">
            <chart:data-point chart:repeated="5"/>
          </chart:series>
          <chart:series chart:style-name="ch22" chart:values-cell-range-address="'Test Ratio 0.6'.C14:'Test Ratio 0.6'.G14" chart:label-cell-address="'Test Ratio 0.6'.B14:'Test Ratio 0.6'.B14" chart:class="chart:bar">
            <chart:data-point chart:repeated="5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300">
                <text:p>300</text:p>
                <draw:g>
                  <svg:desc>'Test Ratio 0.6'.C2:'Test Ratio 0.6'.G2</svg:desc>
                </draw:g>
              </table:table-cell>
              <table:table-cell office:value-type="float" office:value="600">
                <text:p>600</text:p>
              </table:table-cell>
              <table:table-cell office:value-type="float" office:value="900">
                <text:p>900</text:p>
              </table:table-cell>
              <table:table-cell office:value-type="float" office:value="1800">
                <text:p>1800</text:p>
              </table:table-cell>
              <table:table-cell office:value-type="float" office:value="3600">
                <text:p>360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'Test Ratio 0.6'.B3:'Test Ratio 0.6'.B3</svg:desc>
                </draw:g>
              </table:table-cell>
              <table:table-cell office:value-type="float" office:value="0.622884772179">
                <text:p>0.622884772179</text:p>
                <draw:g>
                  <svg:desc>'Test Ratio 0.6'.C3:'Test Ratio 0.6'.G3</svg:desc>
                </draw:g>
              </table:table-cell>
              <table:table-cell office:value-type="float" office:value="0.749346764866">
                <text:p>0.749346764866</text:p>
              </table:table-cell>
              <table:table-cell office:value-type="float" office:value="0.546865620813">
                <text:p>0.546865620813</text:p>
              </table:table-cell>
              <table:table-cell office:value-type="float" office:value="0.68514565499">
                <text:p>0.68514565499</text:p>
              </table:table-cell>
              <table:table-cell office:value-type="float" office:value="0.599214506254">
                <text:p>0.599214506254</text:p>
              </table:table-cell>
            </table:table-row>
            <table:table-row>
              <table:table-cell office:value-type="string">
                <text:p>2</text:p>
                <draw:g>
                  <svg:desc>'Test Ratio 0.6'.B4:'Test Ratio 0.6'.B4</svg:desc>
                </draw:g>
              </table:table-cell>
              <table:table-cell office:value-type="float" office:value="0.628007362395">
                <text:p>0.628007362395</text:p>
                <draw:g>
                  <svg:desc>'Test Ratio 0.6'.C4:'Test Ratio 0.6'.G4</svg:desc>
                </draw:g>
              </table:table-cell>
              <table:table-cell office:value-type="float" office:value="0.668814941392">
                <text:p>0.668814941392</text:p>
              </table:table-cell>
              <table:table-cell office:value-type="float" office:value="0.607269982588">
                <text:p>0.607269982588</text:p>
              </table:table-cell>
              <table:table-cell office:value-type="float" office:value="0.601663611775">
                <text:p>0.601663611775</text:p>
              </table:table-cell>
              <table:table-cell office:value-type="float" office:value="0.604264346764">
                <text:p>0.604264346764</text:p>
              </table:table-cell>
            </table:table-row>
            <table:table-row>
              <table:table-cell office:value-type="string">
                <text:p>3</text:p>
                <draw:g>
                  <svg:desc>'Test Ratio 0.6'.B5:'Test Ratio 0.6'.B5</svg:desc>
                </draw:g>
              </table:table-cell>
              <table:table-cell office:value-type="float" office:value="0.658070620638">
                <text:p>0.658070620638</text:p>
                <draw:g>
                  <svg:desc>'Test Ratio 0.6'.C5:'Test Ratio 0.6'.G5</svg:desc>
                </draw:g>
              </table:table-cell>
              <table:table-cell office:value-type="float" office:value="0.59830865965">
                <text:p>0.59830865965</text:p>
              </table:table-cell>
              <table:table-cell office:value-type="float" office:value="0.624627996479">
                <text:p>0.624627996479</text:p>
              </table:table-cell>
              <table:table-cell office:value-type="float" office:value="0.603548636976">
                <text:p>0.603548636976</text:p>
              </table:table-cell>
              <table:table-cell office:value-type="float" office:value="0.604264346764">
                <text:p>0.604264346764</text:p>
              </table:table-cell>
            </table:table-row>
            <table:table-row>
              <table:table-cell office:value-type="string">
                <text:p>4</text:p>
                <draw:g>
                  <svg:desc>'Test Ratio 0.6'.B6:'Test Ratio 0.6'.B6</svg:desc>
                </draw:g>
              </table:table-cell>
              <table:table-cell office:value-type="float" office:value="0.57864600912">
                <text:p>0.57864600912</text:p>
                <draw:g>
                  <svg:desc>'Test Ratio 0.6'.C6:'Test Ratio 0.6'.G6</svg:desc>
                </draw:g>
              </table:table-cell>
              <table:table-cell office:value-type="float" office:value="0.598584718126">
                <text:p>0.598584718126</text:p>
              </table:table-cell>
              <table:table-cell office:value-type="float" office:value="0.575068396993">
                <text:p>0.575068396993</text:p>
              </table:table-cell>
              <table:table-cell office:value-type="float" office:value="0.604388684829">
                <text:p>0.604388684829</text:p>
              </table:table-cell>
              <table:table-cell office:value-type="float" office:value="0.604264346764">
                <text:p>0.604264346764</text:p>
              </table:table-cell>
            </table:table-row>
            <table:table-row>
              <table:table-cell office:value-type="string">
                <text:p>5</text:p>
                <draw:g>
                  <svg:desc>'Test Ratio 0.6'.B7:'Test Ratio 0.6'.B7</svg:desc>
                </draw:g>
              </table:table-cell>
              <table:table-cell office:value-type="float" office:value="0.578042410381">
                <text:p>0.578042410381</text:p>
                <draw:g>
                  <svg:desc>'Test Ratio 0.6'.C7:'Test Ratio 0.6'.G7</svg:desc>
                </draw:g>
              </table:table-cell>
              <table:table-cell office:value-type="float" office:value="0.597178360519">
                <text:p>0.597178360519</text:p>
              </table:table-cell>
              <table:table-cell office:value-type="float" office:value="0.582485899249">
                <text:p>0.582485899249</text:p>
              </table:table-cell>
              <table:table-cell office:value-type="float" office:value="0.603562265878">
                <text:p>0.603562265878</text:p>
              </table:table-cell>
              <table:table-cell office:value-type="float" office:value="0.604264346764">
                <text:p>0.604264346764</text:p>
              </table:table-cell>
            </table:table-row>
            <table:table-row>
              <table:table-cell office:value-type="string">
                <text:p>10</text:p>
                <draw:g>
                  <svg:desc>'Test Ratio 0.6'.B8:'Test Ratio 0.6'.B8</svg:desc>
                </draw:g>
              </table:table-cell>
              <table:table-cell office:value-type="float" office:value="0.596670677644">
                <text:p>0.596670677644</text:p>
                <draw:g>
                  <svg:desc>'Test Ratio 0.6'.C8:'Test Ratio 0.6'.G8</svg:desc>
                </draw:g>
              </table:table-cell>
              <table:table-cell office:value-type="float" office:value="0.60186180127">
                <text:p>0.60186180127</text:p>
              </table:table-cell>
              <table:table-cell office:value-type="float" office:value="0.564602356369">
                <text:p>0.564602356369</text:p>
              </table:table-cell>
              <table:table-cell office:value-type="float" office:value="0.604937205253">
                <text:p>0.604937205253</text:p>
              </table:table-cell>
              <table:table-cell office:value-type="float" office:value="0.604264346764">
                <text:p>0.604264346764</text:p>
              </table:table-cell>
            </table:table-row>
            <table:table-row>
              <table:table-cell office:value-type="string">
                <text:p>30</text:p>
                <draw:g>
                  <svg:desc>'Test Ratio 0.6'.B9:'Test Ratio 0.6'.B9</svg:desc>
                </draw:g>
              </table:table-cell>
              <table:table-cell office:value-type="float" office:value="0.58826630548">
                <text:p>0.58826630548</text:p>
                <draw:g>
                  <svg:desc>'Test Ratio 0.6'.C9:'Test Ratio 0.6'.G9</svg:desc>
                </draw:g>
              </table:table-cell>
              <table:table-cell office:value-type="float" office:value="0.601842481847">
                <text:p>0.601842481847</text:p>
              </table:table-cell>
              <table:table-cell office:value-type="float" office:value="0.577105844549">
                <text:p>0.577105844549</text:p>
              </table:table-cell>
              <table:table-cell office:value-type="float" office:value="0.604356449636">
                <text:p>0.604356449636</text:p>
              </table:table-cell>
              <table:table-cell office:value-type="float" office:value="0.604264346764">
                <text:p>0.604264346764</text:p>
              </table:table-cell>
            </table:table-row>
            <table:table-row>
              <table:table-cell office:value-type="string">
                <text:p>60</text:p>
                <draw:g>
                  <svg:desc>'Test Ratio 0.6'.B10:'Test Ratio 0.6'.B10</svg:desc>
                </draw:g>
              </table:table-cell>
              <table:table-cell office:value-type="float" office:value="0.591853981272">
                <text:p>0.591853981272</text:p>
                <draw:g>
                  <svg:desc>'Test Ratio 0.6'.C10:'Test Ratio 0.6'.G10</svg:desc>
                </draw:g>
              </table:table-cell>
              <table:table-cell office:value-type="float" office:value="0.601967906512">
                <text:p>0.601967906512</text:p>
              </table:table-cell>
              <table:table-cell office:value-type="float" office:value="0.579991163331">
                <text:p>0.579991163331</text:p>
              </table:table-cell>
              <table:table-cell office:value-type="float" office:value="0.604502648466">
                <text:p>0.604502648466</text:p>
              </table:table-cell>
              <table:table-cell office:value-type="float" office:value="0.604264346764">
                <text:p>0.604264346764</text:p>
              </table:table-cell>
            </table:table-row>
            <table:table-row>
              <table:table-cell office:value-type="string">
                <text:p>300</text:p>
                <draw:g>
                  <svg:desc>'Test Ratio 0.6'.B11:'Test Ratio 0.6'.B11</svg:desc>
                </draw:g>
              </table:table-cell>
              <table:table-cell office:value-type="float" office:value="NaN">
                <text:p>NaN</text:p>
                <draw:g>
                  <svg:desc>'Test Ratio 0.6'.C11:'Test Ratio 0.6'.G1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050687842">
                <text:p>0.6050687842</text:p>
              </table:table-cell>
              <table:table-cell office:value-type="float" office:value="0.604264346764">
                <text:p>0.604264346764</text:p>
              </table:table-cell>
            </table:table-row>
            <table:table-row>
              <table:table-cell office:value-type="string">
                <text:p>600</text:p>
                <draw:g>
                  <svg:desc>'Test Ratio 0.6'.B12:'Test Ratio 0.6'.B12</svg:desc>
                </draw:g>
              </table:table-cell>
              <table:table-cell office:value-type="float" office:value="NaN">
                <text:p>NaN</text:p>
                <draw:g>
                  <svg:desc>'Test Ratio 0.6'.C12:'Test Ratio 0.6'.G1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04264346764">
                <text:p>0.604264346764</text:p>
              </table:table-cell>
            </table:table-row>
            <table:table-row>
              <table:table-cell office:value-type="string">
                <text:p>900</text:p>
                <draw:g>
                  <svg:desc>'Test Ratio 0.6'.B13:'Test Ratio 0.6'.B13</svg:desc>
                </draw:g>
              </table:table-cell>
              <table:table-cell office:value-type="float" office:value="NaN">
                <text:p>NaN</text:p>
                <draw:g>
                  <svg:desc>'Test Ratio 0.6'.C13:'Test Ratio 0.6'.G1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04264346764">
                <text:p>0.604264346764</text:p>
              </table:table-cell>
            </table:table-row>
            <table:table-row>
              <table:table-cell office:value-type="string">
                <text:p>1800</text:p>
                <draw:g>
                  <svg:desc>'Test Ratio 0.6'.B14:'Test Ratio 0.6'.B14</svg:desc>
                </draw:g>
              </table:table-cell>
              <table:table-cell office:value-type="float" office:value="NaN">
                <text:p>NaN</text:p>
                <draw:g>
                  <svg:desc>'Test Ratio 0.6'.C14:'Test Ratio 0.6'.G1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21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22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978cm" svg:y="0.316cm" chart:style-name="ch2">
          <text:p>Occupancy Sensing Accuracy vs Labeling Period</text:p>
        </chart:title>
        <chart:subtitle svg:x="6.492cm" svg:y="1.302cm" chart:style-name="ch3">
          <text:p>with test ratio 0.7</text:p>
        </chart:subtitle>
        <chart:legend chart:legend-position="end" svg:x="14.469cm" svg:y="1.51cm" style:legend-expansion="high" chart:style-name="ch4"/>
        <chart:plot-area chart:style-name="ch5" table:cell-range-address="'Test Ratio 0.7'.B2:'Test Ratio 0.7'.G14" chart:data-source-has-labels="both" svg:x="1.314cm" svg:y="2.155cm" svg:width="12.835cm" svg:height="5.701cm">
          <chartooo:coordinate-region svg:x="2.059cm" svg:y="2.35cm" svg:width="12.09cm" svg:height="4.867cm"/>
          <chart:axis chart:dimension="x" chart:name="primary-x" chart:style-name="ch6" chartooo:axis-type="auto">
            <chartooo:date-scale/>
            <chart:title svg:x="5.487cm" svg:y="8.037cm" chart:style-name="ch7">
              <text:p>Labeling period / feature length</text:p>
            </chart:title>
            <chart:categories table:cell-range-address="'Test Ratio 0.7'.C2:'Test Ratio 0.7'.G2"/>
          </chart:axis>
          <chart:axis chart:dimension="y" chart:name="primary-y" chart:style-name="ch8">
            <chart:title svg:x="0.451cm" svg:y="5.706cm" chart:style-name="ch9">
              <text:p>Accuracy</text:p>
            </chart:title>
            <chart:grid chart:style-name="ch10" chart:class="major"/>
          </chart:axis>
          <chart:series chart:style-name="ch11" chart:values-cell-range-address="'Test Ratio 0.7'.C3:'Test Ratio 0.7'.G3" chart:label-cell-address="'Test Ratio 0.7'.B3:'Test Ratio 0.7'.B3" chart:class="chart:bar">
            <chart:data-point chart:repeated="5"/>
          </chart:series>
          <chart:series chart:style-name="ch12" chart:values-cell-range-address="'Test Ratio 0.7'.C4:'Test Ratio 0.7'.G4" chart:label-cell-address="'Test Ratio 0.7'.B4:'Test Ratio 0.7'.B4" chart:class="chart:bar">
            <chart:data-point chart:repeated="5"/>
          </chart:series>
          <chart:series chart:style-name="ch13" chart:values-cell-range-address="'Test Ratio 0.7'.C5:'Test Ratio 0.7'.G5" chart:label-cell-address="'Test Ratio 0.7'.B5:'Test Ratio 0.7'.B5" chart:class="chart:bar">
            <chart:data-point chart:repeated="5"/>
          </chart:series>
          <chart:series chart:style-name="ch14" chart:values-cell-range-address="'Test Ratio 0.7'.C6:'Test Ratio 0.7'.G6" chart:label-cell-address="'Test Ratio 0.7'.B6:'Test Ratio 0.7'.B6" chart:class="chart:bar">
            <chart:data-point chart:repeated="5"/>
          </chart:series>
          <chart:series chart:style-name="ch15" chart:values-cell-range-address="'Test Ratio 0.7'.C7:'Test Ratio 0.7'.G7" chart:label-cell-address="'Test Ratio 0.7'.B7:'Test Ratio 0.7'.B7" chart:class="chart:bar">
            <chart:data-point chart:repeated="5"/>
          </chart:series>
          <chart:series chart:style-name="ch16" chart:values-cell-range-address="'Test Ratio 0.7'.C8:'Test Ratio 0.7'.G8" chart:label-cell-address="'Test Ratio 0.7'.B8:'Test Ratio 0.7'.B8" chart:class="chart:bar">
            <chart:data-point chart:repeated="5"/>
          </chart:series>
          <chart:series chart:style-name="ch17" chart:values-cell-range-address="'Test Ratio 0.7'.C9:'Test Ratio 0.7'.G9" chart:label-cell-address="'Test Ratio 0.7'.B9:'Test Ratio 0.7'.B9" chart:class="chart:bar">
            <chart:data-point chart:repeated="5"/>
          </chart:series>
          <chart:series chart:style-name="ch18" chart:values-cell-range-address="'Test Ratio 0.7'.C10:'Test Ratio 0.7'.G10" chart:label-cell-address="'Test Ratio 0.7'.B10:'Test Ratio 0.7'.B10" chart:class="chart:bar">
            <chart:data-point chart:repeated="5"/>
          </chart:series>
          <chart:series chart:style-name="ch19" chart:values-cell-range-address="'Test Ratio 0.7'.C11:'Test Ratio 0.7'.G11" chart:label-cell-address="'Test Ratio 0.7'.B11:'Test Ratio 0.7'.B11" chart:class="chart:bar">
            <chart:data-point chart:repeated="5"/>
          </chart:series>
          <chart:series chart:style-name="ch20" chart:values-cell-range-address="'Test Ratio 0.7'.C12:'Test Ratio 0.7'.G12" chart:label-cell-address="'Test Ratio 0.7'.B12:'Test Ratio 0.7'.B12" chart:class="chart:bar">
            <chart:data-point chart:repeated="5"/>
          </chart:series>
          <chart:series chart:style-name="ch21" chart:values-cell-range-address="'Test Ratio 0.7'.C13:'Test Ratio 0.7'.G13" chart:label-cell-address="'Test Ratio 0.7'.B13:'Test Ratio 0.7'.B13" chart:class="chart:bar">
            <chart:data-point chart:repeated="5"/>
          </chart:series>
          <chart:series chart:style-name="ch22" chart:values-cell-range-address="'Test Ratio 0.7'.C14:'Test Ratio 0.7'.G14" chart:label-cell-address="'Test Ratio 0.7'.B14:'Test Ratio 0.7'.B14" chart:class="chart:bar">
            <chart:data-point chart:repeated="5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300">
                <text:p>300</text:p>
                <draw:g>
                  <svg:desc>'Test Ratio 0.7'.C2:'Test Ratio 0.7'.G2</svg:desc>
                </draw:g>
              </table:table-cell>
              <table:table-cell office:value-type="float" office:value="600">
                <text:p>600</text:p>
              </table:table-cell>
              <table:table-cell office:value-type="float" office:value="900">
                <text:p>900</text:p>
              </table:table-cell>
              <table:table-cell office:value-type="float" office:value="1800">
                <text:p>1800</text:p>
              </table:table-cell>
              <table:table-cell office:value-type="float" office:value="3600">
                <text:p>360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'Test Ratio 0.7'.B3:'Test Ratio 0.7'.B3</svg:desc>
                </draw:g>
              </table:table-cell>
              <table:table-cell office:value-type="float" office:value="0.500989257826">
                <text:p>0.500989257826</text:p>
                <draw:g>
                  <svg:desc>'Test Ratio 0.7'.C3:'Test Ratio 0.7'.G3</svg:desc>
                </draw:g>
              </table:table-cell>
              <table:table-cell office:value-type="float" office:value="0.486196008716">
                <text:p>0.486196008716</text:p>
              </table:table-cell>
              <table:table-cell office:value-type="float" office:value="0.479343305783">
                <text:p>0.479343305783</text:p>
              </table:table-cell>
              <table:table-cell office:value-type="float" office:value="0.591022245314">
                <text:p>0.591022245314</text:p>
              </table:table-cell>
              <table:table-cell office:value-type="float" office:value="0.601963058871">
                <text:p>0.601963058871</text:p>
              </table:table-cell>
            </table:table-row>
            <table:table-row>
              <table:table-cell office:value-type="string">
                <text:p>2</text:p>
                <draw:g>
                  <svg:desc>'Test Ratio 0.7'.B4:'Test Ratio 0.7'.B4</svg:desc>
                </draw:g>
              </table:table-cell>
              <table:table-cell office:value-type="float" office:value="0.587475149768">
                <text:p>0.587475149768</text:p>
                <draw:g>
                  <svg:desc>'Test Ratio 0.7'.C4:'Test Ratio 0.7'.G4</svg:desc>
                </draw:g>
              </table:table-cell>
              <table:table-cell office:value-type="float" office:value="0.58795228643">
                <text:p>0.58795228643</text:p>
              </table:table-cell>
              <table:table-cell office:value-type="float" office:value="0.58513315671">
                <text:p>0.58513315671</text:p>
              </table:table-cell>
              <table:table-cell office:value-type="float" office:value="0.603621357923">
                <text:p>0.603621357923</text:p>
              </table:table-cell>
              <table:table-cell office:value-type="float" office:value="0.601963058871">
                <text:p>0.601963058871</text:p>
              </table:table-cell>
            </table:table-row>
            <table:table-row>
              <table:table-cell office:value-type="string">
                <text:p>3</text:p>
                <draw:g>
                  <svg:desc>'Test Ratio 0.7'.B5:'Test Ratio 0.7'.B5</svg:desc>
                </draw:g>
              </table:table-cell>
              <table:table-cell office:value-type="float" office:value="0.602547858843">
                <text:p>0.602547858843</text:p>
                <draw:g>
                  <svg:desc>'Test Ratio 0.7'.C5:'Test Ratio 0.7'.G5</svg:desc>
                </draw:g>
              </table:table-cell>
              <table:table-cell office:value-type="float" office:value="0.601170980115">
                <text:p>0.601170980115</text:p>
              </table:table-cell>
              <table:table-cell office:value-type="float" office:value="0.574211290009">
                <text:p>0.574211290009</text:p>
              </table:table-cell>
              <table:table-cell office:value-type="float" office:value="0.60372662108">
                <text:p>0.60372662108</text:p>
              </table:table-cell>
              <table:table-cell office:value-type="float" office:value="0.601963058871">
                <text:p>0.601963058871</text:p>
              </table:table-cell>
            </table:table-row>
            <table:table-row>
              <table:table-cell office:value-type="string">
                <text:p>4</text:p>
                <draw:g>
                  <svg:desc>'Test Ratio 0.7'.B6:'Test Ratio 0.7'.B6</svg:desc>
                </draw:g>
              </table:table-cell>
              <table:table-cell office:value-type="float" office:value="0.601803343336">
                <text:p>0.601803343336</text:p>
                <draw:g>
                  <svg:desc>'Test Ratio 0.7'.C6:'Test Ratio 0.7'.G6</svg:desc>
                </draw:g>
              </table:table-cell>
              <table:table-cell office:value-type="float" office:value="0.604498059686">
                <text:p>0.604498059686</text:p>
              </table:table-cell>
              <table:table-cell office:value-type="float" office:value="0.595670237608">
                <text:p>0.595670237608</text:p>
              </table:table-cell>
              <table:table-cell office:value-type="float" office:value="0.603726621081">
                <text:p>0.603726621081</text:p>
              </table:table-cell>
              <table:table-cell office:value-type="float" office:value="0.601963058871">
                <text:p>0.601963058871</text:p>
              </table:table-cell>
            </table:table-row>
            <table:table-row>
              <table:table-cell office:value-type="string">
                <text:p>5</text:p>
                <draw:g>
                  <svg:desc>'Test Ratio 0.7'.B7:'Test Ratio 0.7'.B7</svg:desc>
                </draw:g>
              </table:table-cell>
              <table:table-cell office:value-type="float" office:value="0.597735471537">
                <text:p>0.597735471537</text:p>
                <draw:g>
                  <svg:desc>'Test Ratio 0.7'.C7:'Test Ratio 0.7'.G7</svg:desc>
                </draw:g>
              </table:table-cell>
              <table:table-cell office:value-type="float" office:value="0.604851199001">
                <text:p>0.604851199001</text:p>
              </table:table-cell>
              <table:table-cell office:value-type="float" office:value="0.590805288695">
                <text:p>0.590805288695</text:p>
              </table:table-cell>
              <table:table-cell office:value-type="float" office:value="0.603726621081">
                <text:p>0.603726621081</text:p>
              </table:table-cell>
              <table:table-cell office:value-type="float" office:value="0.601963058871">
                <text:p>0.601963058871</text:p>
              </table:table-cell>
            </table:table-row>
            <table:table-row>
              <table:table-cell office:value-type="string">
                <text:p>10</text:p>
                <draw:g>
                  <svg:desc>'Test Ratio 0.7'.B8:'Test Ratio 0.7'.B8</svg:desc>
                </draw:g>
              </table:table-cell>
              <table:table-cell office:value-type="float" office:value="0.595936849195">
                <text:p>0.595936849195</text:p>
                <draw:g>
                  <svg:desc>'Test Ratio 0.7'.C8:'Test Ratio 0.7'.G8</svg:desc>
                </draw:g>
              </table:table-cell>
              <table:table-cell office:value-type="float" office:value="0.605107307239">
                <text:p>0.605107307239</text:p>
              </table:table-cell>
              <table:table-cell office:value-type="float" office:value="0.591976957554">
                <text:p>0.591976957554</text:p>
              </table:table-cell>
              <table:table-cell office:value-type="float" office:value="0.603726621081">
                <text:p>0.603726621081</text:p>
              </table:table-cell>
              <table:table-cell office:value-type="float" office:value="0.601963058871">
                <text:p>0.601963058871</text:p>
              </table:table-cell>
            </table:table-row>
            <table:table-row>
              <table:table-cell office:value-type="string">
                <text:p>30</text:p>
                <draw:g>
                  <svg:desc>'Test Ratio 0.7'.B9:'Test Ratio 0.7'.B9</svg:desc>
                </draw:g>
              </table:table-cell>
              <table:table-cell office:value-type="float" office:value="0.59600781108">
                <text:p>0.59600781108</text:p>
                <draw:g>
                  <svg:desc>'Test Ratio 0.7'.C9:'Test Ratio 0.7'.G9</svg:desc>
                </draw:g>
              </table:table-cell>
              <table:table-cell office:value-type="float" office:value="0.604988844421">
                <text:p>0.604988844421</text:p>
              </table:table-cell>
              <table:table-cell office:value-type="float" office:value="0.595115347999">
                <text:p>0.595115347999</text:p>
              </table:table-cell>
              <table:table-cell office:value-type="float" office:value="0.603726621081">
                <text:p>0.603726621081</text:p>
              </table:table-cell>
              <table:table-cell office:value-type="float" office:value="0.601963058871">
                <text:p>0.601963058871</text:p>
              </table:table-cell>
            </table:table-row>
            <table:table-row>
              <table:table-cell office:value-type="string">
                <text:p>60</text:p>
                <draw:g>
                  <svg:desc>'Test Ratio 0.7'.B10:'Test Ratio 0.7'.B10</svg:desc>
                </draw:g>
              </table:table-cell>
              <table:table-cell office:value-type="float" office:value="0.601754050722">
                <text:p>0.601754050722</text:p>
                <draw:g>
                  <svg:desc>'Test Ratio 0.7'.C10:'Test Ratio 0.7'.G10</svg:desc>
                </draw:g>
              </table:table-cell>
              <table:table-cell office:value-type="float" office:value="0.605107307239">
                <text:p>0.605107307239</text:p>
              </table:table-cell>
              <table:table-cell office:value-type="float" office:value="0.596407494111">
                <text:p>0.596407494111</text:p>
              </table:table-cell>
              <table:table-cell office:value-type="float" office:value="0.603726621081">
                <text:p>0.603726621081</text:p>
              </table:table-cell>
              <table:table-cell office:value-type="float" office:value="0.601963058871">
                <text:p>0.601963058871</text:p>
              </table:table-cell>
            </table:table-row>
            <table:table-row>
              <table:table-cell office:value-type="string">
                <text:p>300</text:p>
                <draw:g>
                  <svg:desc>'Test Ratio 0.7'.B11:'Test Ratio 0.7'.B11</svg:desc>
                </draw:g>
              </table:table-cell>
              <table:table-cell office:value-type="float" office:value="NaN">
                <text:p>NaN</text:p>
                <draw:g>
                  <svg:desc>'Test Ratio 0.7'.C11:'Test Ratio 0.7'.G1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03726621081">
                <text:p>0.603726621081</text:p>
              </table:table-cell>
              <table:table-cell office:value-type="float" office:value="0.601963058871">
                <text:p>0.601963058871</text:p>
              </table:table-cell>
            </table:table-row>
            <table:table-row>
              <table:table-cell office:value-type="string">
                <text:p>600</text:p>
                <draw:g>
                  <svg:desc>'Test Ratio 0.7'.B12:'Test Ratio 0.7'.B12</svg:desc>
                </draw:g>
              </table:table-cell>
              <table:table-cell office:value-type="float" office:value="NaN">
                <text:p>NaN</text:p>
                <draw:g>
                  <svg:desc>'Test Ratio 0.7'.C12:'Test Ratio 0.7'.G1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01963058871">
                <text:p>0.601963058871</text:p>
              </table:table-cell>
            </table:table-row>
            <table:table-row>
              <table:table-cell office:value-type="string">
                <text:p>900</text:p>
                <draw:g>
                  <svg:desc>'Test Ratio 0.7'.B13:'Test Ratio 0.7'.B13</svg:desc>
                </draw:g>
              </table:table-cell>
              <table:table-cell office:value-type="float" office:value="NaN">
                <text:p>NaN</text:p>
                <draw:g>
                  <svg:desc>'Test Ratio 0.7'.C13:'Test Ratio 0.7'.G1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01963058871">
                <text:p>0.601963058871</text:p>
              </table:table-cell>
            </table:table-row>
            <table:table-row>
              <table:table-cell office:value-type="string">
                <text:p>1800</text:p>
                <draw:g>
                  <svg:desc>'Test Ratio 0.7'.B14:'Test Ratio 0.7'.B14</svg:desc>
                </draw:g>
              </table:table-cell>
              <table:table-cell office:value-type="float" office:value="NaN">
                <text:p>NaN</text:p>
                <draw:g>
                  <svg:desc>'Test Ratio 0.7'.C14:'Test Ratio 0.7'.G1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draw:fill-color="#ff950e"/>
      <style:text-properties fo:font-size="10pt" style:font-size-asian="10pt" style:font-size-complex="10pt"/>
    </style:style>
    <style:style style:name="ch21" style:family="chart" style:data-style-name="N0">
      <style:chart-properties chart:link-data-style-to-source="true"/>
      <style:graphic-properties draw:stroke="none" draw:fill-color="#c5000b"/>
      <style:text-properties fo:font-size="10pt" style:font-size-asian="10pt" style:font-size-complex="10pt"/>
    </style:style>
    <style:style style:name="ch22" style:family="chart" style:data-style-name="N0">
      <style:chart-properties chart:link-data-style-to-source="true"/>
      <style:graphic-properties draw:stroke="none" draw:fill-color="#0084d1"/>
      <style:text-properties fo:font-size="10pt" style:font-size-asian="10pt" style:font-size-complex="10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961cm" svg:y="0.317cm" chart:style-name="ch2">
          <text:p>Occupancy Sensing Accuracy vs Labeling Period</text:p>
        </chart:title>
        <chart:subtitle svg:x="6.492cm" svg:y="1.302cm" chart:style-name="ch3">
          <text:p>with test ratio 0.4</text:p>
        </chart:subtitle>
        <chart:legend chart:legend-position="end" svg:x="14.469cm" svg:y="1.51cm" style:legend-expansion="high" chart:style-name="ch4"/>
        <chart:plot-area chart:style-name="ch5" table:cell-range-address="'Test Ratio 0.4'.B2:'Test Ratio 0.4'.G14" chart:data-source-has-labels="both" svg:x="1.314cm" svg:y="2.155cm" svg:width="12.835cm" svg:height="5.701cm">
          <chartooo:coordinate-region svg:x="2.059cm" svg:y="2.35cm" svg:width="12.09cm" svg:height="4.867cm"/>
          <chart:axis chart:dimension="x" chart:name="primary-x" chart:style-name="ch6" chartooo:axis-type="auto">
            <chartooo:date-scale/>
            <chart:title svg:x="5.487cm" svg:y="8.037cm" chart:style-name="ch7">
              <text:p>Labeling period / feature length</text:p>
            </chart:title>
            <chart:categories table:cell-range-address="'Test Ratio 0.4'.C2:'Test Ratio 0.4'.G2"/>
          </chart:axis>
          <chart:axis chart:dimension="y" chart:name="primary-y" chart:style-name="ch8">
            <chart:title svg:x="0.451cm" svg:y="5.706cm" chart:style-name="ch9">
              <text:p>Accuracy</text:p>
            </chart:title>
            <chart:grid chart:style-name="ch10" chart:class="major"/>
          </chart:axis>
          <chart:series chart:style-name="ch11" chart:values-cell-range-address="'Test Ratio 0.4'.C3:'Test Ratio 0.4'.G3" chart:label-cell-address="'Test Ratio 0.4'.B3:'Test Ratio 0.4'.B3" chart:class="chart:bar">
            <chart:data-point chart:repeated="5"/>
          </chart:series>
          <chart:series chart:style-name="ch12" chart:values-cell-range-address="'Test Ratio 0.4'.C4:'Test Ratio 0.4'.G4" chart:label-cell-address="'Test Ratio 0.4'.B4:'Test Ratio 0.4'.B4" chart:class="chart:bar">
            <chart:data-point chart:repeated="5"/>
          </chart:series>
          <chart:series chart:style-name="ch13" chart:values-cell-range-address="'Test Ratio 0.4'.C5:'Test Ratio 0.4'.G5" chart:label-cell-address="'Test Ratio 0.4'.B5:'Test Ratio 0.4'.B5" chart:class="chart:bar">
            <chart:data-point chart:repeated="5"/>
          </chart:series>
          <chart:series chart:style-name="ch14" chart:values-cell-range-address="'Test Ratio 0.4'.C6:'Test Ratio 0.4'.G6" chart:label-cell-address="'Test Ratio 0.4'.B6:'Test Ratio 0.4'.B6" chart:class="chart:bar">
            <chart:data-point chart:repeated="5"/>
          </chart:series>
          <chart:series chart:style-name="ch15" chart:values-cell-range-address="'Test Ratio 0.4'.C7:'Test Ratio 0.4'.G7" chart:label-cell-address="'Test Ratio 0.4'.B7:'Test Ratio 0.4'.B7" chart:class="chart:bar">
            <chart:data-point chart:repeated="5"/>
          </chart:series>
          <chart:series chart:style-name="ch16" chart:values-cell-range-address="'Test Ratio 0.4'.C8:'Test Ratio 0.4'.G8" chart:label-cell-address="'Test Ratio 0.4'.B8:'Test Ratio 0.4'.B8" chart:class="chart:bar">
            <chart:data-point chart:repeated="5"/>
          </chart:series>
          <chart:series chart:style-name="ch17" chart:values-cell-range-address="'Test Ratio 0.4'.C9:'Test Ratio 0.4'.G9" chart:label-cell-address="'Test Ratio 0.4'.B9:'Test Ratio 0.4'.B9" chart:class="chart:bar">
            <chart:data-point chart:repeated="5"/>
          </chart:series>
          <chart:series chart:style-name="ch18" chart:values-cell-range-address="'Test Ratio 0.4'.C10:'Test Ratio 0.4'.G10" chart:label-cell-address="'Test Ratio 0.4'.B10:'Test Ratio 0.4'.B10" chart:class="chart:bar">
            <chart:data-point chart:repeated="5"/>
          </chart:series>
          <chart:series chart:style-name="ch19" chart:values-cell-range-address="'Test Ratio 0.4'.C11:'Test Ratio 0.4'.G11" chart:label-cell-address="'Test Ratio 0.4'.B11:'Test Ratio 0.4'.B11" chart:class="chart:bar">
            <chart:data-point chart:repeated="5"/>
          </chart:series>
          <chart:series chart:style-name="ch20" chart:values-cell-range-address="'Test Ratio 0.4'.C12:'Test Ratio 0.4'.G12" chart:label-cell-address="'Test Ratio 0.4'.B12:'Test Ratio 0.4'.B12" chart:class="chart:bar">
            <chart:data-point chart:repeated="5"/>
          </chart:series>
          <chart:series chart:style-name="ch21" chart:values-cell-range-address="'Test Ratio 0.4'.C13:'Test Ratio 0.4'.G13" chart:label-cell-address="'Test Ratio 0.4'.B13:'Test Ratio 0.4'.B13" chart:class="chart:bar">
            <chart:data-point chart:repeated="5"/>
          </chart:series>
          <chart:series chart:style-name="ch22" chart:values-cell-range-address="'Test Ratio 0.4'.C14:'Test Ratio 0.4'.G14" chart:label-cell-address="'Test Ratio 0.4'.B14:'Test Ratio 0.4'.B14" chart:class="chart:bar">
            <chart:data-point chart:repeated="5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300">
                <text:p>300</text:p>
                <draw:g>
                  <svg:desc>'Test Ratio 0.4'.C2:'Test Ratio 0.4'.G2</svg:desc>
                </draw:g>
              </table:table-cell>
              <table:table-cell office:value-type="float" office:value="600">
                <text:p>600</text:p>
              </table:table-cell>
              <table:table-cell office:value-type="float" office:value="900">
                <text:p>900</text:p>
              </table:table-cell>
              <table:table-cell office:value-type="float" office:value="1800">
                <text:p>1800</text:p>
              </table:table-cell>
              <table:table-cell office:value-type="float" office:value="3600">
                <text:p>360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'Test Ratio 0.4'.B3:'Test Ratio 0.4'.B3</svg:desc>
                </draw:g>
              </table:table-cell>
              <table:table-cell office:value-type="float" office:value="0.376297420741">
                <text:p>0.376297420741</text:p>
                <draw:g>
                  <svg:desc>'Test Ratio 0.4'.C3:'Test Ratio 0.4'.G3</svg:desc>
                </draw:g>
              </table:table-cell>
              <table:table-cell office:value-type="float" office:value="0.824340776841">
                <text:p>0.824340776841</text:p>
              </table:table-cell>
              <table:table-cell office:value-type="float" office:value="0.843234291778">
                <text:p>0.843234291778</text:p>
              </table:table-cell>
              <table:table-cell office:value-type="float" office:value="0.506111160986">
                <text:p>0.506111160986</text:p>
              </table:table-cell>
              <table:table-cell office:value-type="float" office:value="0.567239880003">
                <text:p>0.567239880003</text:p>
              </table:table-cell>
            </table:table-row>
            <table:table-row>
              <table:table-cell office:value-type="string">
                <text:p>2</text:p>
                <draw:g>
                  <svg:desc>'Test Ratio 0.4'.B4:'Test Ratio 0.4'.B4</svg:desc>
                </draw:g>
              </table:table-cell>
              <table:table-cell office:value-type="float" office:value="0.455953875659">
                <text:p>0.455953875659</text:p>
                <draw:g>
                  <svg:desc>'Test Ratio 0.4'.C4:'Test Ratio 0.4'.G4</svg:desc>
                </draw:g>
              </table:table-cell>
              <table:table-cell office:value-type="float" office:value="0.742014068771">
                <text:p>0.742014068771</text:p>
              </table:table-cell>
              <table:table-cell office:value-type="float" office:value="0.801891607069">
                <text:p>0.801891607069</text:p>
              </table:table-cell>
              <table:table-cell office:value-type="float" office:value="0.58639260663">
                <text:p>0.58639260663</text:p>
              </table:table-cell>
              <table:table-cell office:value-type="float" office:value="0.596753531556">
                <text:p>0.596753531556</text:p>
              </table:table-cell>
            </table:table-row>
            <table:table-row>
              <table:table-cell office:value-type="string">
                <text:p>3</text:p>
                <draw:g>
                  <svg:desc>'Test Ratio 0.4'.B5:'Test Ratio 0.4'.B5</svg:desc>
                </draw:g>
              </table:table-cell>
              <table:table-cell office:value-type="float" office:value="0.5271304795">
                <text:p>0.5271304795</text:p>
                <draw:g>
                  <svg:desc>'Test Ratio 0.4'.C5:'Test Ratio 0.4'.G5</svg:desc>
                </draw:g>
              </table:table-cell>
              <table:table-cell office:value-type="float" office:value="0.721360670313">
                <text:p>0.721360670313</text:p>
              </table:table-cell>
              <table:table-cell office:value-type="float" office:value="0.774475624888">
                <text:p>0.774475624888</text:p>
              </table:table-cell>
              <table:table-cell office:value-type="float" office:value="0.572067764175">
                <text:p>0.572067764175</text:p>
              </table:table-cell>
              <table:table-cell office:value-type="float" office:value="0.595353155616">
                <text:p>0.595353155616</text:p>
              </table:table-cell>
            </table:table-row>
            <table:table-row>
              <table:table-cell office:value-type="string">
                <text:p>4</text:p>
                <draw:g>
                  <svg:desc>'Test Ratio 0.4'.B6:'Test Ratio 0.4'.B6</svg:desc>
                </draw:g>
              </table:table-cell>
              <table:table-cell office:value-type="float" office:value="0.51265817555">
                <text:p>0.51265817555</text:p>
                <draw:g>
                  <svg:desc>'Test Ratio 0.4'.C6:'Test Ratio 0.4'.G6</svg:desc>
                </draw:g>
              </table:table-cell>
              <table:table-cell office:value-type="float" office:value="0.600532959508">
                <text:p>0.600532959508</text:p>
              </table:table-cell>
              <table:table-cell office:value-type="float" office:value="0.704942205673">
                <text:p>0.704942205673</text:p>
              </table:table-cell>
              <table:table-cell office:value-type="float" office:value="0.576843828923">
                <text:p>0.576843828923</text:p>
              </table:table-cell>
              <table:table-cell office:value-type="float" office:value="0.598620699476">
                <text:p>0.598620699476</text:p>
              </table:table-cell>
            </table:table-row>
            <table:table-row>
              <table:table-cell office:value-type="string">
                <text:p>5</text:p>
                <draw:g>
                  <svg:desc>'Test Ratio 0.4'.B7:'Test Ratio 0.4'.B7</svg:desc>
                </draw:g>
              </table:table-cell>
              <table:table-cell office:value-type="float" office:value="0.583192275363">
                <text:p>0.583192275363</text:p>
                <draw:g>
                  <svg:desc>'Test Ratio 0.4'.C7:'Test Ratio 0.4'.G7</svg:desc>
                </draw:g>
              </table:table-cell>
              <table:table-cell office:value-type="float" office:value="0.624618384752">
                <text:p>0.624618384752</text:p>
              </table:table-cell>
              <table:table-cell office:value-type="float" office:value="0.697448206679">
                <text:p>0.697448206679</text:p>
              </table:table-cell>
              <table:table-cell office:value-type="float" office:value="0.572294985953">
                <text:p>0.572294985953</text:p>
              </table:table-cell>
              <table:table-cell office:value-type="float" office:value="0.599059295967">
                <text:p>0.599059295967</text:p>
              </table:table-cell>
            </table:table-row>
            <table:table-row>
              <table:table-cell office:value-type="string">
                <text:p>10</text:p>
                <draw:g>
                  <svg:desc>'Test Ratio 0.4'.B8:'Test Ratio 0.4'.B8</svg:desc>
                </draw:g>
              </table:table-cell>
              <table:table-cell office:value-type="float" office:value="0.531937929319">
                <text:p>0.531937929319</text:p>
                <draw:g>
                  <svg:desc>'Test Ratio 0.4'.C8:'Test Ratio 0.4'.G8</svg:desc>
                </draw:g>
              </table:table-cell>
              <table:table-cell office:value-type="float" office:value="0.588257460802">
                <text:p>0.588257460802</text:p>
              </table:table-cell>
              <table:table-cell office:value-type="float" office:value="0.751031317974">
                <text:p>0.751031317974</text:p>
              </table:table-cell>
              <table:table-cell office:value-type="float" office:value="0.574900008425">
                <text:p>0.574900008425</text:p>
              </table:table-cell>
              <table:table-cell office:value-type="float" office:value="0.599059295967">
                <text:p>0.599059295967</text:p>
              </table:table-cell>
            </table:table-row>
            <table:table-row>
              <table:table-cell office:value-type="string">
                <text:p>30</text:p>
                <draw:g>
                  <svg:desc>'Test Ratio 0.4'.B9:'Test Ratio 0.4'.B9</svg:desc>
                </draw:g>
              </table:table-cell>
              <table:table-cell office:value-type="float" office:value="0.495965949467">
                <text:p>0.495965949467</text:p>
                <draw:g>
                  <svg:desc>'Test Ratio 0.4'.C9:'Test Ratio 0.4'.G9</svg:desc>
                </draw:g>
              </table:table-cell>
              <table:table-cell office:value-type="float" office:value="0.589018115149">
                <text:p>0.589018115149</text:p>
              </table:table-cell>
              <table:table-cell office:value-type="float" office:value="0.760811155134">
                <text:p>0.760811155134</text:p>
              </table:table-cell>
              <table:table-cell office:value-type="float" office:value="0.573271247609">
                <text:p>0.573271247609</text:p>
              </table:table-cell>
              <table:table-cell office:value-type="float" office:value="0.599059295967">
                <text:p>0.599059295967</text:p>
              </table:table-cell>
            </table:table-row>
            <table:table-row>
              <table:table-cell office:value-type="string">
                <text:p>60</text:p>
                <draw:g>
                  <svg:desc>'Test Ratio 0.4'.B10:'Test Ratio 0.4'.B10</svg:desc>
                </draw:g>
              </table:table-cell>
              <table:table-cell office:value-type="float" office:value="0.510460143149">
                <text:p>0.510460143149</text:p>
                <draw:g>
                  <svg:desc>'Test Ratio 0.4'.C10:'Test Ratio 0.4'.G10</svg:desc>
                </draw:g>
              </table:table-cell>
              <table:table-cell office:value-type="float" office:value="0.597103957573">
                <text:p>0.597103957573</text:p>
              </table:table-cell>
              <table:table-cell office:value-type="float" office:value="0.742385451561">
                <text:p>0.742385451561</text:p>
              </table:table-cell>
              <table:table-cell office:value-type="float" office:value="0.578210502755">
                <text:p>0.578210502755</text:p>
              </table:table-cell>
              <table:table-cell office:value-type="float" office:value="0.599059295967">
                <text:p>0.599059295967</text:p>
              </table:table-cell>
            </table:table-row>
            <table:table-row>
              <table:table-cell office:value-type="string">
                <text:p>300</text:p>
                <draw:g>
                  <svg:desc>'Test Ratio 0.4'.B11:'Test Ratio 0.4'.B11</svg:desc>
                </draw:g>
              </table:table-cell>
              <table:table-cell office:value-type="float" office:value="NaN">
                <text:p>NaN</text:p>
                <draw:g>
                  <svg:desc>'Test Ratio 0.4'.C11:'Test Ratio 0.4'.G1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92913295877">
                <text:p>0.592913295877</text:p>
              </table:table-cell>
              <table:table-cell office:value-type="float" office:value="0.599059295967">
                <text:p>0.599059295967</text:p>
              </table:table-cell>
            </table:table-row>
            <table:table-row>
              <table:table-cell office:value-type="string">
                <text:p>600</text:p>
                <draw:g>
                  <svg:desc>'Test Ratio 0.4'.B12:'Test Ratio 0.4'.B12</svg:desc>
                </draw:g>
              </table:table-cell>
              <table:table-cell office:value-type="float" office:value="NaN">
                <text:p>NaN</text:p>
                <draw:g>
                  <svg:desc>'Test Ratio 0.4'.C12:'Test Ratio 0.4'.G1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99059295967">
                <text:p>0.599059295967</text:p>
              </table:table-cell>
            </table:table-row>
            <table:table-row>
              <table:table-cell office:value-type="string">
                <text:p>900</text:p>
                <draw:g>
                  <svg:desc>'Test Ratio 0.4'.B13:'Test Ratio 0.4'.B13</svg:desc>
                </draw:g>
              </table:table-cell>
              <table:table-cell office:value-type="float" office:value="NaN">
                <text:p>NaN</text:p>
                <draw:g>
                  <svg:desc>'Test Ratio 0.4'.C13:'Test Ratio 0.4'.G1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99059295967">
                <text:p>0.599059295967</text:p>
              </table:table-cell>
            </table:table-row>
            <table:table-row>
              <table:table-cell office:value-type="string">
                <text:p>1800</text:p>
                <draw:g>
                  <svg:desc>'Test Ratio 0.4'.B14:'Test Ratio 0.4'.B14</svg:desc>
                </draw:g>
              </table:table-cell>
              <table:table-cell office:value-type="float" office:value="NaN">
                <text:p>NaN</text:p>
                <draw:g>
                  <svg:desc>'Test Ratio 0.4'.C14:'Test Ratio 0.4'.G1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21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22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15.986cm" svg:height="8.996cm" xlink:href=".." xlink:type="simple" chart:class="chart:bar" chart:style-name="ch1">
        <chart:title svg:x="3.121cm" svg:y="0.315cm" chart:style-name="ch2">
          <text:p>Occupancy sensing accuracy vs labeling period</text:p>
        </chart:title>
        <chart:subtitle svg:x="6.485cm" svg:y="1.3cm" chart:style-name="ch3">
          <text:p>with test ratio 0.8</text:p>
        </chart:subtitle>
        <chart:legend chart:legend-position="end" svg:x="14.455cm" svg:y="1.508cm" style:legend-expansion="high" chart:style-name="ch4"/>
        <chart:plot-area chart:style-name="ch5" table:cell-range-address="'Test Ratio 0.8'.B2:'Test Ratio 0.8'.G14" chart:data-source-has-labels="both" svg:x="1.313cm" svg:y="2.152cm" svg:width="12.823cm" svg:height="5.701cm">
          <chartooo:coordinate-region svg:x="2.058cm" svg:y="2.347cm" svg:width="12.078cm" svg:height="4.867cm"/>
          <chart:axis chart:dimension="x" chart:name="primary-x" chart:style-name="ch6" chartooo:axis-type="auto">
            <chartooo:date-scale/>
            <chart:title svg:x="5.48cm" svg:y="8.033cm" chart:style-name="ch7">
              <text:p>Labeling period / feature length</text:p>
            </chart:title>
            <chart:categories table:cell-range-address="'Test Ratio 0.8'.C2:'Test Ratio 0.8'.G2"/>
          </chart:axis>
          <chart:axis chart:dimension="y" chart:name="primary-y" chart:style-name="ch8">
            <chart:title svg:x="0.451cm" svg:y="5.703cm" chart:style-name="ch9">
              <text:p>Accuracy</text:p>
            </chart:title>
            <chart:grid chart:style-name="ch10" chart:class="major"/>
          </chart:axis>
          <chart:series chart:style-name="ch11" chart:values-cell-range-address="'Test Ratio 0.8'.C3:'Test Ratio 0.8'.G3" chart:label-cell-address="'Test Ratio 0.8'.B3:'Test Ratio 0.8'.B3" chart:class="chart:bar">
            <chart:data-point chart:repeated="5"/>
          </chart:series>
          <chart:series chart:style-name="ch12" chart:values-cell-range-address="'Test Ratio 0.8'.C4:'Test Ratio 0.8'.G4" chart:label-cell-address="'Test Ratio 0.8'.B4:'Test Ratio 0.8'.B4" chart:class="chart:bar">
            <chart:data-point chart:repeated="5"/>
          </chart:series>
          <chart:series chart:style-name="ch13" chart:values-cell-range-address="'Test Ratio 0.8'.C5:'Test Ratio 0.8'.G5" chart:label-cell-address="'Test Ratio 0.8'.B5:'Test Ratio 0.8'.B5" chart:class="chart:bar">
            <chart:data-point chart:repeated="5"/>
          </chart:series>
          <chart:series chart:style-name="ch14" chart:values-cell-range-address="'Test Ratio 0.8'.C6:'Test Ratio 0.8'.G6" chart:label-cell-address="'Test Ratio 0.8'.B6:'Test Ratio 0.8'.B6" chart:class="chart:bar">
            <chart:data-point chart:repeated="5"/>
          </chart:series>
          <chart:series chart:style-name="ch15" chart:values-cell-range-address="'Test Ratio 0.8'.C7:'Test Ratio 0.8'.G7" chart:label-cell-address="'Test Ratio 0.8'.B7:'Test Ratio 0.8'.B7" chart:class="chart:bar">
            <chart:data-point chart:repeated="5"/>
          </chart:series>
          <chart:series chart:style-name="ch16" chart:values-cell-range-address="'Test Ratio 0.8'.C8:'Test Ratio 0.8'.G8" chart:label-cell-address="'Test Ratio 0.8'.B8:'Test Ratio 0.8'.B8" chart:class="chart:bar">
            <chart:data-point chart:repeated="5"/>
          </chart:series>
          <chart:series chart:style-name="ch17" chart:values-cell-range-address="'Test Ratio 0.8'.C9:'Test Ratio 0.8'.G9" chart:label-cell-address="'Test Ratio 0.8'.B9:'Test Ratio 0.8'.B9" chart:class="chart:bar">
            <chart:data-point chart:repeated="5"/>
          </chart:series>
          <chart:series chart:style-name="ch18" chart:values-cell-range-address="'Test Ratio 0.8'.C10:'Test Ratio 0.8'.G10" chart:label-cell-address="'Test Ratio 0.8'.B10:'Test Ratio 0.8'.B10" chart:class="chart:bar">
            <chart:data-point chart:repeated="5"/>
          </chart:series>
          <chart:series chart:style-name="ch19" chart:values-cell-range-address="'Test Ratio 0.8'.C11:'Test Ratio 0.8'.G11" chart:label-cell-address="'Test Ratio 0.8'.B11:'Test Ratio 0.8'.B11" chart:class="chart:bar">
            <chart:data-point chart:repeated="5"/>
          </chart:series>
          <chart:series chart:style-name="ch20" chart:values-cell-range-address="'Test Ratio 0.8'.C12:'Test Ratio 0.8'.G12" chart:label-cell-address="'Test Ratio 0.8'.B12:'Test Ratio 0.8'.B12" chart:class="chart:bar">
            <chart:data-point chart:repeated="5"/>
          </chart:series>
          <chart:series chart:style-name="ch21" chart:values-cell-range-address="'Test Ratio 0.8'.C13:'Test Ratio 0.8'.G13" chart:label-cell-address="'Test Ratio 0.8'.B13:'Test Ratio 0.8'.B13" chart:class="chart:bar">
            <chart:data-point chart:repeated="5"/>
          </chart:series>
          <chart:series chart:style-name="ch22" chart:values-cell-range-address="'Test Ratio 0.8'.C14:'Test Ratio 0.8'.G14" chart:label-cell-address="'Test Ratio 0.8'.B14:'Test Ratio 0.8'.B14" chart:class="chart:bar">
            <chart:data-point chart:repeated="5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300">
                <text:p>300</text:p>
                <draw:g>
                  <svg:desc>'Test Ratio 0.8'.C2:'Test Ratio 0.8'.G2</svg:desc>
                </draw:g>
              </table:table-cell>
              <table:table-cell office:value-type="float" office:value="600">
                <text:p>600</text:p>
              </table:table-cell>
              <table:table-cell office:value-type="float" office:value="900">
                <text:p>900</text:p>
              </table:table-cell>
              <table:table-cell office:value-type="float" office:value="1800">
                <text:p>1800</text:p>
              </table:table-cell>
              <table:table-cell office:value-type="float" office:value="3600">
                <text:p>360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'Test Ratio 0.8'.B3:'Test Ratio 0.8'.B3</svg:desc>
                </draw:g>
              </table:table-cell>
              <table:table-cell office:value-type="float" office:value="0.564066215952">
                <text:p>0.564066215952</text:p>
                <draw:g>
                  <svg:desc>'Test Ratio 0.8'.C3:'Test Ratio 0.8'.G3</svg:desc>
                </draw:g>
              </table:table-cell>
              <table:table-cell office:value-type="float" office:value="0.638623451988">
                <text:p>0.638623451988</text:p>
              </table:table-cell>
              <table:table-cell office:value-type="float" office:value="0.808813783242">
                <text:p>0.808813783242</text:p>
              </table:table-cell>
              <table:table-cell office:value-type="float" office:value="0.605583871506">
                <text:p>0.605583871506</text:p>
              </table:table-cell>
              <table:table-cell office:value-type="float" office:value="0.604399000123">
                <text:p>0.604399000123</text:p>
              </table:table-cell>
            </table:table-row>
            <table:table-row>
              <table:table-cell office:value-type="string">
                <text:p>2</text:p>
                <draw:g>
                  <svg:desc>'Test Ratio 0.8'.B4:'Test Ratio 0.8'.B4</svg:desc>
                </draw:g>
              </table:table-cell>
              <table:table-cell office:value-type="float" office:value="0.592917737627">
                <text:p>0.592917737627</text:p>
                <draw:g>
                  <svg:desc>'Test Ratio 0.8'.C4:'Test Ratio 0.8'.G4</svg:desc>
                </draw:g>
              </table:table-cell>
              <table:table-cell office:value-type="float" office:value="0.605787065664">
                <text:p>0.605787065664</text:p>
              </table:table-cell>
              <table:table-cell office:value-type="float" office:value="0.600997601874">
                <text:p>0.600997601874</text:p>
              </table:table-cell>
              <table:table-cell office:value-type="float" office:value="0.605583871506">
                <text:p>0.605583871506</text:p>
              </table:table-cell>
              <table:table-cell office:value-type="float" office:value="0.604399000123">
                <text:p>0.604399000123</text:p>
              </table:table-cell>
            </table:table-row>
            <table:table-row>
              <table:table-cell office:value-type="string">
                <text:p>3</text:p>
                <draw:g>
                  <svg:desc>'Test Ratio 0.8'.B5:'Test Ratio 0.8'.B5</svg:desc>
                </draw:g>
              </table:table-cell>
              <table:table-cell office:value-type="float" office:value="0.601548020919">
                <text:p>0.601548020919</text:p>
                <draw:g>
                  <svg:desc>'Test Ratio 0.8'.C5:'Test Ratio 0.8'.G5</svg:desc>
                </draw:g>
              </table:table-cell>
              <table:table-cell office:value-type="float" office:value="0.60571958928">
                <text:p>0.60571958928</text:p>
              </table:table-cell>
              <table:table-cell office:value-type="float" office:value="0.600843689165">
                <text:p>0.600843689165</text:p>
              </table:table-cell>
              <table:table-cell office:value-type="float" office:value="0.605583871506">
                <text:p>0.605583871506</text:p>
              </table:table-cell>
              <table:table-cell office:value-type="float" office:value="0.604399000123">
                <text:p>0.604399000123</text:p>
              </table:table-cell>
            </table:table-row>
            <table:table-row>
              <table:table-cell office:value-type="string">
                <text:p>4</text:p>
                <draw:g>
                  <svg:desc>'Test Ratio 0.8'.B6:'Test Ratio 0.8'.B6</svg:desc>
                </draw:g>
              </table:table-cell>
              <table:table-cell office:value-type="float" office:value="0.601310446444">
                <text:p>0.601310446444</text:p>
                <draw:g>
                  <svg:desc>'Test Ratio 0.8'.C6:'Test Ratio 0.8'.G6</svg:desc>
                </draw:g>
              </table:table-cell>
              <table:table-cell office:value-type="float" office:value="0.605787065664">
                <text:p>0.605787065664</text:p>
              </table:table-cell>
              <table:table-cell office:value-type="float" office:value="0.601388384911">
                <text:p>0.601388384911</text:p>
              </table:table-cell>
              <table:table-cell office:value-type="float" office:value="0.605583871506">
                <text:p>0.605583871506</text:p>
              </table:table-cell>
              <table:table-cell office:value-type="float" office:value="0.604399000123">
                <text:p>0.604399000123</text:p>
              </table:table-cell>
            </table:table-row>
            <table:table-row>
              <table:table-cell office:value-type="string">
                <text:p>5</text:p>
                <draw:g>
                  <svg:desc>'Test Ratio 0.8'.B7:'Test Ratio 0.8'.B7</svg:desc>
                </draw:g>
              </table:table-cell>
              <table:table-cell office:value-type="float" office:value="0.601863750963">
                <text:p>0.601863750963</text:p>
                <draw:g>
                  <svg:desc>'Test Ratio 0.8'.C7:'Test Ratio 0.8'.G7</svg:desc>
                </draw:g>
              </table:table-cell>
              <table:table-cell office:value-type="float" office:value="0.605787065664">
                <text:p>0.605787065664</text:p>
              </table:table-cell>
              <table:table-cell office:value-type="float" office:value="0.601388384911">
                <text:p>0.601388384911</text:p>
              </table:table-cell>
              <table:table-cell office:value-type="float" office:value="0.6055838715">
                <text:p>0.6055838715</text:p>
              </table:table-cell>
              <table:table-cell office:value-type="float" office:value="0.604399000123">
                <text:p>0.604399000123</text:p>
              </table:table-cell>
            </table:table-row>
            <table:table-row>
              <table:table-cell office:value-type="string">
                <text:p>10</text:p>
                <draw:g>
                  <svg:desc>'Test Ratio 0.8'.B8:'Test Ratio 0.8'.B8</svg:desc>
                </draw:g>
              </table:table-cell>
              <table:table-cell office:value-type="float" office:value="0.603153707222">
                <text:p>0.603153707222</text:p>
                <draw:g>
                  <svg:desc>'Test Ratio 0.8'.C8:'Test Ratio 0.8'.G8</svg:desc>
                </draw:g>
              </table:table-cell>
              <table:table-cell office:value-type="float" office:value="0.605787065664">
                <text:p>0.605787065664</text:p>
              </table:table-cell>
              <table:table-cell office:value-type="float" office:value="0.601388384911">
                <text:p>0.601388384911</text:p>
              </table:table-cell>
              <table:table-cell office:value-type="float" office:value="0.605583871506">
                <text:p>0.605583871506</text:p>
              </table:table-cell>
              <table:table-cell office:value-type="float" office:value="0.604399000123">
                <text:p>0.604399000123</text:p>
              </table:table-cell>
            </table:table-row>
            <table:table-row>
              <table:table-cell office:value-type="string">
                <text:p>30</text:p>
                <draw:g>
                  <svg:desc>'Test Ratio 0.8'.B9:'Test Ratio 0.8'.B9</svg:desc>
                </draw:g>
              </table:table-cell>
              <table:table-cell office:value-type="float" office:value="0.60345116455">
                <text:p>0.60345116455</text:p>
                <draw:g>
                  <svg:desc>'Test Ratio 0.8'.C9:'Test Ratio 0.8'.G9</svg:desc>
                </draw:g>
              </table:table-cell>
              <table:table-cell office:value-type="float" office:value="0.605787065664">
                <text:p>0.605787065664</text:p>
              </table:table-cell>
              <table:table-cell office:value-type="float" office:value="0.601388384911">
                <text:p>0.601388384911</text:p>
              </table:table-cell>
              <table:table-cell office:value-type="float" office:value="0.605583871506">
                <text:p>0.605583871506</text:p>
              </table:table-cell>
              <table:table-cell office:value-type="float" office:value="0.604399000123">
                <text:p>0.604399000123</text:p>
              </table:table-cell>
            </table:table-row>
            <table:table-row>
              <table:table-cell office:value-type="string">
                <text:p>60</text:p>
                <draw:g>
                  <svg:desc>'Test Ratio 0.8'.B10:'Test Ratio 0.8'.B10</svg:desc>
                </draw:g>
              </table:table-cell>
              <table:table-cell office:value-type="float" office:value="0.602753783038">
                <text:p>0.602753783038</text:p>
                <draw:g>
                  <svg:desc>'Test Ratio 0.8'.C10:'Test Ratio 0.8'.G10</svg:desc>
                </draw:g>
              </table:table-cell>
              <table:table-cell office:value-type="float" office:value="0.605787065664">
                <text:p>0.605787065664</text:p>
              </table:table-cell>
              <table:table-cell office:value-type="float" office:value="0.601388384911">
                <text:p>0.601388384911</text:p>
              </table:table-cell>
              <table:table-cell office:value-type="float" office:value="0.605583871506">
                <text:p>0.605583871506</text:p>
              </table:table-cell>
              <table:table-cell office:value-type="float" office:value="0.604399000123">
                <text:p>0.604399000123</text:p>
              </table:table-cell>
            </table:table-row>
            <table:table-row>
              <table:table-cell office:value-type="string">
                <text:p>300</text:p>
                <draw:g>
                  <svg:desc>'Test Ratio 0.8'.B11:'Test Ratio 0.8'.B11</svg:desc>
                </draw:g>
              </table:table-cell>
              <table:table-cell office:value-type="float" office:value="NaN">
                <text:p>NaN</text:p>
                <draw:g>
                  <svg:desc>'Test Ratio 0.8'.C11:'Test Ratio 0.8'.G1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05583871506">
                <text:p>0.605583871506</text:p>
              </table:table-cell>
              <table:table-cell office:value-type="float" office:value="0.604399000123">
                <text:p>0.604399000123</text:p>
              </table:table-cell>
            </table:table-row>
            <table:table-row>
              <table:table-cell office:value-type="string">
                <text:p>600</text:p>
                <draw:g>
                  <svg:desc>'Test Ratio 0.8'.B12:'Test Ratio 0.8'.B12</svg:desc>
                </draw:g>
              </table:table-cell>
              <table:table-cell office:value-type="float" office:value="NaN">
                <text:p>NaN</text:p>
                <draw:g>
                  <svg:desc>'Test Ratio 0.8'.C12:'Test Ratio 0.8'.G1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04399000123">
                <text:p>0.604399000123</text:p>
              </table:table-cell>
            </table:table-row>
            <table:table-row>
              <table:table-cell office:value-type="string">
                <text:p>900</text:p>
                <draw:g>
                  <svg:desc>'Test Ratio 0.8'.B13:'Test Ratio 0.8'.B13</svg:desc>
                </draw:g>
              </table:table-cell>
              <table:table-cell office:value-type="float" office:value="NaN">
                <text:p>NaN</text:p>
                <draw:g>
                  <svg:desc>'Test Ratio 0.8'.C13:'Test Ratio 0.8'.G1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04399000123">
                <text:p>0.604399000123</text:p>
              </table:table-cell>
            </table:table-row>
            <table:table-row>
              <table:table-cell office:value-type="string">
                <text:p>1800</text:p>
                <draw:g>
                  <svg:desc>'Test Ratio 0.8'.B14:'Test Ratio 0.8'.B14</svg:desc>
                </draw:g>
              </table:table-cell>
              <table:table-cell office:value-type="float" office:value="NaN">
                <text:p>NaN</text:p>
                <draw:g>
                  <svg:desc>'Test Ratio 0.8'.C14:'Test Ratio 0.8'.G1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draw:fill-color="#ff950e"/>
      <style:text-properties fo:font-size="10pt" style:font-size-asian="10pt" style:font-size-complex="10pt"/>
    </style:style>
    <style:style style:name="ch21" style:family="chart" style:data-style-name="N0">
      <style:chart-properties chart:link-data-style-to-source="true"/>
      <style:graphic-properties draw:stroke="none" draw:fill-color="#c5000b"/>
      <style:text-properties fo:font-size="10pt" style:font-size-asian="10pt" style:font-size-complex="10pt"/>
    </style:style>
    <style:style style:name="ch22" style:family="chart" style:data-style-name="N0">
      <style:chart-properties chart:link-data-style-to-source="true"/>
      <style:graphic-properties draw:stroke="none" draw:fill-color="#0084d1"/>
      <style:text-properties fo:font-size="10pt" style:font-size-asian="10pt" style:font-size-complex="10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978cm" svg:y="0.316cm" chart:style-name="ch2">
          <text:p>Occupancy Sensing Accuracy vs Labeling Period</text:p>
        </chart:title>
        <chart:subtitle svg:x="6.492cm" svg:y="1.302cm" chart:style-name="ch3">
          <text:p>with test ratio 0.1</text:p>
        </chart:subtitle>
        <chart:legend chart:legend-position="end" svg:x="14.469cm" svg:y="1.51cm" style:legend-expansion="high" chart:style-name="ch4"/>
        <chart:plot-area chart:style-name="ch5" table:cell-range-address="'Test Ratio 0.1'.B2:'Test Ratio 0.1'.G14" chart:data-source-has-labels="both" svg:x="1.314cm" svg:y="2.155cm" svg:width="12.835cm" svg:height="5.701cm">
          <chartooo:coordinate-region svg:x="2.059cm" svg:y="2.35cm" svg:width="12.09cm" svg:height="4.867cm"/>
          <chart:axis chart:dimension="x" chart:name="primary-x" chart:style-name="ch6" chartooo:axis-type="auto">
            <chartooo:date-scale/>
            <chart:title svg:x="5.487cm" svg:y="8.037cm" chart:style-name="ch7">
              <text:p>Labeling period / feature length</text:p>
            </chart:title>
            <chart:categories table:cell-range-address="'Test Ratio 0.1'.C2:'Test Ratio 0.1'.G2"/>
          </chart:axis>
          <chart:axis chart:dimension="y" chart:name="primary-y" chart:style-name="ch8">
            <chart:title svg:x="0.451cm" svg:y="5.706cm" chart:style-name="ch9">
              <text:p>Accuracy</text:p>
            </chart:title>
            <chart:grid chart:style-name="ch10" chart:class="major"/>
          </chart:axis>
          <chart:series chart:style-name="ch11" chart:values-cell-range-address="'Test Ratio 0.1'.C3:'Test Ratio 0.1'.G3" chart:label-cell-address="'Test Ratio 0.1'.B3:'Test Ratio 0.1'.B3" chart:class="chart:bar">
            <chart:data-point chart:repeated="5"/>
          </chart:series>
          <chart:series chart:style-name="ch12" chart:values-cell-range-address="'Test Ratio 0.1'.C4:'Test Ratio 0.1'.G4" chart:label-cell-address="'Test Ratio 0.1'.B4:'Test Ratio 0.1'.B4" chart:class="chart:bar">
            <chart:data-point chart:repeated="5"/>
          </chart:series>
          <chart:series chart:style-name="ch13" chart:values-cell-range-address="'Test Ratio 0.1'.C5:'Test Ratio 0.1'.G5" chart:label-cell-address="'Test Ratio 0.1'.B5:'Test Ratio 0.1'.B5" chart:class="chart:bar">
            <chart:data-point chart:repeated="5"/>
          </chart:series>
          <chart:series chart:style-name="ch14" chart:values-cell-range-address="'Test Ratio 0.1'.C6:'Test Ratio 0.1'.G6" chart:label-cell-address="'Test Ratio 0.1'.B6:'Test Ratio 0.1'.B6" chart:class="chart:bar">
            <chart:data-point chart:repeated="5"/>
          </chart:series>
          <chart:series chart:style-name="ch15" chart:values-cell-range-address="'Test Ratio 0.1'.C7:'Test Ratio 0.1'.G7" chart:label-cell-address="'Test Ratio 0.1'.B7:'Test Ratio 0.1'.B7" chart:class="chart:bar">
            <chart:data-point chart:repeated="5"/>
          </chart:series>
          <chart:series chart:style-name="ch16" chart:values-cell-range-address="'Test Ratio 0.1'.C8:'Test Ratio 0.1'.G8" chart:label-cell-address="'Test Ratio 0.1'.B8:'Test Ratio 0.1'.B8" chart:class="chart:bar">
            <chart:data-point chart:repeated="5"/>
          </chart:series>
          <chart:series chart:style-name="ch17" chart:values-cell-range-address="'Test Ratio 0.1'.C9:'Test Ratio 0.1'.G9" chart:label-cell-address="'Test Ratio 0.1'.B9:'Test Ratio 0.1'.B9" chart:class="chart:bar">
            <chart:data-point chart:repeated="5"/>
          </chart:series>
          <chart:series chart:style-name="ch18" chart:values-cell-range-address="'Test Ratio 0.1'.C10:'Test Ratio 0.1'.G10" chart:label-cell-address="'Test Ratio 0.1'.B10:'Test Ratio 0.1'.B10" chart:class="chart:bar">
            <chart:data-point chart:repeated="5"/>
          </chart:series>
          <chart:series chart:style-name="ch19" chart:values-cell-range-address="'Test Ratio 0.1'.C11:'Test Ratio 0.1'.G11" chart:label-cell-address="'Test Ratio 0.1'.B11:'Test Ratio 0.1'.B11" chart:class="chart:bar">
            <chart:data-point chart:repeated="5"/>
          </chart:series>
          <chart:series chart:style-name="ch20" chart:values-cell-range-address="'Test Ratio 0.1'.C12:'Test Ratio 0.1'.G12" chart:label-cell-address="'Test Ratio 0.1'.B12:'Test Ratio 0.1'.B12" chart:class="chart:bar">
            <chart:data-point chart:repeated="5"/>
          </chart:series>
          <chart:series chart:style-name="ch21" chart:values-cell-range-address="'Test Ratio 0.1'.C13:'Test Ratio 0.1'.G13" chart:label-cell-address="'Test Ratio 0.1'.B13:'Test Ratio 0.1'.B13" chart:class="chart:bar">
            <chart:data-point chart:repeated="5"/>
          </chart:series>
          <chart:series chart:style-name="ch22" chart:values-cell-range-address="'Test Ratio 0.1'.C14:'Test Ratio 0.1'.G14" chart:label-cell-address="'Test Ratio 0.1'.B14:'Test Ratio 0.1'.B14" chart:class="chart:bar">
            <chart:data-point chart:repeated="5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300">
                <text:p>300</text:p>
                <draw:g>
                  <svg:desc>'Test Ratio 0.1'.C2:'Test Ratio 0.1'.G2</svg:desc>
                </draw:g>
              </table:table-cell>
              <table:table-cell office:value-type="float" office:value="600">
                <text:p>600</text:p>
              </table:table-cell>
              <table:table-cell office:value-type="float" office:value="900">
                <text:p>900</text:p>
              </table:table-cell>
              <table:table-cell office:value-type="float" office:value="1800">
                <text:p>1800</text:p>
              </table:table-cell>
              <table:table-cell office:value-type="float" office:value="3600">
                <text:p>360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'Test Ratio 0.1'.B3:'Test Ratio 0.1'.B3</svg:desc>
                </draw:g>
              </table:table-cell>
              <table:table-cell office:value-type="float" office:value="0.545219511571">
                <text:p>0.545219511571</text:p>
                <draw:g>
                  <svg:desc>'Test Ratio 0.1'.C3:'Test Ratio 0.1'.G3</svg:desc>
                </draw:g>
              </table:table-cell>
              <table:table-cell office:value-type="float" office:value="0.594909773749">
                <text:p>0.594909773749</text:p>
              </table:table-cell>
              <table:table-cell office:value-type="float" office:value="0.519746050733">
                <text:p>0.519746050733</text:p>
              </table:table-cell>
              <table:table-cell office:value-type="float" office:value="0.777234065698">
                <text:p>0.777234065698</text:p>
              </table:table-cell>
              <table:table-cell office:value-type="float" office:value="0.672571068078">
                <text:p>0.672571068078</text:p>
              </table:table-cell>
            </table:table-row>
            <table:table-row>
              <table:table-cell office:value-type="string">
                <text:p>2</text:p>
                <draw:g>
                  <svg:desc>'Test Ratio 0.1'.B4:'Test Ratio 0.1'.B4</svg:desc>
                </draw:g>
              </table:table-cell>
              <table:table-cell office:value-type="float" office:value="0.558499546034">
                <text:p>0.558499546034</text:p>
                <draw:g>
                  <svg:desc>'Test Ratio 0.1'.C4:'Test Ratio 0.1'.G4</svg:desc>
                </draw:g>
              </table:table-cell>
              <table:table-cell office:value-type="float" office:value="0.616459764221">
                <text:p>0.616459764221</text:p>
              </table:table-cell>
              <table:table-cell office:value-type="float" office:value="0.511897985056">
                <text:p>0.511897985056</text:p>
              </table:table-cell>
              <table:table-cell office:value-type="float" office:value="0.74900942672">
                <text:p>0.74900942672</text:p>
              </table:table-cell>
              <table:table-cell office:value-type="float" office:value="0.585976102941">
                <text:p>0.585976102941</text:p>
              </table:table-cell>
            </table:table-row>
            <table:table-row>
              <table:table-cell office:value-type="string">
                <text:p>3</text:p>
                <draw:g>
                  <svg:desc>'Test Ratio 0.1'.B5:'Test Ratio 0.1'.B5</svg:desc>
                </draw:g>
              </table:table-cell>
              <table:table-cell office:value-type="float" office:value="0.586246871384">
                <text:p>0.586246871384</text:p>
                <draw:g>
                  <svg:desc>'Test Ratio 0.1'.C5:'Test Ratio 0.1'.G5</svg:desc>
                </draw:g>
              </table:table-cell>
              <table:table-cell office:value-type="float" office:value="0.608311246717">
                <text:p>0.608311246717</text:p>
              </table:table-cell>
              <table:table-cell office:value-type="float" office:value="0.497773308563">
                <text:p>0.497773308563</text:p>
              </table:table-cell>
              <table:table-cell office:value-type="float" office:value="0.718746729006">
                <text:p>0.718746729006</text:p>
              </table:table-cell>
              <table:table-cell office:value-type="float" office:value="0.576834200212">
                <text:p>0.576834200212</text:p>
              </table:table-cell>
            </table:table-row>
            <table:table-row>
              <table:table-cell office:value-type="string">
                <text:p>4</text:p>
                <draw:g>
                  <svg:desc>'Test Ratio 0.1'.B6:'Test Ratio 0.1'.B6</svg:desc>
                </draw:g>
              </table:table-cell>
              <table:table-cell office:value-type="float" office:value="0.460892273244">
                <text:p>0.460892273244</text:p>
                <draw:g>
                  <svg:desc>'Test Ratio 0.1'.C6:'Test Ratio 0.1'.G6</svg:desc>
                </draw:g>
              </table:table-cell>
              <table:table-cell office:value-type="float" office:value="0.529188023234">
                <text:p>0.529188023234</text:p>
              </table:table-cell>
              <table:table-cell office:value-type="float" office:value="0.520689653913">
                <text:p>0.520689653913</text:p>
              </table:table-cell>
              <table:table-cell office:value-type="float" office:value="0.652059028954">
                <text:p>0.652059028954</text:p>
              </table:table-cell>
              <table:table-cell office:value-type="float" office:value="0.597176772725">
                <text:p>0.597176772725</text:p>
              </table:table-cell>
            </table:table-row>
            <table:table-row>
              <table:table-cell office:value-type="string">
                <text:p>5</text:p>
                <draw:g>
                  <svg:desc>'Test Ratio 0.1'.B7:'Test Ratio 0.1'.B7</svg:desc>
                </draw:g>
              </table:table-cell>
              <table:table-cell office:value-type="float" office:value="0.556028099484">
                <text:p>0.556028099484</text:p>
                <draw:g>
                  <svg:desc>'Test Ratio 0.1'.C7:'Test Ratio 0.1'.G7</svg:desc>
                </draw:g>
              </table:table-cell>
              <table:table-cell office:value-type="float" office:value="0.591372909426">
                <text:p>0.591372909426</text:p>
              </table:table-cell>
              <table:table-cell office:value-type="float" office:value="0.535396306909">
                <text:p>0.535396306909</text:p>
              </table:table-cell>
              <table:table-cell office:value-type="float" office:value="0.632545107675">
                <text:p>0.632545107675</text:p>
              </table:table-cell>
              <table:table-cell office:value-type="float" office:value="0.590734760436">
                <text:p>0.590734760436</text:p>
              </table:table-cell>
            </table:table-row>
            <table:table-row>
              <table:table-cell office:value-type="string">
                <text:p>10</text:p>
                <draw:g>
                  <svg:desc>'Test Ratio 0.1'.B8:'Test Ratio 0.1'.B8</svg:desc>
                </draw:g>
              </table:table-cell>
              <table:table-cell office:value-type="float" office:value="0.544225937584">
                <text:p>0.544225937584</text:p>
                <draw:g>
                  <svg:desc>'Test Ratio 0.1'.C8:'Test Ratio 0.1'.G8</svg:desc>
                </draw:g>
              </table:table-cell>
              <table:table-cell office:value-type="float" office:value="0.548641452502">
                <text:p>0.548641452502</text:p>
              </table:table-cell>
              <table:table-cell office:value-type="float" office:value="0.488376112192">
                <text:p>0.488376112192</text:p>
              </table:table-cell>
              <table:table-cell office:value-type="float" office:value="0.626434407017">
                <text:p>0.626434407017</text:p>
              </table:table-cell>
              <table:table-cell office:value-type="float" office:value="0.59247247165">
                <text:p>0.59247247165</text:p>
              </table:table-cell>
            </table:table-row>
            <table:table-row>
              <table:table-cell office:value-type="string">
                <text:p>30</text:p>
                <draw:g>
                  <svg:desc>'Test Ratio 0.1'.B9:'Test Ratio 0.1'.B9</svg:desc>
                </draw:g>
              </table:table-cell>
              <table:table-cell office:value-type="float" office:value="0.522995180618">
                <text:p>0.522995180618</text:p>
                <draw:g>
                  <svg:desc>'Test Ratio 0.1'.C9:'Test Ratio 0.1'.G9</svg:desc>
                </draw:g>
              </table:table-cell>
              <table:table-cell office:value-type="float" office:value="0.585461260446">
                <text:p>0.585461260446</text:p>
              </table:table-cell>
              <table:table-cell office:value-type="float" office:value="0.499291899621">
                <text:p>0.499291899621</text:p>
              </table:table-cell>
              <table:table-cell office:value-type="float" office:value="0.623922493654">
                <text:p>0.623922493654</text:p>
              </table:table-cell>
              <table:table-cell office:value-type="float" office:value="0.589165059976">
                <text:p>0.589165059976</text:p>
              </table:table-cell>
            </table:table-row>
            <table:table-row>
              <table:table-cell office:value-type="string">
                <text:p>60</text:p>
                <draw:g>
                  <svg:desc>'Test Ratio 0.1'.B10:'Test Ratio 0.1'.B10</svg:desc>
                </draw:g>
              </table:table-cell>
              <table:table-cell office:value-type="float" office:value="0.536350984328">
                <text:p>0.536350984328</text:p>
                <draw:g>
                  <svg:desc>'Test Ratio 0.1'.C10:'Test Ratio 0.1'.G10</svg:desc>
                </draw:g>
              </table:table-cell>
              <table:table-cell office:value-type="float" office:value="0.611350621558">
                <text:p>0.611350621558</text:p>
              </table:table-cell>
              <table:table-cell office:value-type="float" office:value="0.487992132137">
                <text:p>0.487992132137</text:p>
              </table:table-cell>
              <table:table-cell office:value-type="float" office:value="0.590426537171">
                <text:p>0.590426537171</text:p>
              </table:table-cell>
              <table:table-cell office:value-type="float" office:value="0.589868304983">
                <text:p>0.589868304983</text:p>
              </table:table-cell>
            </table:table-row>
            <table:table-row>
              <table:table-cell office:value-type="string">
                <text:p>300</text:p>
                <draw:g>
                  <svg:desc>'Test Ratio 0.1'.B11:'Test Ratio 0.1'.B11</svg:desc>
                </draw:g>
              </table:table-cell>
              <table:table-cell office:value-type="float" office:value="NaN">
                <text:p>NaN</text:p>
                <draw:g>
                  <svg:desc>'Test Ratio 0.1'.C11:'Test Ratio 0.1'.G1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96809134591">
                <text:p>0.596809134591</text:p>
              </table:table-cell>
              <table:table-cell office:value-type="float" office:value="0.60225309761">
                <text:p>0.60225309761</text:p>
              </table:table-cell>
            </table:table-row>
            <table:table-row>
              <table:table-cell office:value-type="string">
                <text:p>600</text:p>
                <draw:g>
                  <svg:desc>'Test Ratio 0.1'.B12:'Test Ratio 0.1'.B12</svg:desc>
                </draw:g>
              </table:table-cell>
              <table:table-cell office:value-type="float" office:value="NaN">
                <text:p>NaN</text:p>
                <draw:g>
                  <svg:desc>'Test Ratio 0.1'.C12:'Test Ratio 0.1'.G1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07437429407">
                <text:p>0.607437429407</text:p>
              </table:table-cell>
            </table:table-row>
            <table:table-row>
              <table:table-cell office:value-type="string">
                <text:p>900</text:p>
                <draw:g>
                  <svg:desc>'Test Ratio 0.1'.B13:'Test Ratio 0.1'.B13</svg:desc>
                </draw:g>
              </table:table-cell>
              <table:table-cell office:value-type="float" office:value="NaN">
                <text:p>NaN</text:p>
                <draw:g>
                  <svg:desc>'Test Ratio 0.1'.C13:'Test Ratio 0.1'.G1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07437429407">
                <text:p>0.607437429407</text:p>
              </table:table-cell>
            </table:table-row>
            <table:table-row>
              <table:table-cell office:value-type="string">
                <text:p>1800</text:p>
                <draw:g>
                  <svg:desc>'Test Ratio 0.1'.B14:'Test Ratio 0.1'.B14</svg:desc>
                </draw:g>
              </table:table-cell>
              <table:table-cell office:value-type="float" office:value="NaN">
                <text:p>NaN</text:p>
                <draw:g>
                  <svg:desc>'Test Ratio 0.1'.C14:'Test Ratio 0.1'.G1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draw:fill-color="#ff950e"/>
      <style:text-properties fo:font-size="10pt" style:font-size-asian="10pt" style:font-size-complex="10pt"/>
    </style:style>
    <style:style style:name="ch21" style:family="chart" style:data-style-name="N0">
      <style:chart-properties chart:link-data-style-to-source="true"/>
      <style:graphic-properties draw:stroke="none" draw:fill-color="#c5000b"/>
      <style:text-properties fo:font-size="10pt" style:font-size-asian="10pt" style:font-size-complex="10pt"/>
    </style:style>
    <style:style style:name="ch22" style:family="chart" style:data-style-name="N0">
      <style:chart-properties chart:link-data-style-to-source="true"/>
      <style:graphic-properties draw:stroke="none" draw:fill-color="#0084d1"/>
      <style:text-properties fo:font-size="10pt" style:font-size-asian="10pt" style:font-size-complex="10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978cm" svg:y="0.316cm" chart:style-name="ch2">
          <text:p>Occupancy Sensing Accuracy vs Labeling Period</text:p>
        </chart:title>
        <chart:subtitle svg:x="6.492cm" svg:y="1.302cm" chart:style-name="ch3">
          <text:p>with test ratio 0.2</text:p>
        </chart:subtitle>
        <chart:legend chart:legend-position="end" svg:x="14.469cm" svg:y="1.51cm" style:legend-expansion="high" chart:style-name="ch4"/>
        <chart:plot-area chart:style-name="ch5" table:cell-range-address="'Test Ratio 0.2'.B2:'Test Ratio 0.2'.G14" chart:data-source-has-labels="both" svg:x="1.314cm" svg:y="2.155cm" svg:width="12.835cm" svg:height="5.701cm">
          <chartooo:coordinate-region svg:x="2.059cm" svg:y="2.35cm" svg:width="12.09cm" svg:height="4.867cm"/>
          <chart:axis chart:dimension="x" chart:name="primary-x" chart:style-name="ch6" chartooo:axis-type="text">
            <chart:title svg:x="5.487cm" svg:y="8.037cm" chart:style-name="ch7">
              <text:p>Labeling period / feature length</text:p>
            </chart:title>
            <chart:categories table:cell-range-address="'Test Ratio 0.2'.C2:'Test Ratio 0.2'.G2"/>
          </chart:axis>
          <chart:axis chart:dimension="y" chart:name="primary-y" chart:style-name="ch8">
            <chart:title svg:x="0.451cm" svg:y="5.706cm" chart:style-name="ch9">
              <text:p>Accuracy</text:p>
            </chart:title>
            <chart:grid chart:style-name="ch10" chart:class="major"/>
          </chart:axis>
          <chart:series chart:style-name="ch11" chart:values-cell-range-address="'Test Ratio 0.2'.C3:'Test Ratio 0.2'.G3" chart:label-cell-address="'Test Ratio 0.2'.B3:'Test Ratio 0.2'.B3" chart:class="chart:bar">
            <chart:data-point chart:repeated="5"/>
          </chart:series>
          <chart:series chart:style-name="ch12" chart:values-cell-range-address="'Test Ratio 0.2'.C4:'Test Ratio 0.2'.G4" chart:label-cell-address="'Test Ratio 0.2'.B4:'Test Ratio 0.2'.B4" chart:class="chart:bar">
            <chart:data-point chart:repeated="5"/>
          </chart:series>
          <chart:series chart:style-name="ch13" chart:values-cell-range-address="'Test Ratio 0.2'.C5:'Test Ratio 0.2'.G5" chart:label-cell-address="'Test Ratio 0.2'.B5:'Test Ratio 0.2'.B5" chart:class="chart:bar">
            <chart:data-point chart:repeated="5"/>
          </chart:series>
          <chart:series chart:style-name="ch14" chart:values-cell-range-address="'Test Ratio 0.2'.C6:'Test Ratio 0.2'.G6" chart:label-cell-address="'Test Ratio 0.2'.B6:'Test Ratio 0.2'.B6" chart:class="chart:bar">
            <chart:data-point chart:repeated="5"/>
          </chart:series>
          <chart:series chart:style-name="ch15" chart:values-cell-range-address="'Test Ratio 0.2'.C7:'Test Ratio 0.2'.G7" chart:label-cell-address="'Test Ratio 0.2'.B7:'Test Ratio 0.2'.B7" chart:class="chart:bar">
            <chart:data-point chart:repeated="5"/>
          </chart:series>
          <chart:series chart:style-name="ch16" chart:values-cell-range-address="'Test Ratio 0.2'.C8:'Test Ratio 0.2'.G8" chart:label-cell-address="'Test Ratio 0.2'.B8:'Test Ratio 0.2'.B8" chart:class="chart:bar">
            <chart:data-point chart:repeated="5"/>
          </chart:series>
          <chart:series chart:style-name="ch17" chart:values-cell-range-address="'Test Ratio 0.2'.C9:'Test Ratio 0.2'.G9" chart:label-cell-address="'Test Ratio 0.2'.B9:'Test Ratio 0.2'.B9" chart:class="chart:bar">
            <chart:data-point chart:repeated="5"/>
          </chart:series>
          <chart:series chart:style-name="ch18" chart:values-cell-range-address="'Test Ratio 0.2'.C10:'Test Ratio 0.2'.G10" chart:label-cell-address="'Test Ratio 0.2'.B10:'Test Ratio 0.2'.B10" chart:class="chart:bar">
            <chart:data-point chart:repeated="5"/>
          </chart:series>
          <chart:series chart:style-name="ch19" chart:values-cell-range-address="'Test Ratio 0.2'.C11:'Test Ratio 0.2'.G11" chart:label-cell-address="'Test Ratio 0.2'.B11:'Test Ratio 0.2'.B11" chart:class="chart:bar">
            <chart:data-point chart:repeated="5"/>
          </chart:series>
          <chart:series chart:style-name="ch20" chart:values-cell-range-address="'Test Ratio 0.2'.C12:'Test Ratio 0.2'.G12" chart:label-cell-address="'Test Ratio 0.2'.B12:'Test Ratio 0.2'.B12" chart:class="chart:bar">
            <chart:data-point chart:repeated="5"/>
          </chart:series>
          <chart:series chart:style-name="ch21" chart:values-cell-range-address="'Test Ratio 0.2'.C13:'Test Ratio 0.2'.G13" chart:label-cell-address="'Test Ratio 0.2'.B13:'Test Ratio 0.2'.B13" chart:class="chart:bar">
            <chart:data-point chart:repeated="5"/>
          </chart:series>
          <chart:series chart:style-name="ch22" chart:values-cell-range-address="'Test Ratio 0.2'.C14:'Test Ratio 0.2'.G14" chart:label-cell-address="'Test Ratio 0.2'.B14:'Test Ratio 0.2'.B14" chart:class="chart:bar">
            <chart:data-point chart:repeated="5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300">
                <text:p>300</text:p>
                <draw:g>
                  <svg:desc>'Test Ratio 0.2'.C2:'Test Ratio 0.2'.G2</svg:desc>
                </draw:g>
              </table:table-cell>
              <table:table-cell office:value-type="float" office:value="600">
                <text:p>600</text:p>
              </table:table-cell>
              <table:table-cell office:value-type="float" office:value="900">
                <text:p>900</text:p>
              </table:table-cell>
              <table:table-cell office:value-type="float" office:value="1800">
                <text:p>1800</text:p>
              </table:table-cell>
              <table:table-cell office:value-type="float" office:value="3600">
                <text:p>360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'Test Ratio 0.2'.B3:'Test Ratio 0.2'.B3</svg:desc>
                </draw:g>
              </table:table-cell>
              <table:table-cell office:value-type="float" office:value="0.56134054794">
                <text:p>0.56134054794</text:p>
                <draw:g>
                  <svg:desc>'Test Ratio 0.2'.C3:'Test Ratio 0.2'.G3</svg:desc>
                </draw:g>
              </table:table-cell>
              <table:table-cell office:value-type="float" office:value="0.424351883092">
                <text:p>0.424351883092</text:p>
              </table:table-cell>
              <table:table-cell office:value-type="float" office:value="0.549137662319">
                <text:p>0.549137662319</text:p>
              </table:table-cell>
              <table:table-cell office:value-type="float" office:value="0.59319169135">
                <text:p>0.59319169135</text:p>
              </table:table-cell>
              <table:table-cell office:value-type="float" office:value="0.756881223329">
                <text:p>0.756881223329</text:p>
              </table:table-cell>
            </table:table-row>
            <table:table-row>
              <table:table-cell office:value-type="string">
                <text:p>2</text:p>
                <draw:g>
                  <svg:desc>'Test Ratio 0.2'.B4:'Test Ratio 0.2'.B4</svg:desc>
                </draw:g>
              </table:table-cell>
              <table:table-cell office:value-type="float" office:value="0.578460044682">
                <text:p>0.578460044682</text:p>
                <draw:g>
                  <svg:desc>'Test Ratio 0.2'.C4:'Test Ratio 0.2'.G4</svg:desc>
                </draw:g>
              </table:table-cell>
              <table:table-cell office:value-type="float" office:value="0.557463424959">
                <text:p>0.557463424959</text:p>
              </table:table-cell>
              <table:table-cell office:value-type="float" office:value="0.608766681997">
                <text:p>0.608766681997</text:p>
              </table:table-cell>
              <table:table-cell office:value-type="float" office:value="0.635768113465">
                <text:p>0.635768113465</text:p>
              </table:table-cell>
              <table:table-cell office:value-type="float" office:value="0.578529770372">
                <text:p>0.578529770372</text:p>
              </table:table-cell>
            </table:table-row>
            <table:table-row>
              <table:table-cell office:value-type="string">
                <text:p>3</text:p>
                <draw:g>
                  <svg:desc>'Test Ratio 0.2'.B5:'Test Ratio 0.2'.B5</svg:desc>
                </draw:g>
              </table:table-cell>
              <table:table-cell office:value-type="float" office:value="0.614105685558">
                <text:p>0.614105685558</text:p>
                <draw:g>
                  <svg:desc>'Test Ratio 0.2'.C5:'Test Ratio 0.2'.G5</svg:desc>
                </draw:g>
              </table:table-cell>
              <table:table-cell office:value-type="float" office:value="0.535362489718">
                <text:p>0.535362489718</text:p>
              </table:table-cell>
              <table:table-cell office:value-type="float" office:value="0.594604181915">
                <text:p>0.594604181915</text:p>
              </table:table-cell>
              <table:table-cell office:value-type="float" office:value="0.641442811574">
                <text:p>0.641442811574</text:p>
              </table:table-cell>
              <table:table-cell office:value-type="float" office:value="0.584576305629">
                <text:p>0.584576305629</text:p>
              </table:table-cell>
            </table:table-row>
            <table:table-row>
              <table:table-cell office:value-type="string">
                <text:p>4</text:p>
                <draw:g>
                  <svg:desc>'Test Ratio 0.2'.B6:'Test Ratio 0.2'.B6</svg:desc>
                </draw:g>
              </table:table-cell>
              <table:table-cell office:value-type="float" office:value="0.554312083143">
                <text:p>0.554312083143</text:p>
                <draw:g>
                  <svg:desc>'Test Ratio 0.2'.C6:'Test Ratio 0.2'.G6</svg:desc>
                </draw:g>
              </table:table-cell>
              <table:table-cell office:value-type="float" office:value="0.558539677961">
                <text:p>0.558539677961</text:p>
              </table:table-cell>
              <table:table-cell office:value-type="float" office:value="0.560880274594">
                <text:p>0.560880274594</text:p>
              </table:table-cell>
              <table:table-cell office:value-type="float" office:value="0.558570764031">
                <text:p>0.558570764031</text:p>
              </table:table-cell>
              <table:table-cell office:value-type="float" office:value="0.594048973786">
                <text:p>0.594048973786</text:p>
              </table:table-cell>
            </table:table-row>
            <table:table-row>
              <table:table-cell office:value-type="string">
                <text:p>5</text:p>
                <draw:g>
                  <svg:desc>'Test Ratio 0.2'.B7:'Test Ratio 0.2'.B7</svg:desc>
                </draw:g>
              </table:table-cell>
              <table:table-cell office:value-type="float" office:value="0.591175368216">
                <text:p>0.591175368216</text:p>
                <draw:g>
                  <svg:desc>'Test Ratio 0.2'.C7:'Test Ratio 0.2'.G7</svg:desc>
                </draw:g>
              </table:table-cell>
              <table:table-cell office:value-type="float" office:value="0.517709578232">
                <text:p>0.517709578232</text:p>
              </table:table-cell>
              <table:table-cell office:value-type="float" office:value="0.537236198107">
                <text:p>0.537236198107</text:p>
              </table:table-cell>
              <table:table-cell office:value-type="float" office:value="0.584550391129">
                <text:p>0.584550391129</text:p>
              </table:table-cell>
              <table:table-cell office:value-type="float" office:value="0.587470026417">
                <text:p>0.587470026417</text:p>
              </table:table-cell>
            </table:table-row>
            <table:table-row>
              <table:table-cell office:value-type="string">
                <text:p>10</text:p>
                <draw:g>
                  <svg:desc>'Test Ratio 0.2'.B8:'Test Ratio 0.2'.B8</svg:desc>
                </draw:g>
              </table:table-cell>
              <table:table-cell office:value-type="float" office:value="0.543198741198">
                <text:p>0.543198741198</text:p>
                <draw:g>
                  <svg:desc>'Test Ratio 0.2'.C8:'Test Ratio 0.2'.G8</svg:desc>
                </draw:g>
              </table:table-cell>
              <table:table-cell office:value-type="float" office:value="0.543108228485">
                <text:p>0.543108228485</text:p>
              </table:table-cell>
              <table:table-cell office:value-type="float" office:value="0.596692028822">
                <text:p>0.596692028822</text:p>
              </table:table-cell>
              <table:table-cell office:value-type="float" office:value="0.56986196552">
                <text:p>0.56986196552</text:p>
              </table:table-cell>
              <table:table-cell office:value-type="float" office:value="0.595880410486">
                <text:p>0.595880410486</text:p>
              </table:table-cell>
            </table:table-row>
            <table:table-row>
              <table:table-cell office:value-type="string">
                <text:p>30</text:p>
                <draw:g>
                  <svg:desc>'Test Ratio 0.2'.B9:'Test Ratio 0.2'.B9</svg:desc>
                </draw:g>
              </table:table-cell>
              <table:table-cell office:value-type="float" office:value="0.541542209001">
                <text:p>0.541542209001</text:p>
                <draw:g>
                  <svg:desc>'Test Ratio 0.2'.C9:'Test Ratio 0.2'.G9</svg:desc>
                </draw:g>
              </table:table-cell>
              <table:table-cell office:value-type="float" office:value="0.564717650554">
                <text:p>0.564717650554</text:p>
              </table:table-cell>
              <table:table-cell office:value-type="float" office:value="0.594031523324">
                <text:p>0.594031523324</text:p>
              </table:table-cell>
              <table:table-cell office:value-type="float" office:value="0.561106174527">
                <text:p>0.561106174527</text:p>
              </table:table-cell>
              <table:table-cell office:value-type="float" office:value="0.596420951026">
                <text:p>0.596420951026</text:p>
              </table:table-cell>
            </table:table-row>
            <table:table-row>
              <table:table-cell office:value-type="string">
                <text:p>60</text:p>
                <draw:g>
                  <svg:desc>'Test Ratio 0.2'.B10:'Test Ratio 0.2'.B10</svg:desc>
                </draw:g>
              </table:table-cell>
              <table:table-cell office:value-type="float" office:value="0.548881582139">
                <text:p>0.548881582139</text:p>
                <draw:g>
                  <svg:desc>'Test Ratio 0.2'.C10:'Test Ratio 0.2'.G10</svg:desc>
                </draw:g>
              </table:table-cell>
              <table:table-cell office:value-type="float" office:value="0.572438682156">
                <text:p>0.572438682156</text:p>
              </table:table-cell>
              <table:table-cell office:value-type="float" office:value="0.609130565011">
                <text:p>0.609130565011</text:p>
              </table:table-cell>
              <table:table-cell office:value-type="float" office:value="0.58363180679">
                <text:p>0.58363180679</text:p>
              </table:table-cell>
              <table:table-cell office:value-type="float" office:value="0.592314739552">
                <text:p>0.592314739552</text:p>
              </table:table-cell>
            </table:table-row>
            <table:table-row>
              <table:table-cell office:value-type="string">
                <text:p>300</text:p>
                <draw:g>
                  <svg:desc>'Test Ratio 0.2'.B11:'Test Ratio 0.2'.B11</svg:desc>
                </draw:g>
              </table:table-cell>
              <table:table-cell office:value-type="float" office:value="NaN">
                <text:p>NaN</text:p>
                <draw:g>
                  <svg:desc>'Test Ratio 0.2'.C11:'Test Ratio 0.2'.G1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9723143085">
                <text:p>0.59723143085</text:p>
              </table:table-cell>
              <table:table-cell office:value-type="float" office:value="0.59971042471">
                <text:p>0.59971042471</text:p>
              </table:table-cell>
            </table:table-row>
            <table:table-row>
              <table:table-cell office:value-type="string">
                <text:p>600</text:p>
                <draw:g>
                  <svg:desc>'Test Ratio 0.2'.B12:'Test Ratio 0.2'.B12</svg:desc>
                </draw:g>
              </table:table-cell>
              <table:table-cell office:value-type="float" office:value="NaN">
                <text:p>NaN</text:p>
                <draw:g>
                  <svg:desc>'Test Ratio 0.2'.C12:'Test Ratio 0.2'.G1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00587617693">
                <text:p>0.600587617693</text:p>
              </table:table-cell>
            </table:table-row>
            <table:table-row>
              <table:table-cell office:value-type="string">
                <text:p>900</text:p>
                <draw:g>
                  <svg:desc>'Test Ratio 0.2'.B13:'Test Ratio 0.2'.B13</svg:desc>
                </draw:g>
              </table:table-cell>
              <table:table-cell office:value-type="float" office:value="NaN">
                <text:p>NaN</text:p>
                <draw:g>
                  <svg:desc>'Test Ratio 0.2'.C13:'Test Ratio 0.2'.G1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00587617693">
                <text:p>0.600587617693</text:p>
              </table:table-cell>
            </table:table-row>
            <table:table-row>
              <table:table-cell office:value-type="string">
                <text:p>1800</text:p>
                <draw:g>
                  <svg:desc>'Test Ratio 0.2'.B14:'Test Ratio 0.2'.B14</svg:desc>
                </draw:g>
              </table:table-cell>
              <table:table-cell office:value-type="float" office:value="NaN">
                <text:p>NaN</text:p>
                <draw:g>
                  <svg:desc>'Test Ratio 0.2'.C14:'Test Ratio 0.2'.G1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draw:fill-color="#ff950e"/>
      <style:text-properties fo:font-size="10pt" style:font-size-asian="10pt" style:font-size-complex="10pt"/>
    </style:style>
    <style:style style:name="ch21" style:family="chart" style:data-style-name="N0">
      <style:chart-properties chart:link-data-style-to-source="true"/>
      <style:graphic-properties draw:stroke="none" draw:fill-color="#c5000b"/>
      <style:text-properties fo:font-size="10pt" style:font-size-asian="10pt" style:font-size-complex="10pt"/>
    </style:style>
    <style:style style:name="ch22" style:family="chart" style:data-style-name="N0">
      <style:chart-properties chart:link-data-style-to-source="true"/>
      <style:graphic-properties draw:stroke="none" draw:fill-color="#0084d1"/>
      <style:text-properties fo:font-size="10pt" style:font-size-asian="10pt" style:font-size-complex="10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978cm" svg:y="0.316cm" chart:style-name="ch2">
          <text:p>Occupancy Sensing Accuracy vs Labeling Period</text:p>
        </chart:title>
        <chart:subtitle svg:x="6.492cm" svg:y="1.302cm" chart:style-name="ch3">
          <text:p>with test ratio 0.3</text:p>
        </chart:subtitle>
        <chart:legend chart:legend-position="end" svg:x="14.469cm" svg:y="1.51cm" style:legend-expansion="high" chart:style-name="ch4"/>
        <chart:plot-area chart:style-name="ch5" table:cell-range-address="'Test Ratio 0.3'.B2:'Test Ratio 0.3'.G14" chart:data-source-has-labels="both" svg:x="1.314cm" svg:y="2.155cm" svg:width="12.835cm" svg:height="5.701cm">
          <chartooo:coordinate-region svg:x="2.059cm" svg:y="2.35cm" svg:width="12.09cm" svg:height="4.867cm"/>
          <chart:axis chart:dimension="x" chart:name="primary-x" chart:style-name="ch6" chartooo:axis-type="auto">
            <chartooo:date-scale/>
            <chart:title svg:x="5.487cm" svg:y="8.037cm" chart:style-name="ch7">
              <text:p>Labeling period / feature length</text:p>
            </chart:title>
            <chart:categories table:cell-range-address="'Test Ratio 0.3'.C2:'Test Ratio 0.3'.G2"/>
          </chart:axis>
          <chart:axis chart:dimension="y" chart:name="primary-y" chart:style-name="ch8">
            <chart:title svg:x="0.451cm" svg:y="5.706cm" chart:style-name="ch9">
              <text:p>Accuracy</text:p>
            </chart:title>
            <chart:grid chart:style-name="ch10" chart:class="major"/>
          </chart:axis>
          <chart:series chart:style-name="ch11" chart:values-cell-range-address="'Test Ratio 0.3'.C3:'Test Ratio 0.3'.G3" chart:label-cell-address="'Test Ratio 0.3'.B3:'Test Ratio 0.3'.B3" chart:class="chart:bar">
            <chart:data-point chart:repeated="5"/>
          </chart:series>
          <chart:series chart:style-name="ch12" chart:values-cell-range-address="'Test Ratio 0.3'.C4:'Test Ratio 0.3'.G4" chart:label-cell-address="'Test Ratio 0.3'.B4:'Test Ratio 0.3'.B4" chart:class="chart:bar">
            <chart:data-point chart:repeated="5"/>
          </chart:series>
          <chart:series chart:style-name="ch13" chart:values-cell-range-address="'Test Ratio 0.3'.C5:'Test Ratio 0.3'.G5" chart:label-cell-address="'Test Ratio 0.3'.B5:'Test Ratio 0.3'.B5" chart:class="chart:bar">
            <chart:data-point chart:repeated="5"/>
          </chart:series>
          <chart:series chart:style-name="ch14" chart:values-cell-range-address="'Test Ratio 0.3'.C6:'Test Ratio 0.3'.G6" chart:label-cell-address="'Test Ratio 0.3'.B6:'Test Ratio 0.3'.B6" chart:class="chart:bar">
            <chart:data-point chart:repeated="5"/>
          </chart:series>
          <chart:series chart:style-name="ch15" chart:values-cell-range-address="'Test Ratio 0.3'.C7:'Test Ratio 0.3'.G7" chart:label-cell-address="'Test Ratio 0.3'.B7:'Test Ratio 0.3'.B7" chart:class="chart:bar">
            <chart:data-point chart:repeated="5"/>
          </chart:series>
          <chart:series chart:style-name="ch16" chart:values-cell-range-address="'Test Ratio 0.3'.C8:'Test Ratio 0.3'.G8" chart:label-cell-address="'Test Ratio 0.3'.B8:'Test Ratio 0.3'.B8" chart:class="chart:bar">
            <chart:data-point chart:repeated="5"/>
          </chart:series>
          <chart:series chart:style-name="ch17" chart:values-cell-range-address="'Test Ratio 0.3'.C9:'Test Ratio 0.3'.G9" chart:label-cell-address="'Test Ratio 0.3'.B9:'Test Ratio 0.3'.B9" chart:class="chart:bar">
            <chart:data-point chart:repeated="5"/>
          </chart:series>
          <chart:series chart:style-name="ch18" chart:values-cell-range-address="'Test Ratio 0.3'.C10:'Test Ratio 0.3'.G10" chart:label-cell-address="'Test Ratio 0.3'.B10:'Test Ratio 0.3'.B10" chart:class="chart:bar">
            <chart:data-point chart:repeated="5"/>
          </chart:series>
          <chart:series chart:style-name="ch19" chart:values-cell-range-address="'Test Ratio 0.3'.C11:'Test Ratio 0.3'.G11" chart:label-cell-address="'Test Ratio 0.3'.B11:'Test Ratio 0.3'.B11" chart:class="chart:bar">
            <chart:data-point chart:repeated="5"/>
          </chart:series>
          <chart:series chart:style-name="ch20" chart:values-cell-range-address="'Test Ratio 0.3'.C12:'Test Ratio 0.3'.G12" chart:label-cell-address="'Test Ratio 0.3'.B12:'Test Ratio 0.3'.B12" chart:class="chart:bar">
            <chart:data-point chart:repeated="5"/>
          </chart:series>
          <chart:series chart:style-name="ch21" chart:values-cell-range-address="'Test Ratio 0.3'.C13:'Test Ratio 0.3'.G13" chart:label-cell-address="'Test Ratio 0.3'.B13:'Test Ratio 0.3'.B13" chart:class="chart:bar">
            <chart:data-point chart:repeated="5"/>
          </chart:series>
          <chart:series chart:style-name="ch22" chart:values-cell-range-address="'Test Ratio 0.3'.C14:'Test Ratio 0.3'.G14" chart:label-cell-address="'Test Ratio 0.3'.B14:'Test Ratio 0.3'.B14" chart:class="chart:bar">
            <chart:data-point chart:repeated="5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300">
                <text:p>300</text:p>
                <draw:g>
                  <svg:desc>'Test Ratio 0.3'.C2:'Test Ratio 0.3'.G2</svg:desc>
                </draw:g>
              </table:table-cell>
              <table:table-cell office:value-type="float" office:value="600">
                <text:p>600</text:p>
              </table:table-cell>
              <table:table-cell office:value-type="float" office:value="900">
                <text:p>900</text:p>
              </table:table-cell>
              <table:table-cell office:value-type="float" office:value="1800">
                <text:p>1800</text:p>
              </table:table-cell>
              <table:table-cell office:value-type="float" office:value="3600">
                <text:p>360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'Test Ratio 0.3'.B3:'Test Ratio 0.3'.B3</svg:desc>
                </draw:g>
              </table:table-cell>
              <table:table-cell office:value-type="float" office:value="0.688573861481">
                <text:p>0.688573861481</text:p>
                <draw:g>
                  <svg:desc>'Test Ratio 0.3'.C3:'Test Ratio 0.3'.G3</svg:desc>
                </draw:g>
              </table:table-cell>
              <table:table-cell office:value-type="float" office:value="0.563425571336">
                <text:p>0.563425571336</text:p>
              </table:table-cell>
              <table:table-cell office:value-type="float" office:value="0.473796661002">
                <text:p>0.473796661002</text:p>
              </table:table-cell>
              <table:table-cell office:value-type="float" office:value="0.756693179541">
                <text:p>0.756693179541</text:p>
              </table:table-cell>
              <table:table-cell office:value-type="float" office:value="0.70774944117">
                <text:p>0.70774944117</text:p>
              </table:table-cell>
            </table:table-row>
            <table:table-row>
              <table:table-cell office:value-type="string">
                <text:p>2</text:p>
                <draw:g>
                  <svg:desc>'Test Ratio 0.3'.B4:'Test Ratio 0.3'.B4</svg:desc>
                </draw:g>
              </table:table-cell>
              <table:table-cell office:value-type="float" office:value="0.677548740617">
                <text:p>0.677548740617</text:p>
                <draw:g>
                  <svg:desc>'Test Ratio 0.3'.C4:'Test Ratio 0.3'.G4</svg:desc>
                </draw:g>
              </table:table-cell>
              <table:table-cell office:value-type="float" office:value="0.615817652214">
                <text:p>0.615817652214</text:p>
              </table:table-cell>
              <table:table-cell office:value-type="float" office:value="0.497234384136">
                <text:p>0.497234384136</text:p>
              </table:table-cell>
              <table:table-cell office:value-type="float" office:value="0.745974305407">
                <text:p>0.745974305407</text:p>
              </table:table-cell>
              <table:table-cell office:value-type="float" office:value="0.583707664431">
                <text:p>0.583707664431</text:p>
              </table:table-cell>
            </table:table-row>
            <table:table-row>
              <table:table-cell office:value-type="string">
                <text:p>3</text:p>
                <draw:g>
                  <svg:desc>'Test Ratio 0.3'.B5:'Test Ratio 0.3'.B5</svg:desc>
                </draw:g>
              </table:table-cell>
              <table:table-cell office:value-type="float" office:value="0.680446400405">
                <text:p>0.680446400405</text:p>
                <draw:g>
                  <svg:desc>'Test Ratio 0.3'.C5:'Test Ratio 0.3'.G5</svg:desc>
                </draw:g>
              </table:table-cell>
              <table:table-cell office:value-type="float" office:value="0.614761999345">
                <text:p>0.614761999345</text:p>
              </table:table-cell>
              <table:table-cell office:value-type="float" office:value="0.489038718913">
                <text:p>0.489038718913</text:p>
              </table:table-cell>
              <table:table-cell office:value-type="float" office:value="0.695747179807">
                <text:p>0.695747179807</text:p>
              </table:table-cell>
              <table:table-cell office:value-type="float" office:value="0.593008788864">
                <text:p>0.593008788864</text:p>
              </table:table-cell>
            </table:table-row>
            <table:table-row>
              <table:table-cell office:value-type="string">
                <text:p>4</text:p>
                <draw:g>
                  <svg:desc>'Test Ratio 0.3'.B6:'Test Ratio 0.3'.B6</svg:desc>
                </draw:g>
              </table:table-cell>
              <table:table-cell office:value-type="float" office:value="0.534827199107">
                <text:p>0.534827199107</text:p>
                <draw:g>
                  <svg:desc>'Test Ratio 0.3'.C6:'Test Ratio 0.3'.G6</svg:desc>
                </draw:g>
              </table:table-cell>
              <table:table-cell office:value-type="float" office:value="0.567739483414">
                <text:p>0.567739483414</text:p>
              </table:table-cell>
              <table:table-cell office:value-type="float" office:value="0.504392542766">
                <text:p>0.504392542766</text:p>
              </table:table-cell>
              <table:table-cell office:value-type="float" office:value="0.595338740637">
                <text:p>0.595338740637</text:p>
              </table:table-cell>
              <table:table-cell office:value-type="float" office:value="0.602392552327">
                <text:p>0.602392552327</text:p>
              </table:table-cell>
            </table:table-row>
            <table:table-row>
              <table:table-cell office:value-type="string">
                <text:p>5</text:p>
                <draw:g>
                  <svg:desc>'Test Ratio 0.3'.B7:'Test Ratio 0.3'.B7</svg:desc>
                </draw:g>
              </table:table-cell>
              <table:table-cell office:value-type="float" office:value="0.517018122867">
                <text:p>0.517018122867</text:p>
                <draw:g>
                  <svg:desc>'Test Ratio 0.3'.C7:'Test Ratio 0.3'.G7</svg:desc>
                </draw:g>
              </table:table-cell>
              <table:table-cell office:value-type="float" office:value="0.586806813956">
                <text:p>0.586806813956</text:p>
              </table:table-cell>
              <table:table-cell office:value-type="float" office:value="0.478260283416">
                <text:p>0.478260283416</text:p>
              </table:table-cell>
              <table:table-cell office:value-type="float" office:value="0.585068197197">
                <text:p>0.585068197197</text:p>
              </table:table-cell>
              <table:table-cell office:value-type="float" office:value="0.598941864797">
                <text:p>0.598941864797</text:p>
              </table:table-cell>
            </table:table-row>
            <table:table-row>
              <table:table-cell office:value-type="string">
                <text:p>10</text:p>
                <draw:g>
                  <svg:desc>'Test Ratio 0.3'.B8:'Test Ratio 0.3'.B8</svg:desc>
                </draw:g>
              </table:table-cell>
              <table:table-cell office:value-type="float" office:value="0.580233543277">
                <text:p>0.580233543277</text:p>
                <draw:g>
                  <svg:desc>'Test Ratio 0.3'.C8:'Test Ratio 0.3'.G8</svg:desc>
                </draw:g>
              </table:table-cell>
              <table:table-cell office:value-type="float" office:value="0.568717896615">
                <text:p>0.568717896615</text:p>
              </table:table-cell>
              <table:table-cell office:value-type="float" office:value="0.54182922012">
                <text:p>0.54182922012</text:p>
              </table:table-cell>
              <table:table-cell office:value-type="float" office:value="0.592054897287">
                <text:p>0.592054897287</text:p>
              </table:table-cell>
              <table:table-cell office:value-type="float" office:value="0.603304968502">
                <text:p>0.603304968502</text:p>
              </table:table-cell>
            </table:table-row>
            <table:table-row>
              <table:table-cell office:value-type="string">
                <text:p>30</text:p>
                <draw:g>
                  <svg:desc>'Test Ratio 0.3'.B9:'Test Ratio 0.3'.B9</svg:desc>
                </draw:g>
              </table:table-cell>
              <table:table-cell office:value-type="float" office:value="0.584831753975">
                <text:p>0.584831753975</text:p>
                <draw:g>
                  <svg:desc>'Test Ratio 0.3'.C9:'Test Ratio 0.3'.G9</svg:desc>
                </draw:g>
              </table:table-cell>
              <table:table-cell office:value-type="float" office:value="0.569627249486">
                <text:p>0.569627249486</text:p>
              </table:table-cell>
              <table:table-cell office:value-type="float" office:value="0.519532807306">
                <text:p>0.519532807306</text:p>
              </table:table-cell>
              <table:table-cell office:value-type="float" office:value="0.594001021338">
                <text:p>0.594001021338</text:p>
              </table:table-cell>
              <table:table-cell office:value-type="float" office:value="0.602243192441">
                <text:p>0.602243192441</text:p>
              </table:table-cell>
            </table:table-row>
            <table:table-row>
              <table:table-cell office:value-type="string">
                <text:p>60</text:p>
                <draw:g>
                  <svg:desc>'Test Ratio 0.3'.B10:'Test Ratio 0.3'.B10</svg:desc>
                </draw:g>
              </table:table-cell>
              <table:table-cell office:value-type="float" office:value="0.570217075815">
                <text:p>0.570217075815</text:p>
                <draw:g>
                  <svg:desc>'Test Ratio 0.3'.C10:'Test Ratio 0.3'.G10</svg:desc>
                </draw:g>
              </table:table-cell>
              <table:table-cell office:value-type="float" office:value="0.590651698433">
                <text:p>0.590651698433</text:p>
              </table:table-cell>
              <table:table-cell office:value-type="float" office:value="0.521728256017">
                <text:p>0.521728256017</text:p>
              </table:table-cell>
              <table:table-cell office:value-type="float" office:value="0.596150134265">
                <text:p>0.596150134265</text:p>
              </table:table-cell>
              <table:table-cell office:value-type="float" office:value="0.60173465759">
                <text:p>0.60173465759</text:p>
              </table:table-cell>
            </table:table-row>
            <table:table-row>
              <table:table-cell office:value-type="string">
                <text:p>300</text:p>
                <draw:g>
                  <svg:desc>'Test Ratio 0.3'.B11:'Test Ratio 0.3'.B11</svg:desc>
                </draw:g>
              </table:table-cell>
              <table:table-cell office:value-type="float" office:value="NaN">
                <text:p>NaN</text:p>
                <draw:g>
                  <svg:desc>'Test Ratio 0.3'.C11:'Test Ratio 0.3'.G1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05542803">
                <text:p>0.605542803</text:p>
              </table:table-cell>
              <table:table-cell office:value-type="float" office:value="0.603691068888">
                <text:p>0.603691068888</text:p>
              </table:table-cell>
            </table:table-row>
            <table:table-row>
              <table:table-cell office:value-type="string">
                <text:p>600</text:p>
                <draw:g>
                  <svg:desc>'Test Ratio 0.3'.B12:'Test Ratio 0.3'.B12</svg:desc>
                </draw:g>
              </table:table-cell>
              <table:table-cell office:value-type="float" office:value="NaN">
                <text:p>NaN</text:p>
                <draw:g>
                  <svg:desc>'Test Ratio 0.3'.C12:'Test Ratio 0.3'.G1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03691068888">
                <text:p>0.603691068888</text:p>
              </table:table-cell>
            </table:table-row>
            <table:table-row>
              <table:table-cell office:value-type="string">
                <text:p>900</text:p>
                <draw:g>
                  <svg:desc>'Test Ratio 0.3'.B13:'Test Ratio 0.3'.B13</svg:desc>
                </draw:g>
              </table:table-cell>
              <table:table-cell office:value-type="float" office:value="NaN">
                <text:p>NaN</text:p>
                <draw:g>
                  <svg:desc>'Test Ratio 0.3'.C13:'Test Ratio 0.3'.G1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03691068888">
                <text:p>0.603691068888</text:p>
              </table:table-cell>
            </table:table-row>
            <table:table-row>
              <table:table-cell office:value-type="string">
                <text:p>1800</text:p>
                <draw:g>
                  <svg:desc>'Test Ratio 0.3'.B14:'Test Ratio 0.3'.B14</svg:desc>
                </draw:g>
              </table:table-cell>
              <table:table-cell office:value-type="float" office:value="NaN">
                <text:p>NaN</text:p>
                <draw:g>
                  <svg:desc>'Test Ratio 0.3'.C14:'Test Ratio 0.3'.G1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21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22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15.986cm" svg:height="8.996cm" xlink:href=".." xlink:type="simple" chart:class="chart:bar" chart:style-name="ch1">
        <chart:title svg:x="3.121cm" svg:y="0.315cm" chart:style-name="ch2">
          <text:p>Occupancy sensing accuracy vs labeling period</text:p>
        </chart:title>
        <chart:subtitle svg:x="6.485cm" svg:y="1.3cm" chart:style-name="ch3">
          <text:p>with test ratio 0.9</text:p>
        </chart:subtitle>
        <chart:legend chart:legend-position="end" svg:x="14.455cm" svg:y="1.508cm" style:legend-expansion="high" chart:style-name="ch4"/>
        <chart:plot-area chart:style-name="ch5" table:cell-range-address="'Test Ratio 0.9'.B2:'Test Ratio 0.9'.G14" chart:data-source-has-labels="both" svg:x="1.313cm" svg:y="2.152cm" svg:width="12.823cm" svg:height="5.701cm">
          <chartooo:coordinate-region svg:x="2.252cm" svg:y="2.348cm" svg:width="11.884cm" svg:height="4.867cm"/>
          <chart:axis chart:dimension="x" chart:name="primary-x" chart:style-name="ch6" chartooo:axis-type="auto">
            <chartooo:date-scale/>
            <chart:title svg:x="5.48cm" svg:y="8.033cm" chart:style-name="ch7">
              <text:p>Labeling period / feature length</text:p>
            </chart:title>
            <chart:categories table:cell-range-address="'Test Ratio 0.9'.C2:'Test Ratio 0.9'.G2"/>
          </chart:axis>
          <chart:axis chart:dimension="y" chart:name="primary-y" chart:style-name="ch8">
            <chart:title svg:x="0.451cm" svg:y="5.703cm" chart:style-name="ch9">
              <text:p>Accuracy</text:p>
            </chart:title>
            <chart:grid chart:style-name="ch10" chart:class="major"/>
          </chart:axis>
          <chart:series chart:style-name="ch11" chart:values-cell-range-address="'Test Ratio 0.9'.C3:'Test Ratio 0.9'.G3" chart:label-cell-address="'Test Ratio 0.9'.B3:'Test Ratio 0.9'.B3" chart:class="chart:bar">
            <chart:data-point chart:repeated="5"/>
          </chart:series>
          <chart:series chart:style-name="ch12" chart:values-cell-range-address="'Test Ratio 0.9'.C4:'Test Ratio 0.9'.G4" chart:label-cell-address="'Test Ratio 0.9'.B4:'Test Ratio 0.9'.B4" chart:class="chart:bar">
            <chart:data-point chart:repeated="5"/>
          </chart:series>
          <chart:series chart:style-name="ch13" chart:values-cell-range-address="'Test Ratio 0.9'.C5:'Test Ratio 0.9'.G5" chart:label-cell-address="'Test Ratio 0.9'.B5:'Test Ratio 0.9'.B5" chart:class="chart:bar">
            <chart:data-point chart:repeated="5"/>
          </chart:series>
          <chart:series chart:style-name="ch14" chart:values-cell-range-address="'Test Ratio 0.9'.C6:'Test Ratio 0.9'.G6" chart:label-cell-address="'Test Ratio 0.9'.B6:'Test Ratio 0.9'.B6" chart:class="chart:bar">
            <chart:data-point chart:repeated="5"/>
          </chart:series>
          <chart:series chart:style-name="ch15" chart:values-cell-range-address="'Test Ratio 0.9'.C7:'Test Ratio 0.9'.G7" chart:label-cell-address="'Test Ratio 0.9'.B7:'Test Ratio 0.9'.B7" chart:class="chart:bar">
            <chart:data-point chart:repeated="5"/>
          </chart:series>
          <chart:series chart:style-name="ch16" chart:values-cell-range-address="'Test Ratio 0.9'.C8:'Test Ratio 0.9'.G8" chart:label-cell-address="'Test Ratio 0.9'.B8:'Test Ratio 0.9'.B8" chart:class="chart:bar">
            <chart:data-point chart:repeated="5"/>
          </chart:series>
          <chart:series chart:style-name="ch17" chart:values-cell-range-address="'Test Ratio 0.9'.C9:'Test Ratio 0.9'.G9" chart:label-cell-address="'Test Ratio 0.9'.B9:'Test Ratio 0.9'.B9" chart:class="chart:bar">
            <chart:data-point chart:repeated="5"/>
          </chart:series>
          <chart:series chart:style-name="ch18" chart:values-cell-range-address="'Test Ratio 0.9'.C10:'Test Ratio 0.9'.G10" chart:label-cell-address="'Test Ratio 0.9'.B10:'Test Ratio 0.9'.B10" chart:class="chart:bar">
            <chart:data-point chart:repeated="5"/>
          </chart:series>
          <chart:series chart:style-name="ch19" chart:values-cell-range-address="'Test Ratio 0.9'.C11:'Test Ratio 0.9'.G11" chart:label-cell-address="'Test Ratio 0.9'.B11:'Test Ratio 0.9'.B11" chart:class="chart:bar">
            <chart:data-point chart:repeated="5"/>
          </chart:series>
          <chart:series chart:style-name="ch20" chart:values-cell-range-address="'Test Ratio 0.9'.C12:'Test Ratio 0.9'.G12" chart:label-cell-address="'Test Ratio 0.9'.B12:'Test Ratio 0.9'.B12" chart:class="chart:bar">
            <chart:data-point chart:repeated="5"/>
          </chart:series>
          <chart:series chart:style-name="ch21" chart:values-cell-range-address="'Test Ratio 0.9'.C13:'Test Ratio 0.9'.G13" chart:label-cell-address="'Test Ratio 0.9'.B13:'Test Ratio 0.9'.B13" chart:class="chart:bar">
            <chart:data-point chart:repeated="5"/>
          </chart:series>
          <chart:series chart:style-name="ch22" chart:values-cell-range-address="'Test Ratio 0.9'.C14:'Test Ratio 0.9'.G14" chart:label-cell-address="'Test Ratio 0.9'.B14:'Test Ratio 0.9'.B14" chart:class="chart:bar">
            <chart:data-point chart:repeated="5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300">
                <text:p>300</text:p>
                <draw:g>
                  <svg:desc>'Test Ratio 0.9'.C2:'Test Ratio 0.9'.G2</svg:desc>
                </draw:g>
              </table:table-cell>
              <table:table-cell office:value-type="float" office:value="600">
                <text:p>600</text:p>
              </table:table-cell>
              <table:table-cell office:value-type="float" office:value="900">
                <text:p>900</text:p>
              </table:table-cell>
              <table:table-cell office:value-type="float" office:value="1800">
                <text:p>1800</text:p>
              </table:table-cell>
              <table:table-cell office:value-type="float" office:value="3600">
                <text:p>360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'Test Ratio 0.9'.B3:'Test Ratio 0.9'.B3</svg:desc>
                </draw:g>
              </table:table-cell>
              <table:table-cell office:value-type="float" office:value="0.655908325047">
                <text:p>0.655908325047</text:p>
                <draw:g>
                  <svg:desc>'Test Ratio 0.9'.C3:'Test Ratio 0.9'.G3</svg:desc>
                </draw:g>
              </table:table-cell>
              <table:table-cell office:value-type="float" office:value="0.606468475154">
                <text:p>0.606468475154</text:p>
              </table:table-cell>
              <table:table-cell office:value-type="float" office:value="0.603872087009">
                <text:p>0.603872087009</text:p>
              </table:table-cell>
              <table:table-cell office:value-type="float" office:value="0.606339346917">
                <text:p>0.606339346917</text:p>
              </table:table-cell>
              <table:table-cell office:value-type="float" office:value="0.605436182969">
                <text:p>0.605436182969</text:p>
              </table:table-cell>
            </table:table-row>
            <table:table-row>
              <table:table-cell office:value-type="string">
                <text:p>2</text:p>
                <draw:g>
                  <svg:desc>'Test Ratio 0.9'.B4:'Test Ratio 0.9'.B4</svg:desc>
                </draw:g>
              </table:table-cell>
              <table:table-cell office:value-type="float" office:value="0.603819589517">
                <text:p>0.603819589517</text:p>
                <draw:g>
                  <svg:desc>'Test Ratio 0.9'.C4:'Test Ratio 0.9'.G4</svg:desc>
                </draw:g>
              </table:table-cell>
              <table:table-cell office:value-type="float" office:value="0.605859280962">
                <text:p>0.605859280962</text:p>
              </table:table-cell>
              <table:table-cell office:value-type="float" office:value="0.604100566248">
                <text:p>0.604100566248</text:p>
              </table:table-cell>
              <table:table-cell office:value-type="float" office:value="0.606339346917">
                <text:p>0.606339346917</text:p>
              </table:table-cell>
              <table:table-cell office:value-type="float" office:value="0.605436182969">
                <text:p>0.605436182969</text:p>
              </table:table-cell>
            </table:table-row>
            <table:table-row>
              <table:table-cell office:value-type="string">
                <text:p>3</text:p>
                <draw:g>
                  <svg:desc>'Test Ratio 0.9'.B5:'Test Ratio 0.9'.B5</svg:desc>
                </draw:g>
              </table:table-cell>
              <table:table-cell office:value-type="float" office:value="0.603850918948">
                <text:p>0.603850918948</text:p>
                <draw:g>
                  <svg:desc>'Test Ratio 0.9'.C5:'Test Ratio 0.9'.G5</svg:desc>
                </draw:g>
              </table:table-cell>
              <table:table-cell office:value-type="float" office:value="0.605859280962">
                <text:p>0.605859280962</text:p>
              </table:table-cell>
              <table:table-cell office:value-type="float" office:value="0.604100566248">
                <text:p>0.604100566248</text:p>
              </table:table-cell>
              <table:table-cell office:value-type="float" office:value="0.606339346917">
                <text:p>0.606339346917</text:p>
              </table:table-cell>
              <table:table-cell office:value-type="float" office:value="0.605436182969">
                <text:p>0.605436182969</text:p>
              </table:table-cell>
            </table:table-row>
            <table:table-row>
              <table:table-cell office:value-type="string">
                <text:p>4</text:p>
                <draw:g>
                  <svg:desc>'Test Ratio 0.9'.B6:'Test Ratio 0.9'.B6</svg:desc>
                </draw:g>
              </table:table-cell>
              <table:table-cell office:value-type="float" office:value="0.603850918948">
                <text:p>0.603850918948</text:p>
                <draw:g>
                  <svg:desc>'Test Ratio 0.9'.C6:'Test Ratio 0.9'.G6</svg:desc>
                </draw:g>
              </table:table-cell>
              <table:table-cell office:value-type="float" office:value="0.605859280962">
                <text:p>0.605859280962</text:p>
              </table:table-cell>
              <table:table-cell office:value-type="float" office:value="0.604100566248">
                <text:p>0.604100566248</text:p>
              </table:table-cell>
              <table:table-cell office:value-type="float" office:value="0.606339346917">
                <text:p>0.606339346917</text:p>
              </table:table-cell>
              <table:table-cell office:value-type="float" office:value="0.605436182969">
                <text:p>0.605436182969</text:p>
              </table:table-cell>
            </table:table-row>
            <table:table-row>
              <table:table-cell office:value-type="string">
                <text:p>5</text:p>
                <draw:g>
                  <svg:desc>'Test Ratio 0.9'.B7:'Test Ratio 0.9'.B7</svg:desc>
                </draw:g>
              </table:table-cell>
              <table:table-cell office:value-type="float" office:value="0.603850918948">
                <text:p>0.603850918948</text:p>
                <draw:g>
                  <svg:desc>'Test Ratio 0.9'.C7:'Test Ratio 0.9'.G7</svg:desc>
                </draw:g>
              </table:table-cell>
              <table:table-cell office:value-type="float" office:value="0.605859280962">
                <text:p>0.605859280962</text:p>
              </table:table-cell>
              <table:table-cell office:value-type="float" office:value="0.604100566248">
                <text:p>0.604100566248</text:p>
              </table:table-cell>
              <table:table-cell office:value-type="float" office:value="0.606339346917">
                <text:p>0.606339346917</text:p>
              </table:table-cell>
              <table:table-cell office:value-type="float" office:value="0.605436182969">
                <text:p>0.605436182969</text:p>
              </table:table-cell>
            </table:table-row>
            <table:table-row>
              <table:table-cell office:value-type="string">
                <text:p>10</text:p>
                <draw:g>
                  <svg:desc>'Test Ratio 0.9'.B8:'Test Ratio 0.9'.B8</svg:desc>
                </draw:g>
              </table:table-cell>
              <table:table-cell office:value-type="float" office:value="0.603850918948">
                <text:p>0.603850918948</text:p>
                <draw:g>
                  <svg:desc>'Test Ratio 0.9'.C8:'Test Ratio 0.9'.G8</svg:desc>
                </draw:g>
              </table:table-cell>
              <table:table-cell office:value-type="float" office:value="0.605859280962">
                <text:p>0.605859280962</text:p>
              </table:table-cell>
              <table:table-cell office:value-type="float" office:value="0.604100566248">
                <text:p>0.604100566248</text:p>
              </table:table-cell>
              <table:table-cell office:value-type="float" office:value="0.606339346917">
                <text:p>0.606339346917</text:p>
              </table:table-cell>
              <table:table-cell office:value-type="float" office:value="0.605436182969">
                <text:p>0.605436182969</text:p>
              </table:table-cell>
            </table:table-row>
            <table:table-row>
              <table:table-cell office:value-type="string">
                <text:p>30</text:p>
                <draw:g>
                  <svg:desc>'Test Ratio 0.9'.B9:'Test Ratio 0.9'.B9</svg:desc>
                </draw:g>
              </table:table-cell>
              <table:table-cell office:value-type="float" office:value="0.603850918948">
                <text:p>0.603850918948</text:p>
                <draw:g>
                  <svg:desc>'Test Ratio 0.9'.C9:'Test Ratio 0.9'.G9</svg:desc>
                </draw:g>
              </table:table-cell>
              <table:table-cell office:value-type="float" office:value="0.605859280962">
                <text:p>0.605859280962</text:p>
              </table:table-cell>
              <table:table-cell office:value-type="float" office:value="0.604100566248">
                <text:p>0.604100566248</text:p>
              </table:table-cell>
              <table:table-cell office:value-type="float" office:value="0.606339346917">
                <text:p>0.606339346917</text:p>
              </table:table-cell>
              <table:table-cell office:value-type="float" office:value="0.605436182969">
                <text:p>0.605436182969</text:p>
              </table:table-cell>
            </table:table-row>
            <table:table-row>
              <table:table-cell office:value-type="string">
                <text:p>60</text:p>
                <draw:g>
                  <svg:desc>'Test Ratio 0.9'.B10:'Test Ratio 0.9'.B10</svg:desc>
                </draw:g>
              </table:table-cell>
              <table:table-cell office:value-type="float" office:value="0.603850918948">
                <text:p>0.603850918948</text:p>
                <draw:g>
                  <svg:desc>'Test Ratio 0.9'.C10:'Test Ratio 0.9'.G10</svg:desc>
                </draw:g>
              </table:table-cell>
              <table:table-cell office:value-type="float" office:value="0.605859280962">
                <text:p>0.605859280962</text:p>
              </table:table-cell>
              <table:table-cell office:value-type="float" office:value="0.604100566248">
                <text:p>0.604100566248</text:p>
              </table:table-cell>
              <table:table-cell office:value-type="float" office:value="0.606339346917">
                <text:p>0.606339346917</text:p>
              </table:table-cell>
              <table:table-cell office:value-type="float" office:value="0.605436182969">
                <text:p>0.605436182969</text:p>
              </table:table-cell>
            </table:table-row>
            <table:table-row>
              <table:table-cell office:value-type="string">
                <text:p>300</text:p>
                <draw:g>
                  <svg:desc>'Test Ratio 0.9'.B11:'Test Ratio 0.9'.B11</svg:desc>
                </draw:g>
              </table:table-cell>
              <table:table-cell office:value-type="float" office:value="NaN">
                <text:p>NaN</text:p>
                <draw:g>
                  <svg:desc>'Test Ratio 0.9'.C11:'Test Ratio 0.9'.G1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06339346917">
                <text:p>0.606339346917</text:p>
              </table:table-cell>
              <table:table-cell office:value-type="float" office:value="0.605436182969">
                <text:p>0.605436182969</text:p>
              </table:table-cell>
            </table:table-row>
            <table:table-row>
              <table:table-cell office:value-type="string">
                <text:p>600</text:p>
                <draw:g>
                  <svg:desc>'Test Ratio 0.9'.B12:'Test Ratio 0.9'.B12</svg:desc>
                </draw:g>
              </table:table-cell>
              <table:table-cell office:value-type="float" office:value="NaN">
                <text:p>NaN</text:p>
                <draw:g>
                  <svg:desc>'Test Ratio 0.9'.C12:'Test Ratio 0.9'.G1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05436182969">
                <text:p>0.605436182969</text:p>
              </table:table-cell>
            </table:table-row>
            <table:table-row>
              <table:table-cell office:value-type="string">
                <text:p>900</text:p>
                <draw:g>
                  <svg:desc>'Test Ratio 0.9'.B13:'Test Ratio 0.9'.B13</svg:desc>
                </draw:g>
              </table:table-cell>
              <table:table-cell office:value-type="float" office:value="NaN">
                <text:p>NaN</text:p>
                <draw:g>
                  <svg:desc>'Test Ratio 0.9'.C13:'Test Ratio 0.9'.G1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05436182969">
                <text:p>0.605436182969</text:p>
              </table:table-cell>
            </table:table-row>
            <table:table-row>
              <table:table-cell office:value-type="string">
                <text:p>1800</text:p>
                <draw:g>
                  <svg:desc>'Test Ratio 0.9'.B14:'Test Ratio 0.9'.B14</svg:desc>
                </draw:g>
              </table:table-cell>
              <table:table-cell office:value-type="float" office:value="NaN">
                <text:p>NaN</text:p>
                <draw:g>
                  <svg:desc>'Test Ratio 0.9'.C14:'Test Ratio 0.9'.G1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